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modern" style:font-pitch="fixed" svg:panose-1="2 2 6 9 4 2 5 8 3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Mangal" svg:font-family="Mangal" style:font-family-generic="roman" style:font-pitch="variable" svg:panose-1="0 0 4 0 0 0 0 0 0 0"/>
    <style:font-face style:name="American Typewriter" svg:font-family="American Typewriter" style:font-family-generic="modern" style:font-pitch="variable"/>
    <style:font-face style:name="Yu Mincho" svg:font-family="Yu Mincho" style:font-family-generic="roman" style:font-pitch="variable" svg:panose-1="2 2 4 0 0 0 0 0 0 0"/>
    <style:font-face style:name="DengXian" svg:font-family="DengXian" style:font-family-generic="system" style:font-pitch="variable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merican Typewriter"/>
    </style:style>
    <style:style style:name="TableColumn3" style:family="table-column">
      <style:table-column-properties style:column-width="3.4625in" style:use-optimal-column-width="false"/>
    </style:style>
    <style:style style:name="TableColumn4" style:family="table-column">
      <style:table-column-properties style:column-width="3.4625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  <style:text-properties style:font-name="American Typewriter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  <style:text-properties style:font-name="American Typewrite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American Typewriter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Car.predefinitoparagrafo" style:family="text">
      <style:text-properties style:font-name="American Typewriter" fo:color="#202122" fo:language="ja" fo:country="JP"/>
    </style:style>
    <style:style style:name="T16" style:parent-style-name="Car.predefinitoparagrafo" style:family="text">
      <style:text-properties style:font-name="American Typewriter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American Typewriter" fo:color="#212121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style:font-name="American Typewri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American Typewriter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American Typewriter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American Typewriter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American Typewri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American Typewriter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American Typewriter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American Typewriter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American Typewriter"/>
    </style:style>
    <style:style style:name="P42" style:parent-style-name="Standard" style:family="paragraph">
      <style:paragraph-properties fo:text-align="center"/>
      <style:text-properties style:font-name="American Typewriter"/>
    </style:style>
    <style:style style:name="P43" style:parent-style-name="Standard" style:family="paragraph">
      <style:paragraph-properties fo:text-align="center"/>
      <style:text-properties style:font-name="American Typewriter"/>
    </style:style>
    <style:style style:name="TableColumn45" style:family="table-column">
      <style:table-column-properties style:column-width="3.4625in" style:use-optimal-column-width="false"/>
    </style:style>
    <style:style style:name="TableColumn46" style:family="table-column">
      <style:table-column-properties style:column-width="3.4625in" style:use-optimal-column-width="false"/>
    </style:style>
    <style:style style:name="Table44" style:family="table">
      <style:table-properties style:width="6.925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American Typewriter"/>
    </style:style>
    <style:style style:name="TableCell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American Typewriter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American Typewriter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American Typewriter" fo:color="#222222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American Typewriter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American Typewriter" fo:color="#222222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American Typewriter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American Typewriter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American Typewriter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American Typewriter" fo:color="#202122" fo:language="ja" fo:country="JP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American Typewriter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American Typewriter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American Typewriter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82" style:parent-style-name="Car.predefinitoparagrafo" style:family="text">
      <style:text-properties style:font-name="American Typewriter"/>
    </style:style>
    <style:style style:name="T83" style:parent-style-name="Car.predefinitoparagrafo" style:family="text">
      <style:text-properties style:font-name="American Typewriter" fo:color="#202122" fo:language="ja" fo:country="JP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American Typewriter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American Typewriter"/>
    </style:style>
    <style:style style:name="P89" style:parent-style-name="Standard" style:family="paragraph">
      <style:paragraph-properties fo:text-align="center"/>
      <style:text-properties style:font-name="American Typewriter"/>
    </style:style>
    <style:style style:name="P90" style:parent-style-name="Standard" style:family="paragraph">
      <style:paragraph-properties fo:text-align="center"/>
      <style:text-properties style:font-name="American Typewriter"/>
    </style:style>
    <style:style style:name="TableColumn92" style:family="table-column">
      <style:table-column-properties style:column-width="3.4625in" style:use-optimal-column-width="false"/>
    </style:style>
    <style:style style:name="TableColumn93" style:family="table-column">
      <style:table-column-properties style:column-width="3.4625in" style:use-optimal-column-width="false"/>
    </style:style>
    <style:style style:name="Table91" style:family="table">
      <style:table-properties style:width="6.925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American Typewriter"/>
    </style:style>
    <style:style style:name="TableCell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American Typewriter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American Typewriter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American Typewriter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American Typewriter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American Typewriter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American Typewriter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American Typewriter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American Typewriter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American Typewriter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American Typewriter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124" style:parent-style-name="Car.predefinitoparagrafo" style:family="text">
      <style:text-properties style:font-name="American Typewriter"/>
    </style:style>
    <style:style style:name="T125" style:parent-style-name="Car.predefinitoparagrafo" style:family="text">
      <style:text-properties style:font-name="American Typewriter" fo:color="#222222"/>
    </style:style>
    <style:style style:name="T126" style:parent-style-name="Car.predefinitoparagrafo" style:family="text">
      <style:text-properties style:font-name="American Typewriter"/>
    </style:style>
    <style:style style:name="P127" style:parent-style-name="Standard" style:family="paragraph">
      <style:paragraph-properties fo:text-align="center"/>
      <style:text-properties style:font-name="American Typewriter"/>
    </style:style>
    <style:style style:name="P128" style:parent-style-name="Standard" style:family="paragraph">
      <style:paragraph-properties fo:text-align="center"/>
      <style:text-properties style:font-name="American Typewriter"/>
    </style:style>
    <style:style style:name="TableColumn130" style:family="table-column">
      <style:table-column-properties style:column-width="3.4625in" style:use-optimal-column-width="false"/>
    </style:style>
    <style:style style:name="TableColumn131" style:family="table-column">
      <style:table-column-properties style:column-width="3.4625in" style:use-optimal-column-width="false"/>
    </style:style>
    <style:style style:name="Table129" style:family="table">
      <style:table-properties style:width="6.925in" fo:margin-left="0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American Typewriter"/>
    </style:style>
    <style:style style:name="TableCell1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American Typewriter" fo:color="#202122" fo:language="ja" fo:country="JP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American Typewriter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American Typewriter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American Typewriter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American Typewriter" fo:color="#202122" fo:language="ja" fo:country="JP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American Typewriter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American Typewriter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American Typewriter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American Typewriter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American Typewriter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American Typewriter"/>
    </style:style>
    <style:style style:name="P162" style:parent-style-name="TableContents" style:family="paragraph">
      <style:paragraph-properties fo:text-align="center"/>
      <style:text-properties style:font-name="American Typewriter" fo:color="#222222"/>
    </style:style>
    <style:style style:name="P163" style:parent-style-name="TableContents" style:family="paragraph">
      <style:paragraph-properties fo:text-align="center"/>
      <style:text-properties style:font-name="American Typewriter" fo:color="#222222"/>
    </style:style>
    <style:style style:name="P164" style:parent-style-name="TableContents" style:family="paragraph">
      <style:paragraph-properties fo:text-align="center"/>
      <style:text-properties style:font-name="American Typewriter" fo:color="#222222"/>
    </style:style>
    <style:style style:name="P165" style:parent-style-name="TableContents" style:family="paragraph">
      <style:paragraph-properties fo:text-align="center"/>
      <style:text-properties style:font-name="American Typewriter" fo:color="#222222"/>
    </style:style>
    <style:style style:name="P166" style:parent-style-name="TableContents" style:family="paragraph">
      <style:paragraph-properties fo:text-align="center"/>
      <style:text-properties style:font-name="American Typewriter" fo:color="#222222"/>
    </style:style>
    <style:style style:name="P167" style:parent-style-name="TableContents" style:family="paragraph">
      <style:paragraph-properties fo:text-align="center"/>
      <style:text-properties style:font-name="American Typewriter" fo:color="#222222"/>
    </style:style>
    <style:style style:name="P168" style:parent-style-name="TableContents" style:family="paragraph">
      <style:paragraph-properties fo:text-align="center"/>
      <style:text-properties style:font-name="American Typewriter" fo:color="#222222"/>
    </style:style>
    <style:style style:name="P169" style:parent-style-name="TableContents" style:family="paragraph">
      <style:paragraph-properties fo:text-align="center"/>
      <style:text-properties style:font-name="American Typewriter" fo:color="#222222"/>
    </style:style>
    <style:style style:name="P170" style:parent-style-name="TableContents" style:family="paragraph">
      <style:paragraph-properties fo:text-align="center"/>
      <style:text-properties style:font-name="American Typewriter" fo:color="#222222"/>
    </style:style>
    <style:style style:name="P171" style:parent-style-name="TableContents" style:family="paragraph">
      <style:paragraph-properties fo:text-align="center"/>
      <style:text-properties style:font-name="American Typewriter" fo:color="#222222"/>
    </style:style>
    <style:style style:name="P172" style:parent-style-name="TableContents" style:family="paragraph">
      <style:paragraph-properties fo:text-align="center"/>
      <style:text-properties style:font-name="American Typewriter" fo:color="#222222"/>
    </style:style>
    <style:style style:name="P173" style:parent-style-name="TableContents" style:family="paragraph">
      <style:paragraph-properties fo:text-align="center"/>
      <style:text-properties style:font-name="American Typewriter" fo:color="#222222"/>
    </style:style>
    <style:style style:name="P174" style:parent-style-name="TableContents" style:family="paragraph">
      <style:paragraph-properties fo:text-align="center"/>
      <style:text-properties style:font-name="American Typewriter" fo:color="#222222"/>
    </style:style>
    <style:style style:name="P175" style:parent-style-name="TableContents" style:family="paragraph">
      <style:paragraph-properties fo:text-align="center"/>
      <style:text-properties style:font-name="American Typewriter" fo:color="#000000"/>
    </style:style>
    <style:style style:name="P176" style:parent-style-name="TableContents" style:family="paragraph">
      <style:paragraph-properties fo:text-align="center"/>
      <style:text-properties style:font-name="American Typewriter" fo:color="#222222"/>
    </style:style>
    <style:style style:name="P177" style:parent-style-name="TableContents" style:family="paragraph">
      <style:paragraph-properties fo:text-align="center"/>
      <style:text-properties style:font-name="American Typewriter" fo:color="#222222"/>
    </style:style>
    <style:style style:name="P178" style:parent-style-name="TableContents" style:family="paragraph">
      <style:paragraph-properties fo:text-align="center"/>
      <style:text-properties style:font-name="American Typewriter" fo:color="#222222"/>
    </style:style>
    <style:style style:name="P179" style:parent-style-name="TableContents" style:family="paragraph">
      <style:paragraph-properties fo:text-align="center"/>
      <style:text-properties style:font-name="American Typewriter" fo:color="#222222"/>
    </style:style>
    <style:style style:name="P180" style:parent-style-name="TableContents" style:family="paragraph">
      <style:paragraph-properties fo:text-align="center"/>
      <style:text-properties style:font-name="American Typewriter" fo:color="#222222"/>
    </style:style>
    <style:style style:name="P181" style:parent-style-name="TableContents" style:family="paragraph">
      <style:paragraph-properties fo:text-align="center"/>
      <style:text-properties style:font-name="American Typewriter" fo:color="#222222"/>
    </style:style>
    <style:style style:name="P182" style:parent-style-name="TableContents" style:family="paragraph">
      <style:paragraph-properties fo:text-align="center"/>
      <style:text-properties style:font-name="American Typewriter" fo:color="#222222"/>
    </style:style>
    <style:style style:name="P183" style:parent-style-name="TableContents" style:family="paragraph">
      <style:paragraph-properties fo:text-align="center"/>
    </style:style>
    <style:style style:name="T184" style:parent-style-name="Car.predefinitoparagrafo" style:family="text">
      <style:text-properties style:font-name="American Typewriter" fo:color="#222222"/>
    </style:style>
    <style:style style:name="P185" style:parent-style-name="TableContents" style:family="paragraph">
      <style:paragraph-properties fo:text-align="center"/>
      <style:text-properties style:font-name="American Typewriter" fo:color="#222222"/>
    </style:style>
    <style:style style:name="P186" style:parent-style-name="TableContents" style:family="paragraph">
      <style:paragraph-properties fo:text-align="center"/>
      <style:text-properties style:font-name="American Typewriter" fo:color="#222222"/>
    </style:style>
    <style:style style:name="P187" style:parent-style-name="TableContents" style:family="paragraph">
      <style:paragraph-properties fo:text-align="center"/>
      <style:text-properties style:font-name="American Typewriter" fo:color="#222222"/>
    </style:style>
    <style:style style:name="P188" style:parent-style-name="TableContents" style:family="paragraph">
      <style:paragraph-properties fo:text-align="center"/>
      <style:text-properties style:font-name="American Typewriter" fo:color="#222222"/>
    </style:style>
    <style:style style:name="P189" style:parent-style-name="TableContents" style:family="paragraph">
      <style:paragraph-properties fo:text-align="center"/>
      <style:text-properties style:font-name="American Typewriter" fo:color="#222222"/>
    </style:style>
    <style:style style:name="P190" style:parent-style-name="TableContents" style:family="paragraph">
      <style:paragraph-properties fo:text-align="center"/>
      <style:text-properties style:font-name="American Typewriter" fo:color="#222222"/>
    </style:style>
    <style:style style:name="P191" style:parent-style-name="TableContents" style:family="paragraph">
      <style:paragraph-properties fo:text-align="center"/>
      <style:text-properties style:font-name="American Typewriter" fo:color="#222222"/>
    </style:style>
    <style:style style:name="P192" style:parent-style-name="TableContents" style:family="paragraph">
      <style:paragraph-properties fo:text-align="center"/>
      <style:text-properties style:font-name="American Typewriter" fo:color="#222222"/>
    </style:style>
    <style:style style:name="P193" style:parent-style-name="TableContents" style:family="paragraph">
      <style:paragraph-properties fo:text-align="center"/>
    </style:style>
    <style:style style:name="T194" style:parent-style-name="Car.predefinitoparagrafo" style:family="text">
      <style:text-properties style:font-name="American Typewriter" fo:color="#222222"/>
    </style:style>
    <style:style style:name="P195" style:parent-style-name="TableContents" style:family="paragraph">
      <style:paragraph-properties fo:text-align="center"/>
      <style:text-properties style:font-name="American Typewriter" fo:color="#222222"/>
    </style:style>
    <style:style style:name="P196" style:parent-style-name="TableContents" style:family="paragraph">
      <style:paragraph-properties fo:text-align="center"/>
      <style:text-properties style:font-name="American Typewriter" fo:color="#222222"/>
    </style:style>
    <style:style style:name="P197" style:parent-style-name="TableContents" style:family="paragraph">
      <style:paragraph-properties fo:text-align="center"/>
      <style:text-properties style:font-name="American Typewriter" fo:color="#222222"/>
    </style:style>
    <style:style style:name="P198" style:parent-style-name="TableContents" style:family="paragraph">
      <style:paragraph-properties fo:text-align="center"/>
      <style:text-properties style:font-name="American Typewriter" fo:color="#222222"/>
    </style:style>
    <style:style style:name="P199" style:parent-style-name="TableContents" style:family="paragraph">
      <style:paragraph-properties fo:text-align="center"/>
      <style:text-properties style:font-name="American Typewriter" fo:color="#222222"/>
    </style:style>
    <style:style style:name="P200" style:parent-style-name="TableContents" style:family="paragraph">
      <style:paragraph-properties fo:text-align="center"/>
      <style:text-properties style:font-name="American Typewriter" fo:color="#222222"/>
    </style:style>
    <style:style style:name="P201" style:parent-style-name="TableContents" style:family="paragraph">
      <style:paragraph-properties fo:text-align="center"/>
      <style:text-properties style:font-name="American Typewriter" fo:color="#222222"/>
    </style:style>
    <style:style style:name="P202" style:parent-style-name="TableContents" style:family="paragraph">
      <style:paragraph-properties fo:text-align="center"/>
      <style:text-properties style:font-name="American Typewriter" fo:color="#222222"/>
    </style:style>
    <style:style style:name="P203" style:parent-style-name="TableContents" style:family="paragraph">
      <style:paragraph-properties fo:text-align="center"/>
      <style:text-properties style:font-name="American Typewriter" fo:color="#222222"/>
    </style:style>
    <style:style style:name="P204" style:parent-style-name="TableContents" style:family="paragraph">
      <style:paragraph-properties fo:text-align="center"/>
      <style:text-properties style:font-name="American Typewriter" fo:color="#222222"/>
    </style:style>
    <style:style style:name="P205" style:parent-style-name="TableContents" style:family="paragraph">
      <style:paragraph-properties fo:text-align="center"/>
      <style:text-properties style:font-name="American Typewriter" fo:color="#222222"/>
    </style:style>
    <style:style style:name="P206" style:parent-style-name="TableContents" style:family="paragraph">
      <style:paragraph-properties fo:text-align="center"/>
      <style:text-properties style:font-name="American Typewriter" fo:color="#222222"/>
    </style:style>
    <style:style style:name="P207" style:parent-style-name="TableContents" style:family="paragraph">
      <style:paragraph-properties fo:text-align="center"/>
      <style:text-properties style:font-name="American Typewriter" fo:color="#222222"/>
    </style:style>
    <style:style style:name="P208" style:parent-style-name="TableContents" style:family="paragraph">
      <style:paragraph-properties fo:text-align="center"/>
      <style:text-properties style:font-name="American Typewriter" fo:color="#222222"/>
    </style:style>
    <style:style style:name="P209" style:parent-style-name="TableContents" style:family="paragraph">
      <style:paragraph-properties fo:text-align="center"/>
      <style:text-properties style:font-name="American Typewriter" fo:color="#222222"/>
    </style:style>
    <style:style style:name="P210" style:parent-style-name="TableContents" style:family="paragraph">
      <style:paragraph-properties fo:text-align="center"/>
      <style:text-properties style:font-name="American Typewriter" fo:color="#222222"/>
    </style:style>
    <style:style style:name="P211" style:parent-style-name="TableContents" style:family="paragraph">
      <style:paragraph-properties fo:text-align="center"/>
      <style:text-properties style:font-name="American Typewriter" fo:color="#222222"/>
    </style:style>
    <style:style style:name="P212" style:parent-style-name="TableContents" style:family="paragraph">
      <style:paragraph-properties fo:text-align="center"/>
      <style:text-properties style:font-name="American Typewriter" fo:color="#222222"/>
    </style:style>
    <style:style style:name="P213" style:parent-style-name="TableContents" style:family="paragraph">
      <style:paragraph-properties fo:text-align="center"/>
      <style:text-properties style:font-name="American Typewriter" fo:color="#222222"/>
    </style:style>
    <style:style style:name="P214" style:parent-style-name="TableContents" style:family="paragraph">
      <style:paragraph-properties fo:text-align="center"/>
      <style:text-properties style:font-name="American Typewriter" fo:color="#222222"/>
    </style:style>
    <style:style style:name="P215" style:parent-style-name="TableContents" style:family="paragraph">
      <style:paragraph-properties fo:text-align="center"/>
      <style:text-properties style:font-name="American Typewriter" fo:color="#222222"/>
    </style:style>
    <style:style style:name="P216" style:parent-style-name="TableContents" style:family="paragraph">
      <style:paragraph-properties fo:text-align="center"/>
      <style:text-properties style:font-name="American Typewriter" fo:color="#222222"/>
    </style:style>
    <style:style style:name="P217" style:parent-style-name="TableContents" style:family="paragraph">
      <style:paragraph-properties fo:text-align="center"/>
      <style:text-properties style:font-name="American Typewriter" fo:color="#222222"/>
    </style:style>
    <style:style style:name="P218" style:parent-style-name="TableContents" style:family="paragraph">
      <style:paragraph-properties fo:text-align="center"/>
      <style:text-properties style:font-name="American Typewriter" fo:color="#222222"/>
    </style:style>
    <style:style style:name="P219" style:parent-style-name="TableContents" style:family="paragraph">
      <style:paragraph-properties fo:text-align="center"/>
      <style:text-properties style:font-name="American Typewriter" fo:color="#222222"/>
    </style:style>
    <style:style style:name="P220" style:parent-style-name="TableContents" style:family="paragraph">
      <style:paragraph-properties fo:text-align="center"/>
      <style:text-properties style:font-name="American Typewriter" fo:color="#222222"/>
    </style:style>
    <style:style style:name="P221" style:parent-style-name="TableContents" style:family="paragraph">
      <style:paragraph-properties fo:text-align="center"/>
      <style:text-properties style:font-name="American Typewriter" fo:color="#222222"/>
    </style:style>
    <style:style style:name="P222" style:parent-style-name="TableContents" style:family="paragraph">
      <style:paragraph-properties fo:text-align="center"/>
      <style:text-properties style:font-name="American Typewriter" fo:color="#222222"/>
    </style:style>
    <style:style style:name="P223" style:parent-style-name="TableContents" style:family="paragraph">
      <style:paragraph-properties fo:text-align="center"/>
      <style:text-properties style:font-name="American Typewriter" fo:color="#222222"/>
    </style:style>
    <style:style style:name="P224" style:parent-style-name="TableContents" style:family="paragraph">
      <style:paragraph-properties fo:text-align="center"/>
      <style:text-properties style:font-name="American Typewriter" fo:color="#222222"/>
    </style:style>
    <style:style style:name="P225" style:parent-style-name="TableContents" style:family="paragraph">
      <style:paragraph-properties fo:text-align="center"/>
      <style:text-properties style:font-name="American Typewriter" fo:color="#222222"/>
    </style:style>
    <style:style style:name="P226" style:parent-style-name="TableContents" style:family="paragraph">
      <style:paragraph-properties fo:text-align="center"/>
      <style:text-properties style:font-name="American Typewriter" fo:color="#222222"/>
    </style:style>
    <style:style style:name="P227" style:parent-style-name="TableContents" style:family="paragraph">
      <style:paragraph-properties fo:text-align="center"/>
      <style:text-properties style:font-name="American Typewriter" fo:color="#222222"/>
    </style:style>
    <style:style style:name="P228" style:parent-style-name="TableContents" style:family="paragraph">
      <style:paragraph-properties fo:text-align="center"/>
      <style:text-properties style:font-name="American Typewriter" fo:color="#222222"/>
    </style:style>
    <style:style style:name="TableColumn230" style:family="table-column">
      <style:table-column-properties style:column-width="3.4625in" style:use-optimal-column-width="false"/>
    </style:style>
    <style:style style:name="TableColumn231" style:family="table-column">
      <style:table-column-properties style:column-width="3.4625in" style:use-optimal-column-width="false"/>
    </style:style>
    <style:style style:name="Table229" style:family="table">
      <style:table-properties style:width="6.925in" fo:margin-left="0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American Typewriter"/>
    </style:style>
    <style:style style:name="TableCell2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American Typewriter"/>
    </style:style>
    <style:style style:name="P237" style:parent-style-name="TableContents" style:family="paragraph">
      <style:paragraph-properties fo:text-align="center"/>
      <style:text-properties style:font-name="American Typewriter" fo:color="#222222"/>
    </style:style>
    <style:style style:name="P238" style:parent-style-name="TableContents" style:family="paragraph">
      <style:paragraph-properties fo:text-align="center"/>
      <style:text-properties style:font-name="American Typewriter" fo:color="#222222"/>
    </style:style>
    <style:style style:name="P239" style:parent-style-name="TableContents" style:family="paragraph">
      <style:paragraph-properties fo:text-align="center"/>
      <style:text-properties style:font-name="American Typewriter" fo:color="#222222"/>
    </style:style>
    <style:style style:name="P240" style:parent-style-name="TableContents" style:family="paragraph">
      <style:paragraph-properties fo:text-align="center"/>
      <style:text-properties style:font-name="American Typewriter" fo:color="#222222"/>
    </style:style>
    <style:style style:name="P241" style:parent-style-name="TableContents" style:family="paragraph">
      <style:paragraph-properties fo:text-align="center"/>
      <style:text-properties style:font-name="American Typewriter" fo:color="#222222"/>
    </style:style>
    <style:style style:name="TableColumn243" style:family="table-column">
      <style:table-column-properties style:column-width="3.4625in" style:use-optimal-column-width="false"/>
    </style:style>
    <style:style style:name="TableColumn244" style:family="table-column">
      <style:table-column-properties style:column-width="3.4625in" style:use-optimal-column-width="false"/>
    </style:style>
    <style:style style:name="Table242" style:family="table">
      <style:table-properties style:width="6.925in" fo:margin-left="0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American Typewriter"/>
    </style:style>
    <style:style style:name="TableCell2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American Typewriter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American Typewriter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American Typewriter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American Typewriter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American Typewriter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American Typewriter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American Typewriter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American Typewriter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American Typewriter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American Typewriter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American Typewriter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American Typewriter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American Typewriter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American Typewriter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American Typewriter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American Typewriter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American Typewriter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American Typewriter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American Typewriter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American Typewriter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American Typewriter"/>
    </style:style>
    <style:style style:name="P300" style:parent-style-name="TableContents" style:family="paragraph">
      <style:paragraph-properties fo:text-align="end"/>
      <style:text-properties style:font-name="American Typewriter" fo:color="#C9211E"/>
    </style:style>
    <style:style style:name="P301" style:parent-style-name="TableContents" style:family="paragraph">
      <style:paragraph-properties fo:text-align="end"/>
    </style:style>
    <style:style style:name="T302" style:parent-style-name="Car.predefinitoparagrafo" style:family="text">
      <style:text-properties style:font-name="American Typewriter" fo:color="#C9211E"/>
    </style:style>
    <style:style style:name="P303" style:parent-style-name="TableContents" style:family="paragraph">
      <style:paragraph-properties fo:text-align="end"/>
      <style:text-properties style:font-name="American Typewriter" fo:color="#C9211E"/>
    </style:style>
    <style:style style:name="P304" style:parent-style-name="TableContents" style:family="paragraph">
      <style:paragraph-properties fo:text-align="center"/>
      <style:text-properties style:font-name="American Typewriter" fo:color="#222222"/>
    </style:style>
    <style:style style:name="TableColumn306" style:family="table-column">
      <style:table-column-properties style:column-width="3.4625in" style:use-optimal-column-width="false"/>
    </style:style>
    <style:style style:name="TableColumn307" style:family="table-column">
      <style:table-column-properties style:column-width="3.4625in" style:use-optimal-column-width="false"/>
    </style:style>
    <style:style style:name="Table305" style:family="table">
      <style:table-properties style:width="6.925in" fo:margin-left="0in" table:align="lef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American Typewriter"/>
    </style:style>
    <style:style style:name="TableCell3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American Typewriter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American Typewriter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American Typewriter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American Typewriter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American Typewriter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American Typewriter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American Typewriter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American Typewriter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American Typewriter"/>
    </style:style>
    <style:style style:name="P336" style:parent-style-name="TableContents" style:family="paragraph">
      <style:paragraph-properties fo:text-align="end"/>
      <style:text-properties style:font-name="American Typewriter" fo:color="#C9211E"/>
    </style:style>
    <style:style style:name="P337" style:parent-style-name="TableContents" style:family="paragraph">
      <style:paragraph-properties fo:text-align="end"/>
      <style:text-properties style:font-name="American Typewriter" fo:color="#C9211E"/>
    </style:style>
    <style:style style:name="P338" style:parent-style-name="TableContents" style:family="paragraph">
      <style:paragraph-properties fo:text-align="center"/>
    </style:style>
    <style:style style:name="T339" style:parent-style-name="Car.predefinitoparagrafo" style:family="text">
      <style:text-properties style:font-name="American Typewriter" fo:color="#222222"/>
    </style:style>
    <style:style style:name="P340" style:parent-style-name="TableContents" style:family="paragraph">
      <style:paragraph-properties fo:text-align="center"/>
      <style:text-properties style:font-name="American Typewriter" fo:color="#222222"/>
    </style:style>
    <style:style style:name="P341" style:parent-style-name="TableContents" style:family="paragraph">
      <style:paragraph-properties fo:text-align="end"/>
      <style:text-properties style:font-name="American Typewriter" fo:color="#C9211E"/>
    </style:style>
    <style:style style:name="P342" style:parent-style-name="TableContents" style:family="paragraph">
      <style:paragraph-properties fo:text-align="end"/>
    </style:style>
    <style:style style:name="T343" style:parent-style-name="Car.predefinitoparagrafo" style:family="text">
      <style:text-properties style:font-name="American Typewriter" fo:color="#C9211E"/>
    </style:style>
    <style:style style:name="P344" style:parent-style-name="TableContents" style:family="paragraph">
      <style:paragraph-properties fo:text-align="end"/>
      <style:text-properties style:font-name="American Typewriter" fo:color="#C9211E"/>
    </style:style>
    <style:style style:name="P345" style:parent-style-name="TableContents" style:family="paragraph">
      <style:paragraph-properties fo:text-align="end"/>
      <style:text-properties style:font-name="American Typewriter" fo:color="#C9211E"/>
    </style:style>
    <style:style style:name="P346" style:parent-style-name="TableContents" style:family="paragraph">
      <style:paragraph-properties fo:text-align="center"/>
      <style:text-properties style:font-name="American Typewriter" fo:color="#222222"/>
    </style:style>
    <style:style style:name="TableColumn348" style:family="table-column">
      <style:table-column-properties style:column-width="3.4625in" style:use-optimal-column-width="false"/>
    </style:style>
    <style:style style:name="TableColumn349" style:family="table-column">
      <style:table-column-properties style:column-width="3.4625in" style:use-optimal-column-width="false"/>
    </style:style>
    <style:style style:name="Table347" style:family="table">
      <style:table-properties style:width="6.925in" fo:margin-left="0in" table:align="lef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American Typewriter"/>
    </style:style>
    <style:style style:name="TableCell3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American Typewriter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American Typewriter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American Typewriter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American Typewriter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American Typewriter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American Typewriter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American Typewriter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American Typewriter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American Typewriter"/>
    </style:style>
    <style:style style:name="P378" style:parent-style-name="TableContents" style:family="paragraph">
      <style:paragraph-properties fo:text-align="center"/>
      <style:text-properties style:font-name="American Typewriter" fo:color="#222222"/>
    </style:style>
    <style:style style:name="P379" style:parent-style-name="TableContents" style:family="paragraph">
      <style:paragraph-properties fo:text-align="center"/>
      <style:text-properties style:font-name="American Typewriter" fo:color="#222222"/>
    </style:style>
    <style:style style:name="P380" style:parent-style-name="TableContents" style:family="paragraph">
      <style:paragraph-properties fo:text-align="center"/>
    </style:style>
    <style:style style:name="T381" style:parent-style-name="Car.predefinitoparagrafo" style:family="text">
      <style:text-properties style:font-name="American Typewriter" fo:color="#222222"/>
    </style:style>
    <style:style style:name="T382" style:parent-style-name="Car.predefinitoparagrafo" style:family="text">
      <style:text-properties style:font-name="American Typewriter" fo:color="#000000"/>
    </style:style>
    <style:style style:name="P383" style:parent-style-name="TableContents" style:family="paragraph">
      <style:paragraph-properties fo:text-align="center"/>
      <style:text-properties style:font-name="American Typewriter" fo:color="#222222"/>
    </style:style>
    <style:style style:name="P384" style:parent-style-name="TableContents" style:family="paragraph">
      <style:paragraph-properties fo:text-align="end"/>
      <style:text-properties style:font-name="American Typewriter" fo:color="#C9211E"/>
    </style:style>
    <style:style style:name="P385" style:parent-style-name="TableContents" style:family="paragraph">
      <style:paragraph-properties fo:text-align="end"/>
    </style:style>
    <style:style style:name="T386" style:parent-style-name="Car.predefinitoparagrafo" style:family="text">
      <style:text-properties style:font-name="American Typewriter" fo:color="#C9211E"/>
    </style:style>
    <style:style style:name="P387" style:parent-style-name="TableContents" style:family="paragraph">
      <style:paragraph-properties fo:text-align="end"/>
      <style:text-properties style:font-name="American Typewriter" fo:color="#C9211E"/>
    </style:style>
    <style:style style:name="P388" style:parent-style-name="TableContents" style:family="paragraph">
      <style:paragraph-properties fo:text-align="center"/>
    </style:style>
    <style:style style:name="T389" style:parent-style-name="Car.predefinitoparagrafo" style:family="text">
      <style:text-properties style:font-name="American Typewriter" fo:color="#222222"/>
    </style:style>
    <style:style style:name="TableColumn391" style:family="table-column">
      <style:table-column-properties style:column-width="3.4625in" style:use-optimal-column-width="false"/>
    </style:style>
    <style:style style:name="TableColumn392" style:family="table-column">
      <style:table-column-properties style:column-width="3.4625in" style:use-optimal-column-width="false"/>
    </style:style>
    <style:style style:name="Table390" style:family="table">
      <style:table-properties style:width="6.925in" fo:margin-left="0in" table:align="lef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American Typewriter"/>
    </style:style>
    <style:style style:name="TableCell3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American Typewriter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American Typewriter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American Typewriter"/>
    </style:style>
    <style:style style:name="P403" style:parent-style-name="TableContents" style:family="paragraph">
      <style:paragraph-properties fo:text-align="center"/>
      <style:text-properties style:font-name="American Typewriter" fo:color="#222222"/>
    </style:style>
    <style:style style:name="P404" style:parent-style-name="TableContents" style:family="paragraph">
      <style:paragraph-properties fo:text-align="center"/>
      <style:text-properties style:font-name="American Typewriter" fo:color="#222222"/>
    </style:style>
    <style:style style:name="TableColumn406" style:family="table-column">
      <style:table-column-properties style:column-width="3.4625in" style:use-optimal-column-width="false"/>
    </style:style>
    <style:style style:name="TableColumn407" style:family="table-column">
      <style:table-column-properties style:column-width="3.4625in" style:use-optimal-column-width="false"/>
    </style:style>
    <style:style style:name="Table405" style:family="table">
      <style:table-properties style:width="6.925in" fo:margin-left="0in" table:align="lef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American Typewriter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American Typewriter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  <style:text-properties style:font-name="American Typewriter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American Typewriter"/>
    </style:style>
    <style:style style:name="TableCell4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American Typewriter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American Typewriter"/>
    </style:style>
    <style:style style:name="TableCell4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American Typewriter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American Typewriter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American Typewriter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="American Typewriter"/>
    </style:style>
    <style:style style:name="TableCell4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="American Typewriter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American Typewriter"/>
    </style:style>
    <style:style style:name="TableCell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="American Typewriter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American Typewriter"/>
    </style:style>
    <style:style style:name="TableCell4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style:font-name="American Typewriter"/>
    </style:style>
    <style:style style:name="P446" style:parent-style-name="TableContents" style:family="paragraph">
      <style:paragraph-properties fo:text-align="end"/>
      <style:text-properties style:font-name="American Typewriter" fo:color="#C9211E"/>
    </style:style>
    <style:style style:name="P447" style:parent-style-name="TableContents" style:family="paragraph">
      <style:paragraph-properties fo:text-align="end"/>
      <style:text-properties style:font-name="American Typewriter" fo:color="#C9211E"/>
    </style:style>
    <style:style style:name="P448" style:parent-style-name="TableContents" style:family="paragraph">
      <style:paragraph-properties fo:text-align="end"/>
      <style:text-properties style:font-name="American Typewriter" fo:color="#C9211E"/>
    </style:style>
    <style:style style:name="P449" style:parent-style-name="TableContents" style:family="paragraph">
      <style:paragraph-properties fo:text-align="end"/>
      <style:text-properties style:font-name="American Typewriter" fo:color="#C9211E"/>
    </style:style>
    <style:style style:name="P450" style:parent-style-name="TableContents" style:family="paragraph">
      <style:paragraph-properties fo:text-align="end"/>
      <style:text-properties style:font-name="American Typewriter" fo:color="#C9211E"/>
    </style:style>
    <style:style style:name="P451" style:parent-style-name="TableContents" style:family="paragraph">
      <style:paragraph-properties fo:text-align="center"/>
      <style:text-properties style:font-name="American Typewriter" fo:color="#000000"/>
    </style:style>
    <style:style style:name="TableColumn453" style:family="table-column">
      <style:table-column-properties style:column-width="3.4625in" style:use-optimal-column-width="false"/>
    </style:style>
    <style:style style:name="TableColumn454" style:family="table-column">
      <style:table-column-properties style:column-width="3.4625in" style:use-optimal-column-width="false"/>
    </style:style>
    <style:style style:name="Table452" style:family="table">
      <style:table-properties style:width="6.925in" fo:margin-left="0in" table:align="lef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American Typewriter"/>
    </style:style>
    <style:style style:name="TableCell4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American Typewriter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American Typewriter"/>
    </style:style>
    <style:style style:name="TableCell4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style:font-name="American Typewriter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American Typewriter"/>
    </style:style>
    <style:style style:name="TableCell4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style:font-name="American Typewriter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  <style:text-properties style:font-name="American Typewriter"/>
    </style:style>
    <style:style style:name="TableCell4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  <style:text-properties style:font-name="American Typewriter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style:font-name="American Typewriter"/>
    </style:style>
    <style:style style:name="TableCell4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center"/>
      <style:text-properties style:font-name="American Typewriter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American Typewriter"/>
    </style:style>
    <style:style style:name="TableCell4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American Typewriter"/>
    </style:style>
    <style:style style:name="P485" style:parent-style-name="TableContents" style:family="paragraph">
      <style:paragraph-properties fo:text-align="end"/>
      <style:text-properties style:font-name="American Typewriter" fo:color="#C9211E"/>
    </style:style>
    <style:style style:name="P486" style:parent-style-name="TableContents" style:family="paragraph">
      <style:paragraph-properties fo:text-align="end"/>
      <style:text-properties style:font-name="American Typewriter" fo:color="#C9211E"/>
    </style:style>
    <style:style style:name="P487" style:parent-style-name="TableContents" style:family="paragraph">
      <style:paragraph-properties fo:text-align="end"/>
    </style:style>
    <style:style style:name="T488" style:parent-style-name="Car.predefinitoparagrafo" style:family="text">
      <style:text-properties style:font-name="American Typewriter" fo:color="#C9211E"/>
    </style:style>
    <style:style style:name="P489" style:parent-style-name="TableContents" style:family="paragraph">
      <style:paragraph-properties fo:text-align="end"/>
    </style:style>
    <style:style style:name="P490" style:parent-style-name="TableContents" style:family="paragraph">
      <style:paragraph-properties fo:text-align="center"/>
      <style:text-properties style:font-name="American Typewriter" fo:color="#000000"/>
    </style:style>
    <style:style style:name="TableColumn492" style:family="table-column">
      <style:table-column-properties style:column-width="3.4625in" style:use-optimal-column-width="false"/>
    </style:style>
    <style:style style:name="TableColumn493" style:family="table-column">
      <style:table-column-properties style:column-width="3.4625in" style:use-optimal-column-width="false"/>
    </style:style>
    <style:style style:name="Table491" style:family="table">
      <style:table-properties style:width="6.925in" fo:margin-left="0in" table:align="lef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style:font-name="American Typewriter"/>
    </style:style>
    <style:style style:name="TableCell4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style:font-name="American Typewriter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  <style:text-properties style:font-name="American Typewriter"/>
    </style:style>
    <style:style style:name="TableCell5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  <style:text-properties style:font-name="American Typewriter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center"/>
      <style:text-properties style:font-name="American Typewriter"/>
    </style:style>
    <style:style style:name="TableCell5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center"/>
      <style:text-properties style:font-name="American Typewriter"/>
    </style:style>
    <style:style style:name="P509" style:parent-style-name="TableContents" style:family="paragraph">
      <style:paragraph-properties fo:text-align="center"/>
      <style:text-properties style:font-name="American Typewriter" fo:color="#000000"/>
    </style:style>
    <style:style style:name="P510" style:parent-style-name="TableContents" style:family="paragraph">
      <style:paragraph-properties fo:text-align="center"/>
      <style:text-properties style:font-name="American Typewriter" fo:color="#000000"/>
    </style:style>
    <style:style style:name="P511" style:parent-style-name="TableContents" style:family="paragraph">
      <style:paragraph-properties fo:text-align="center"/>
      <style:text-properties style:font-name="American Typewriter" fo:color="#000000"/>
    </style:style>
    <style:style style:name="P512" style:parent-style-name="TableContents" style:family="paragraph">
      <style:paragraph-properties fo:text-align="center"/>
      <style:text-properties style:font-name="American Typewriter" fo:color="#000000"/>
    </style:style>
    <style:style style:name="P513" style:parent-style-name="TableContents" style:family="paragraph">
      <style:paragraph-properties fo:text-align="end"/>
      <style:text-properties style:font-name="American Typewriter" fo:color="#C9211E"/>
    </style:style>
    <style:style style:name="P514" style:parent-style-name="TableContents" style:family="paragraph">
      <style:paragraph-properties fo:text-align="end"/>
      <style:text-properties style:font-name="American Typewriter" style:font-name-asian="Yu Mincho" fo:color="#C9211E" style:language-asian="ja" style:country-asian="JP"/>
    </style:style>
    <style:style style:name="P515" style:parent-style-name="TableContents" style:family="paragraph">
      <style:paragraph-properties fo:text-align="end"/>
      <style:text-properties style:font-name="American Typewriter" fo:color="#C9211E"/>
    </style:style>
    <style:style style:name="P516" style:parent-style-name="TableContents" style:family="paragraph">
      <style:paragraph-properties fo:text-align="center"/>
      <style:text-properties style:font-name="American Typewriter" fo:color="#000000"/>
    </style:style>
    <style:style style:name="P517" style:parent-style-name="TableContents" style:family="paragraph">
      <style:paragraph-properties fo:text-align="center"/>
      <style:text-properties style:font-name="American Typewriter" fo:color="#000000"/>
    </style:style>
    <style:style style:name="P518" style:parent-style-name="TableContents" style:family="paragraph">
      <style:paragraph-properties fo:text-align="center"/>
      <style:text-properties style:font-name="American Typewriter" fo:color="#000000"/>
    </style:style>
    <style:style style:name="P519" style:parent-style-name="TableContents" style:family="paragraph">
      <style:paragraph-properties fo:text-align="center"/>
      <style:text-properties style:font-name="American Typewriter" fo:color="#000000"/>
    </style:style>
    <style:style style:name="TableColumn521" style:family="table-column">
      <style:table-column-properties style:column-width="3.4625in" style:use-optimal-column-width="false"/>
    </style:style>
    <style:style style:name="TableColumn522" style:family="table-column">
      <style:table-column-properties style:column-width="3.4625in" style:use-optimal-column-width="false"/>
    </style:style>
    <style:style style:name="Table520" style:family="table">
      <style:table-properties style:width="6.925in" fo:margin-left="0in" table:align="lef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center"/>
      <style:text-properties style:font-name="American Typewriter"/>
    </style:style>
    <style:style style:name="TableCell5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center"/>
      <style:text-properties style:font-name="American Typewriter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center"/>
      <style:text-properties style:font-name="American Typewriter"/>
    </style:style>
    <style:style style:name="TableCell5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center"/>
      <style:text-properties style:font-name="American Typewriter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center"/>
      <style:text-properties style:font-name="American Typewriter"/>
    </style:style>
    <style:style style:name="TableCell5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center"/>
      <style:text-properties style:font-name="American Typewriter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center"/>
      <style:text-properties style:font-name="American Typewriter"/>
    </style:style>
    <style:style style:name="TableCell5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center"/>
      <style:text-properties style:font-name="American Typewriter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center"/>
      <style:text-properties style:font-name="American Typewriter"/>
    </style:style>
    <style:style style:name="TableCell5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  <style:text-properties style:font-name="American Typewriter"/>
    </style:style>
    <style:style style:name="P548" style:parent-style-name="TableContents" style:family="paragraph">
      <style:paragraph-properties fo:text-align="center"/>
      <style:text-properties style:font-name="American Typewriter" fo:color="#000000"/>
    </style:style>
    <style:style style:name="P549" style:parent-style-name="TableContents" style:family="paragraph">
      <style:paragraph-properties fo:text-align="center"/>
      <style:text-properties style:font-name="American Typewriter" fo:color="#000000"/>
    </style:style>
    <style:style style:name="P550" style:parent-style-name="TableContents" style:family="paragraph">
      <style:paragraph-properties fo:text-align="center"/>
      <style:text-properties style:font-name="American Typewriter" fo:color="#000000"/>
    </style:style>
    <style:style style:name="P551" style:parent-style-name="TableContents" style:family="paragraph">
      <style:paragraph-properties fo:text-align="center"/>
      <style:text-properties style:font-name="American Typewriter" fo:color="#000000"/>
    </style:style>
    <style:style style:name="P552" style:parent-style-name="TableContents" style:family="paragraph">
      <style:paragraph-properties fo:text-align="end"/>
      <style:text-properties style:font-name="American Typewriter" fo:color="#C9211E"/>
    </style:style>
    <style:style style:name="P553" style:parent-style-name="TableContents" style:family="paragraph">
      <style:paragraph-properties fo:text-align="end"/>
      <style:text-properties style:font-name="American Typewriter" fo:color="#C9211E"/>
    </style:style>
    <style:style style:name="P554" style:parent-style-name="TableContents" style:family="paragraph">
      <style:paragraph-properties fo:text-align="end"/>
      <style:text-properties style:font-name="American Typewriter" fo:color="#C9211E"/>
    </style:style>
    <style:style style:name="P555" style:parent-style-name="TableContents" style:family="paragraph">
      <style:paragraph-properties fo:text-align="center"/>
      <style:text-properties style:font-name="American Typewriter" fo:color="#000000"/>
    </style:style>
    <style:style style:name="P556" style:parent-style-name="TableContents" style:family="paragraph">
      <style:paragraph-properties fo:text-align="center"/>
      <style:text-properties style:font-name="American Typewriter" fo:color="#000000"/>
    </style:style>
    <style:style style:name="P557" style:parent-style-name="TableContents" style:family="paragraph">
      <style:paragraph-properties fo:text-align="center"/>
      <style:text-properties style:font-name="American Typewriter" fo:color="#000000"/>
    </style:style>
    <style:style style:name="P558" style:parent-style-name="TableContents" style:family="paragraph">
      <style:paragraph-properties fo:text-align="center"/>
      <style:text-properties style:font-name="American Typewriter" fo:color="#000000"/>
    </style:style>
    <style:style style:name="P559" style:parent-style-name="TableContents" style:family="paragraph">
      <style:paragraph-properties fo:text-align="center"/>
      <style:text-properties style:font-name="American Typewriter" fo:color="#000000"/>
    </style:style>
    <style:style style:name="P560" style:parent-style-name="TableContents" style:family="paragraph">
      <style:paragraph-properties fo:text-align="center"/>
      <style:text-properties style:font-name="American Typewriter" fo:color="#000000"/>
    </style:style>
    <style:style style:name="P561" style:parent-style-name="TableContents" style:family="paragraph">
      <style:paragraph-properties fo:text-align="center"/>
      <style:text-properties style:font-name="American Typewriter" fo:color="#000000"/>
    </style:style>
    <style:style style:name="P562" style:parent-style-name="TableContents" style:family="paragraph">
      <style:paragraph-properties fo:text-align="center"/>
      <style:text-properties style:font-name="American Typewriter" fo:color="#000000"/>
    </style:style>
    <style:style style:name="P563" style:parent-style-name="TableContents" style:family="paragraph">
      <style:paragraph-properties fo:text-align="center"/>
      <style:text-properties style:font-name="American Typewriter" fo:color="#000000"/>
    </style:style>
    <style:style style:name="P564" style:parent-style-name="TableContents" style:family="paragraph">
      <style:paragraph-properties fo:text-align="center"/>
      <style:text-properties style:font-name="American Typewriter" fo:color="#000000"/>
    </style:style>
    <style:style style:name="P565" style:parent-style-name="TableContents" style:family="paragraph">
      <style:paragraph-properties fo:text-align="center"/>
      <style:text-properties style:font-name="American Typewriter" fo:color="#000000"/>
    </style:style>
    <style:style style:name="P566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567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568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569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570" style:parent-style-name="TableContents" style:family="paragraph">
      <style:paragraph-properties fo:text-align="center"/>
      <style:text-properties style:font-name="American Typewriter" fo:color="#000000"/>
    </style:style>
    <style:style style:name="P571" style:parent-style-name="TableContents" style:family="paragraph">
      <style:paragraph-properties fo:text-align="center"/>
      <style:text-properties style:font-name="American Typewriter" fo:color="#000000"/>
    </style:style>
    <style:style style:name="P572" style:parent-style-name="TableContents" style:family="paragraph">
      <style:paragraph-properties fo:text-align="center"/>
      <style:text-properties style:font-name="American Typewriter" fo:color="#000000"/>
    </style:style>
    <style:style style:name="P573" style:parent-style-name="TableContents" style:family="paragraph">
      <style:paragraph-properties fo:text-align="center"/>
      <style:text-properties style:font-name="American Typewriter" fo:color="#000000"/>
    </style:style>
    <style:style style:name="P574" style:parent-style-name="TableContents" style:family="paragraph">
      <style:paragraph-properties fo:text-align="center"/>
      <style:text-properties style:font-name="American Typewriter" fo:color="#000000"/>
    </style:style>
    <style:style style:name="P575" style:parent-style-name="TableContents" style:family="paragraph">
      <style:paragraph-properties fo:text-align="center"/>
      <style:text-properties style:font-name="American Typewriter" fo:color="#000000"/>
    </style:style>
    <style:style style:name="P576" style:parent-style-name="TableContents" style:family="paragraph">
      <style:paragraph-properties fo:text-align="center"/>
      <style:text-properties style:font-name="American Typewriter" fo:color="#000000"/>
    </style:style>
    <style:style style:name="P577" style:parent-style-name="TableContents" style:family="paragraph">
      <style:paragraph-properties fo:text-align="center"/>
      <style:text-properties style:font-name="American Typewriter" fo:color="#000000"/>
    </style:style>
    <style:style style:name="P578" style:parent-style-name="TableContents" style:family="paragraph">
      <style:paragraph-properties fo:text-align="center"/>
      <style:text-properties style:font-name="American Typewriter" fo:color="#000000"/>
    </style:style>
    <style:style style:name="P579" style:parent-style-name="TableContents" style:family="paragraph">
      <style:paragraph-properties fo:text-align="center"/>
      <style:text-properties style:font-name="American Typewriter" fo:color="#000000"/>
    </style:style>
    <style:style style:name="P580" style:parent-style-name="TableContents" style:family="paragraph">
      <style:paragraph-properties fo:text-align="center"/>
      <style:text-properties style:font-name="American Typewriter" fo:color="#000000"/>
    </style:style>
    <style:style style:name="P581" style:parent-style-name="TableContents" style:family="paragraph">
      <style:paragraph-properties fo:text-align="center"/>
      <style:text-properties style:font-name="American Typewriter" fo:color="#000000"/>
    </style:style>
    <style:style style:name="P582" style:parent-style-name="TableContents" style:family="paragraph">
      <style:paragraph-properties fo:text-align="center"/>
      <style:text-properties style:font-name="American Typewriter" fo:color="#000000"/>
    </style:style>
    <style:style style:name="P583" style:parent-style-name="TableContents" style:family="paragraph">
      <style:paragraph-properties fo:text-align="center"/>
      <style:text-properties style:font-name="American Typewriter" fo:color="#000000"/>
    </style:style>
    <style:style style:name="P584" style:parent-style-name="TableContents" style:family="paragraph">
      <style:paragraph-properties fo:text-align="center"/>
      <style:text-properties style:font-name="American Typewriter" fo:color="#000000"/>
    </style:style>
    <style:style style:name="P585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586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587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588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589" style:parent-style-name="TableContents" style:family="paragraph">
      <style:paragraph-properties fo:text-align="center"/>
      <style:text-properties style:font-name="American Typewriter" fo:color="#000000"/>
    </style:style>
    <style:style style:name="P590" style:parent-style-name="TableContents" style:family="paragraph">
      <style:paragraph-properties fo:text-align="center"/>
      <style:text-properties style:font-name="American Typewriter" fo:color="#000000"/>
    </style:style>
    <style:style style:name="P591" style:parent-style-name="TableContents" style:family="paragraph">
      <style:paragraph-properties fo:text-align="center"/>
      <style:text-properties style:font-name="American Typewriter" fo:color="#000000"/>
    </style:style>
    <style:style style:name="P592" style:parent-style-name="TableContents" style:family="paragraph">
      <style:paragraph-properties fo:text-align="center"/>
      <style:text-properties style:font-name="American Typewriter" fo:color="#000000"/>
    </style:style>
    <style:style style:name="P593" style:parent-style-name="TableContents" style:family="paragraph">
      <style:paragraph-properties fo:text-align="end"/>
    </style:style>
    <style:style style:name="T594" style:parent-style-name="Car.predefinitoparagrafo" style:family="text">
      <style:text-properties style:font-name="American Typewriter" fo:color="#C9211E"/>
    </style:style>
    <style:style style:name="P595" style:parent-style-name="TableContents" style:family="paragraph">
      <style:paragraph-properties fo:text-align="end"/>
    </style:style>
    <style:style style:name="T596" style:parent-style-name="Car.predefinitoparagrafo" style:family="text">
      <style:text-properties style:font-name="American Typewriter" fo:color="#C9211E" style:language-asian="ja" style:country-asian="JP"/>
    </style:style>
    <style:style style:name="T597" style:parent-style-name="Car.predefinitoparagrafo" style:family="text">
      <style:text-properties style:font-name="American Typewriter" fo:color="#C9211E" fo:language="en" fo:country="GB"/>
    </style:style>
    <style:style style:name="T598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599" style:parent-style-name="TableContents" style:family="paragraph">
      <style:paragraph-properties fo:text-align="end"/>
    </style:style>
    <style:style style:name="T600" style:parent-style-name="Car.predefinitoparagrafo" style:family="text">
      <style:text-properties style:font-name="American Typewriter" fo:color="#C9211E" fo:language="en" fo:country="GB"/>
    </style:style>
    <style:style style:name="T601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602" style:parent-style-name="TableContents" style:family="paragraph">
      <style:paragraph-properties fo:text-align="end"/>
    </style:style>
    <style:style style:name="P603" style:parent-style-name="TableContents" style:family="paragraph">
      <style:paragraph-properties fo:text-align="center"/>
      <style:text-properties style:font-name="American Typewriter" fo:color="#000000"/>
    </style:style>
    <style:style style:name="P604" style:parent-style-name="TableContents" style:family="paragraph">
      <style:paragraph-properties fo:text-align="center"/>
      <style:text-properties style:font-name="American Typewriter" fo:color="#000000"/>
    </style:style>
    <style:style style:name="P605" style:parent-style-name="TableContents" style:family="paragraph">
      <style:paragraph-properties fo:text-align="end"/>
      <style:text-properties style:font-name="American Typewriter" fo:color="#C9211E"/>
    </style:style>
    <style:style style:name="P606" style:parent-style-name="TableContents" style:family="paragraph">
      <style:paragraph-properties fo:text-align="end"/>
    </style:style>
    <style:style style:name="T607" style:parent-style-name="Car.predefinitoparagrafo" style:family="text">
      <style:text-properties style:font-name="American Typewriter" fo:color="#C9211E" style:language-asian="ja" style:country-asian="JP"/>
    </style:style>
    <style:style style:name="T608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609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610" style:parent-style-name="TableContents" style:family="paragraph">
      <style:paragraph-properties fo:text-align="center"/>
      <style:text-properties style:font-name="American Typewriter" fo:color="#000000" fo:language="en" fo:country="GB"/>
    </style:style>
    <style:style style:name="P611" style:parent-style-name="TableContents" style:family="paragraph">
      <style:paragraph-properties fo:text-align="center"/>
      <style:text-properties style:font-name="American Typewriter" fo:color="#000000"/>
    </style:style>
    <style:style style:name="P612" style:parent-style-name="TableContents" style:family="paragraph">
      <style:paragraph-properties fo:text-align="center"/>
      <style:text-properties style:font-name="American Typewriter" fo:color="#000000"/>
    </style:style>
    <style:style style:name="P613" style:parent-style-name="TableContents" style:family="paragraph">
      <style:paragraph-properties fo:text-align="center"/>
    </style:style>
    <style:style style:name="T614" style:parent-style-name="Car.predefinitoparagrafo" style:family="text">
      <style:text-properties style:font-name="American Typewriter" fo:color="#000000"/>
    </style:style>
    <style:style style:name="P615" style:parent-style-name="TableContents" style:family="paragraph">
      <style:paragraph-properties fo:text-align="center"/>
      <style:text-properties style:font-name="American Typewriter" fo:color="#000000"/>
    </style:style>
    <style:style style:name="P616" style:parent-style-name="TableContents" style:family="paragraph">
      <style:paragraph-properties fo:text-align="center"/>
      <style:text-properties style:font-name="American Typewriter" fo:color="#000000"/>
    </style:style>
    <style:style style:name="P617" style:parent-style-name="TableContents" style:family="paragraph">
      <style:paragraph-properties fo:text-align="center"/>
      <style:text-properties style:font-name="American Typewriter" fo:color="#000000"/>
    </style:style>
    <style:style style:name="P618" style:parent-style-name="TableContents" style:family="paragraph">
      <style:paragraph-properties fo:text-align="center"/>
      <style:text-properties style:font-name="American Typewriter" fo:color="#000000"/>
    </style:style>
    <style:style style:name="P619" style:parent-style-name="TableContents" style:family="paragraph">
      <style:paragraph-properties fo:text-align="center"/>
    </style:style>
    <style:style style:name="T620" style:parent-style-name="Car.predefinitoparagrafo" style:family="text">
      <style:text-properties style:font-name="American Typewriter" fo:color="#000000"/>
    </style:style>
    <style:style style:name="P621" style:parent-style-name="TableContents" style:family="paragraph">
      <style:paragraph-properties fo:text-align="center"/>
      <style:text-properties style:font-name="American Typewriter" fo:color="#000000"/>
    </style:style>
    <style:style style:name="P622" style:parent-style-name="TableContents" style:family="paragraph">
      <style:paragraph-properties fo:text-align="end"/>
    </style:style>
    <style:style style:name="T623" style:parent-style-name="Car.predefinitoparagrafo" style:family="text">
      <style:text-properties style:font-name="American Typewriter" fo:color="#C9211E"/>
    </style:style>
    <style:style style:name="P624" style:parent-style-name="TableContents" style:family="paragraph">
      <style:paragraph-properties fo:text-align="end"/>
    </style:style>
    <style:style style:name="T625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626" style:parent-style-name="Car.predefinitoparagrafo" style:family="text">
      <style:text-properties style:font-name="American Typewriter" fo:color="#C9211E" style:language-asian="ja" style:country-asian="JP"/>
    </style:style>
    <style:style style:name="T627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628" style:parent-style-name="Car.predefinitoparagrafo" style:family="text">
      <style:text-properties style:font-name="American Typewriter" fo:color="#C9211E" style:language-asian="ja" style:country-asian="JP"/>
    </style:style>
    <style:style style:name="T629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630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631" style:parent-style-name="TableContents" style:family="paragraph">
      <style:paragraph-properties fo:text-align="end"/>
      <style:text-properties fo:language="en" fo:country="GB"/>
    </style:style>
    <style:style style:name="P632" style:parent-style-name="TableContents" style:family="paragraph">
      <style:paragraph-properties fo:text-align="center"/>
      <style:text-properties style:font-name="American Typewriter" fo:color="#000000"/>
    </style:style>
    <style:style style:name="TableColumn634" style:family="table-column">
      <style:table-column-properties style:column-width="3.4625in" style:use-optimal-column-width="false"/>
    </style:style>
    <style:style style:name="TableColumn635" style:family="table-column">
      <style:table-column-properties style:column-width="3.4625in" style:use-optimal-column-width="false"/>
    </style:style>
    <style:style style:name="Table633" style:family="table">
      <style:table-properties style:width="6.925in" fo:margin-left="0in" table:align="left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paragraph-properties fo:text-align="center"/>
      <style:text-properties style:font-name="American Typewriter"/>
    </style:style>
    <style:style style:name="TableCell6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0" style:parent-style-name="TableContents" style:family="paragraph">
      <style:paragraph-properties fo:text-align="center"/>
      <style:text-properties style:font-name="American Typewriter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paragraph-properties fo:text-align="center"/>
      <style:text-properties style:font-name="American Typewriter"/>
    </style:style>
    <style:style style:name="TableCell6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center"/>
      <style:text-properties style:font-name="American Typewriter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paragraph-properties fo:text-align="center"/>
      <style:text-properties style:font-name="American Typewriter"/>
    </style:style>
    <style:style style:name="TableCell6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0" style:parent-style-name="TableContents" style:family="paragraph">
      <style:paragraph-properties fo:text-align="center"/>
      <style:text-properties style:font-name="American Typewriter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3" style:parent-style-name="TableContents" style:family="paragraph">
      <style:paragraph-properties fo:text-align="center"/>
      <style:text-properties style:font-name="American Typewriter"/>
    </style:style>
    <style:style style:name="TableCell6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center"/>
      <style:text-properties style:font-name="American Typewriter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paragraph-properties fo:text-align="center"/>
      <style:text-properties style:font-name="American Typewriter"/>
    </style:style>
    <style:style style:name="TableCell6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0" style:parent-style-name="TableContents" style:family="paragraph">
      <style:paragraph-properties fo:text-align="center"/>
      <style:text-properties style:font-name="American Typewriter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paragraph-properties fo:text-align="center"/>
      <style:text-properties style:font-name="American Typewriter"/>
    </style:style>
    <style:style style:name="TableCell6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5" style:parent-style-name="TableContents" style:family="paragraph">
      <style:paragraph-properties fo:text-align="center"/>
      <style:text-properties style:font-name="American Typewriter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paragraph-properties fo:text-align="center"/>
      <style:text-properties style:font-name="American Typewriter"/>
    </style:style>
    <style:style style:name="TableCell6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0" style:parent-style-name="TableContents" style:family="paragraph">
      <style:paragraph-properties fo:text-align="center"/>
      <style:text-properties style:font-name="American Typewriter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3" style:parent-style-name="TableContents" style:family="paragraph">
      <style:paragraph-properties fo:text-align="center"/>
      <style:text-properties style:font-name="American Typewriter"/>
    </style:style>
    <style:style style:name="TableCell6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5" style:parent-style-name="TableContents" style:family="paragraph">
      <style:paragraph-properties fo:text-align="center"/>
      <style:text-properties style:font-name="American Typewriter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paragraph-properties fo:text-align="center"/>
      <style:text-properties style:font-name="American Typewriter"/>
    </style:style>
    <style:style style:name="TableCell6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0" style:parent-style-name="TableContents" style:family="paragraph">
      <style:paragraph-properties fo:text-align="center"/>
      <style:text-properties style:font-name="American Typewriter"/>
    </style:style>
    <style:style style:name="TableRow681" style:family="table-row">
      <style:table-row-properties style:min-row-height="0.2986in" style:use-optimal-row-height="false"/>
    </style:style>
    <style:style style:name="TableCell6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3" style:parent-style-name="TableContents" style:family="paragraph">
      <style:paragraph-properties fo:text-align="center"/>
      <style:text-properties style:font-name="American Typewriter"/>
    </style:style>
    <style:style style:name="TableCell6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5" style:parent-style-name="TableContents" style:family="paragraph">
      <style:paragraph-properties fo:text-align="center"/>
      <style:text-properties style:font-name="American Typewriter"/>
    </style:style>
    <style:style style:name="P686" style:parent-style-name="TableContents" style:family="paragraph">
      <style:paragraph-properties fo:text-align="end"/>
      <style:text-properties style:font-name="American Typewriter" fo:color="#C9211E"/>
    </style:style>
    <style:style style:name="P687" style:parent-style-name="TableContents" style:family="paragraph">
      <style:paragraph-properties fo:text-align="end"/>
    </style:style>
    <style:style style:name="T688" style:parent-style-name="Car.predefinitoparagrafo" style:family="text">
      <style:text-properties style:font-name="American Typewriter" fo:color="#C9211E"/>
    </style:style>
    <style:style style:name="P689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690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691" style:parent-style-name="TableContents" style:family="paragraph">
      <style:paragraph-properties fo:text-align="center"/>
      <style:text-properties style:font-name="American Typewriter" fo:color="#000000"/>
    </style:style>
    <style:style style:name="P692" style:parent-style-name="TableContents" style:family="paragraph">
      <style:paragraph-properties fo:text-align="center"/>
    </style:style>
    <style:style style:name="T693" style:parent-style-name="Car.predefinitoparagrafo" style:family="text">
      <style:text-properties style:font-name="American Typewriter" fo:color="#000000"/>
    </style:style>
    <style:style style:name="T694" style:parent-style-name="Car.predefinitoparagrafo" style:family="text">
      <style:text-properties style:font-name="American Typewriter" fo:color="#000000"/>
    </style:style>
    <style:style style:name="P695" style:parent-style-name="TableContents" style:family="paragraph">
      <style:paragraph-properties fo:text-align="end"/>
      <style:text-properties style:font-name="American Typewriter" fo:color="#C9211E"/>
    </style:style>
    <style:style style:name="P696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697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698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699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700" style:parent-style-name="TableContents" style:family="paragraph">
      <style:paragraph-properties fo:text-align="center"/>
      <style:text-properties style:font-name="American Typewriter" fo:color="#000000"/>
    </style:style>
    <style:style style:name="TableColumn702" style:family="table-column">
      <style:table-column-properties style:column-width="3.4625in" style:use-optimal-column-width="false"/>
    </style:style>
    <style:style style:name="TableColumn703" style:family="table-column">
      <style:table-column-properties style:column-width="3.4625in" style:use-optimal-column-width="false"/>
    </style:style>
    <style:style style:name="Table701" style:family="table">
      <style:table-properties style:width="6.925in" fo:margin-left="0in" table:align="lef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6" style:parent-style-name="TableContents" style:family="paragraph">
      <style:paragraph-properties fo:text-align="center"/>
      <style:text-properties style:font-name="American Typewriter"/>
    </style:style>
    <style:style style:name="TableCell7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8" style:parent-style-name="TableContents" style:family="paragraph">
      <style:paragraph-properties fo:text-align="center"/>
      <style:text-properties style:font-name="American Typewriter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paragraph-properties fo:text-align="center"/>
    </style:style>
    <style:style style:name="T712" style:parent-style-name="Car.predefinitoparagrafo" style:family="text">
      <style:text-properties style:font-name="American Typewriter"/>
    </style:style>
    <style:style style:name="TableCell7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4" style:parent-style-name="TableContents" style:family="paragraph">
      <style:paragraph-properties fo:text-align="center"/>
      <style:text-properties style:font-name="American Typewriter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7" style:parent-style-name="TableContents" style:family="paragraph">
      <style:paragraph-properties fo:text-align="center"/>
      <style:text-properties style:font-name="American Typewriter"/>
    </style:style>
    <style:style style:name="TableCell7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9" style:parent-style-name="TableContents" style:family="paragraph">
      <style:paragraph-properties fo:text-align="center"/>
      <style:text-properties style:font-name="American Typewriter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paragraph-properties fo:text-align="center"/>
      <style:text-properties style:font-name="American Typewriter"/>
    </style:style>
    <style:style style:name="TableCell7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4" style:parent-style-name="TableContents" style:family="paragraph">
      <style:paragraph-properties fo:text-align="center"/>
      <style:text-properties style:font-name="American Typewriter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center"/>
      <style:text-properties style:font-name="American Typewriter"/>
    </style:style>
    <style:style style:name="TableCell7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9" style:parent-style-name="TableContents" style:family="paragraph">
      <style:paragraph-properties fo:text-align="center"/>
      <style:text-properties style:font-name="American Typewriter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2" style:parent-style-name="TableContents" style:family="paragraph">
      <style:paragraph-properties fo:text-align="center"/>
      <style:text-properties style:font-name="American Typewriter"/>
    </style:style>
    <style:style style:name="TableCell7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center"/>
      <style:text-properties style:font-name="American Typewriter"/>
    </style:style>
    <style:style style:name="P735" style:parent-style-name="TableContents" style:family="paragraph">
      <style:paragraph-properties fo:text-align="end"/>
      <style:text-properties style:font-name="American Typewriter" fo:color="#000000"/>
    </style:style>
    <style:style style:name="P736" style:parent-style-name="TableContents" style:family="paragraph">
      <style:paragraph-properties fo:text-align="center"/>
      <style:text-properties style:font-name="American Typewriter" fo:color="#000000"/>
    </style:style>
    <style:style style:name="TableColumn738" style:family="table-column">
      <style:table-column-properties style:column-width="3.4625in" style:use-optimal-column-width="false"/>
    </style:style>
    <style:style style:name="TableColumn739" style:family="table-column">
      <style:table-column-properties style:column-width="3.4625in" style:use-optimal-column-width="false"/>
    </style:style>
    <style:style style:name="Table737" style:family="table">
      <style:table-properties style:width="6.925in" fo:margin-left="0in" table:align="lef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2" style:parent-style-name="TableContents" style:family="paragraph">
      <style:paragraph-properties fo:text-align="center"/>
      <style:text-properties style:font-name="American Typewriter"/>
    </style:style>
    <style:style style:name="TableCell7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4" style:parent-style-name="TableContents" style:family="paragraph">
      <style:paragraph-properties fo:text-align="center"/>
      <style:text-properties style:font-name="American Typewriter"/>
    </style:style>
    <style:style style:name="P745" style:parent-style-name="TableContents" style:family="paragraph">
      <style:paragraph-properties fo:text-align="end"/>
      <style:text-properties style:font-name="American Typewriter" fo:color="#C9211E"/>
    </style:style>
    <style:style style:name="P746" style:parent-style-name="TableContents" style:family="paragraph">
      <style:paragraph-properties fo:text-align="end"/>
      <style:text-properties style:font-name="American Typewriter" fo:color="#C9211E"/>
    </style:style>
    <style:style style:name="P747" style:parent-style-name="TableContents" style:family="paragraph">
      <style:paragraph-properties fo:text-align="end"/>
      <style:text-properties style:font-name="American Typewriter" fo:color="#C9211E"/>
    </style:style>
    <style:style style:name="P748" style:parent-style-name="TableContents" style:family="paragraph">
      <style:paragraph-properties fo:text-align="end"/>
    </style:style>
    <style:style style:name="T749" style:parent-style-name="Car.predefinitoparagrafo" style:family="text">
      <style:text-properties style:font-name="American Typewriter" fo:color="#C9211E"/>
    </style:style>
    <style:style style:name="P750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751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752" style:parent-style-name="TableContents" style:family="paragraph">
      <style:paragraph-properties fo:text-align="center"/>
      <style:text-properties style:font-name="American Typewriter" fo:color="#C9211E"/>
    </style:style>
    <style:style style:name="P753" style:parent-style-name="TableContents" style:family="paragraph">
      <style:paragraph-properties fo:text-align="center"/>
      <style:text-properties style:font-name="American Typewriter" fo:color="#000000"/>
    </style:style>
    <style:style style:name="P754" style:parent-style-name="TableContents" style:family="paragraph">
      <style:paragraph-properties fo:text-align="center"/>
      <style:text-properties style:font-name="American Typewriter" fo:color="#000000"/>
    </style:style>
    <style:style style:name="P755" style:parent-style-name="TableContents" style:family="paragraph">
      <style:paragraph-properties fo:text-align="center"/>
      <style:text-properties style:font-name="American Typewriter" fo:color="#000000"/>
    </style:style>
    <style:style style:name="P756" style:parent-style-name="TableContents" style:family="paragraph">
      <style:paragraph-properties fo:text-align="center"/>
      <style:text-properties style:font-name="American Typewriter" fo:color="#000000"/>
    </style:style>
    <style:style style:name="P757" style:parent-style-name="TableContents" style:family="paragraph">
      <style:paragraph-properties fo:text-align="center"/>
      <style:text-properties style:font-name="American Typewriter" fo:color="#000000"/>
    </style:style>
    <style:style style:name="P758" style:parent-style-name="TableContents" style:family="paragraph">
      <style:paragraph-properties fo:text-align="end"/>
      <style:text-properties style:font-name="American Typewriter" fo:color="#C9211E"/>
    </style:style>
    <style:style style:name="P759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760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761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762" style:parent-style-name="TableContents" style:family="paragraph">
      <style:paragraph-properties fo:text-align="center"/>
      <style:text-properties style:font-name="American Typewriter" fo:color="#000000"/>
    </style:style>
    <style:style style:name="TableColumn764" style:family="table-column">
      <style:table-column-properties style:column-width="3.4625in" style:use-optimal-column-width="false"/>
    </style:style>
    <style:style style:name="TableColumn765" style:family="table-column">
      <style:table-column-properties style:column-width="3.4625in" style:use-optimal-column-width="false"/>
    </style:style>
    <style:style style:name="Table763" style:family="table">
      <style:table-properties style:width="6.925in" fo:margin-left="0in" table:align="left"/>
    </style:style>
    <style:style style:name="TableRow766" style:family="table-row">
      <style:table-row-properties style:min-row-height="0.2118in" style:use-optimal-row-height="false"/>
    </style:style>
    <style:style style:name="TableCell7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8" style:parent-style-name="TableContents" style:family="paragraph">
      <style:paragraph-properties fo:text-align="center"/>
      <style:text-properties style:font-name="American Typewriter"/>
    </style:style>
    <style:style style:name="TableCell7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0" style:parent-style-name="TableContents" style:family="paragraph">
      <style:paragraph-properties fo:text-align="center"/>
      <style:text-properties style:font-name="American Typewriter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3" style:parent-style-name="TableContents" style:family="paragraph">
      <style:paragraph-properties fo:text-align="center"/>
      <style:text-properties style:font-name="American Typewriter"/>
    </style:style>
    <style:style style:name="TableCell7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5" style:parent-style-name="TableContents" style:family="paragraph">
      <style:paragraph-properties fo:text-align="center"/>
    </style:style>
    <style:style style:name="T776" style:parent-style-name="Car.predefinitoparagrafo" style:family="text">
      <style:text-properties style:font-name="American Typewriter" fo:color="#C9211E"/>
    </style:style>
    <style:style style:name="T777" style:parent-style-name="Car.predefinitoparagrafo" style:family="text">
      <style:text-properties style:font-name="American Typewriter" fo:color="#C9211E"/>
    </style:style>
    <style:style style:name="T778" style:parent-style-name="Car.predefinitoparagrafo" style:family="text">
      <style:text-properties style:font-name="American Typewriter" fo:color="#C9211E"/>
    </style:style>
    <style:style style:name="T779" style:parent-style-name="Car.predefinitoparagrafo" style:family="text">
      <style:text-properties style:font-name="American Typewriter" fo:color="#C9211E"/>
    </style:style>
    <style:style style:name="T780" style:parent-style-name="Car.predefinitoparagrafo" style:family="text">
      <style:text-properties style:font-name="American Typewriter" fo:color="#C9211E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paragraph-properties fo:text-align="center"/>
      <style:text-properties style:font-name="American Typewriter"/>
    </style:style>
    <style:style style:name="TableCell7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center"/>
      <style:text-properties style:font-name="American Typewriter"/>
    </style:style>
    <style:style style:name="P786" style:parent-style-name="TableContents" style:family="paragraph">
      <style:paragraph-properties fo:text-align="end"/>
      <style:text-properties style:font-name="American Typewriter" fo:color="#C9211E"/>
    </style:style>
    <style:style style:name="P787" style:parent-style-name="TableContents" style:family="paragraph">
      <style:paragraph-properties fo:text-align="end"/>
      <style:text-properties style:font-name="American Typewriter" fo:color="#C9211E"/>
    </style:style>
    <style:style style:name="P788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789" style:parent-style-name="TableContents" style:family="paragraph">
      <style:paragraph-properties fo:text-align="end"/>
    </style:style>
    <style:style style:name="T790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791" style:parent-style-name="TableContents" style:family="paragraph">
      <style:paragraph-properties fo:text-align="center"/>
      <style:text-properties style:font-name="American Typewriter" fo:color="#000000"/>
    </style:style>
    <style:style style:name="P792" style:parent-style-name="TableContents" style:family="paragraph">
      <style:paragraph-properties fo:text-align="center"/>
      <style:text-properties style:font-name="American Typewriter" fo:color="#000000"/>
    </style:style>
    <style:style style:name="P793" style:parent-style-name="TableContents" style:family="paragraph">
      <style:paragraph-properties fo:text-align="center"/>
      <style:text-properties style:font-name="American Typewriter" fo:color="#000000"/>
    </style:style>
    <style:style style:name="P794" style:parent-style-name="TableContents" style:family="paragraph">
      <style:paragraph-properties fo:text-align="center"/>
      <style:text-properties style:font-name="American Typewriter" fo:color="#000000"/>
    </style:style>
    <style:style style:name="P795" style:parent-style-name="TableContents" style:family="paragraph">
      <style:paragraph-properties fo:text-align="center"/>
      <style:text-properties style:font-name="American Typewriter" fo:color="#000000"/>
    </style:style>
    <style:style style:name="P796" style:parent-style-name="TableContents" style:family="paragraph">
      <style:paragraph-properties fo:text-align="center"/>
      <style:text-properties style:font-name="American Typewriter" fo:color="#000000"/>
    </style:style>
    <style:style style:name="P797" style:parent-style-name="TableContents" style:family="paragraph">
      <style:paragraph-properties fo:text-align="center"/>
      <style:text-properties style:font-name="American Typewriter" fo:color="#000000"/>
    </style:style>
    <style:style style:name="P798" style:parent-style-name="TableContents" style:family="paragraph">
      <style:paragraph-properties fo:text-align="center"/>
      <style:text-properties style:font-name="American Typewriter" fo:color="#000000"/>
    </style:style>
    <style:style style:name="P799" style:parent-style-name="TableContents" style:family="paragraph">
      <style:paragraph-properties fo:text-align="end"/>
      <style:text-properties style:font-name="American Typewriter" fo:color="#C9211E"/>
    </style:style>
    <style:style style:name="P800" style:parent-style-name="TableContents" style:family="paragraph">
      <style:paragraph-properties fo:text-align="end" fo:margin-left="0.4923in">
        <style:tab-stops/>
      </style:paragraph-properties>
    </style:style>
    <style:style style:name="T801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802" style:parent-style-name="Car.predefinitoparagrafo" style:family="text">
      <style:text-properties style:font-name="American Typewriter" fo:color="#C9211E" style:language-asian="ja" style:country-asian="JP"/>
    </style:style>
    <style:style style:name="P803" style:parent-style-name="TableContents" style:family="paragraph">
      <style:paragraph-properties fo:text-align="end" fo:margin-left="0.4923in">
        <style:tab-stops/>
      </style:paragraph-properties>
    </style:style>
    <style:style style:name="T804" style:parent-style-name="Car.predefinitoparagrafo" style:family="text">
      <style:text-properties style:font-name="American Typewriter" fo:color="#C9211E" style:language-asian="ja" style:country-asian="JP"/>
    </style:style>
    <style:style style:name="P805" style:parent-style-name="TableContents" style:family="paragraph">
      <style:paragraph-properties fo:text-align="end" fo:margin-left="0.4923in">
        <style:tab-stops/>
      </style:paragraph-properties>
    </style:style>
    <style:style style:name="P806" style:parent-style-name="TableContents" style:family="paragraph">
      <style:paragraph-properties fo:text-align="end" fo:margin-left="0.4923in">
        <style:tab-stops/>
      </style:paragraph-properties>
      <style:text-properties style:font-name="American Typewriter" fo:color="#000000" style:language-asian="ja" style:country-asian="JP"/>
    </style:style>
    <style:style style:name="P807" style:parent-style-name="TableContents" style:family="paragraph">
      <style:paragraph-properties fo:text-align="center"/>
      <style:text-properties style:font-name="American Typewriter" fo:color="#000000"/>
    </style:style>
    <style:style style:name="P808" style:parent-style-name="TableContents" style:family="paragraph">
      <style:paragraph-properties fo:text-align="center"/>
      <style:text-properties style:font-name="American Typewriter" fo:color="#000000"/>
    </style:style>
    <style:style style:name="P809" style:parent-style-name="TableContents" style:family="paragraph">
      <style:paragraph-properties fo:text-align="end"/>
    </style:style>
    <style:style style:name="T810" style:parent-style-name="Car.predefinitoparagrafo" style:family="text">
      <style:text-properties style:font-name="American Typewriter" fo:color="#C9211E"/>
    </style:style>
    <style:style style:name="P811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12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13" style:parent-style-name="TableContents" style:family="paragraph">
      <style:paragraph-properties fo:text-align="center"/>
      <style:text-properties style:font-name="American Typewriter" fo:color="#000000"/>
    </style:style>
    <style:style style:name="P814" style:parent-style-name="TableContents" style:family="paragraph">
      <style:paragraph-properties fo:text-align="center"/>
      <style:text-properties style:font-name="American Typewriter" fo:color="#000000"/>
    </style:style>
    <style:style style:name="P815" style:parent-style-name="TableContents" style:family="paragraph">
      <style:paragraph-properties fo:text-align="center"/>
      <style:text-properties style:font-name="American Typewriter" fo:color="#000000"/>
    </style:style>
    <style:style style:name="P816" style:parent-style-name="TableContents" style:family="paragraph">
      <style:paragraph-properties fo:text-align="center"/>
      <style:text-properties style:font-name="American Typewriter" fo:color="#000000"/>
    </style:style>
    <style:style style:name="P817" style:parent-style-name="TableContents" style:family="paragraph">
      <style:paragraph-properties fo:text-align="center"/>
      <style:text-properties style:font-name="American Typewriter" fo:color="#000000"/>
    </style:style>
    <style:style style:name="P818" style:parent-style-name="TableContents" style:family="paragraph">
      <style:paragraph-properties fo:text-align="end"/>
      <style:text-properties style:font-name="American Typewriter" fo:color="#C9211E"/>
    </style:style>
    <style:style style:name="P819" style:parent-style-name="TableContents" style:family="paragraph">
      <style:paragraph-properties fo:text-align="end"/>
    </style:style>
    <style:style style:name="T820" style:parent-style-name="Car.predefinitoparagrafo" style:family="text">
      <style:text-properties style:font-name="American Typewriter" fo:color="#C9211E" style:language-asian="ja" style:country-asian="JP"/>
    </style:style>
    <style:style style:name="T821" style:parent-style-name="Car.predefinitoparagrafo" style:family="text">
      <style:text-properties style:font-name="American Typewriter" fo:color="#C9211E"/>
    </style:style>
    <style:style style:name="T822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823" style:parent-style-name="TableContents" style:family="paragraph">
      <style:paragraph-properties fo:text-align="end"/>
    </style:style>
    <style:style style:name="T824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825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826" style:parent-style-name="TableContents" style:family="paragraph">
      <style:paragraph-properties fo:text-align="end"/>
    </style:style>
    <style:style style:name="P827" style:parent-style-name="TableContents" style:family="paragraph">
      <style:paragraph-properties fo:text-align="center"/>
      <style:text-properties style:font-name="American Typewriter" fo:color="#000000"/>
    </style:style>
    <style:style style:name="P828" style:parent-style-name="TableContents" style:family="paragraph">
      <style:paragraph-properties fo:text-align="center"/>
      <style:text-properties style:font-name="American Typewriter" fo:color="#000000"/>
    </style:style>
    <style:style style:name="P829" style:parent-style-name="TableContents" style:family="paragraph">
      <style:paragraph-properties fo:text-align="center"/>
      <style:text-properties style:font-name="American Typewriter" fo:color="#000000"/>
    </style:style>
    <style:style style:name="P830" style:parent-style-name="TableContents" style:family="paragraph">
      <style:paragraph-properties fo:text-align="center"/>
      <style:text-properties style:font-name="American Typewriter" fo:color="#000000"/>
    </style:style>
    <style:style style:name="P831" style:parent-style-name="TableContents" style:family="paragraph">
      <style:paragraph-properties fo:text-align="center"/>
      <style:text-properties style:font-name="American Typewriter" fo:color="#000000"/>
    </style:style>
    <style:style style:name="P832" style:parent-style-name="TableContents" style:family="paragraph">
      <style:paragraph-properties fo:text-align="center"/>
      <style:text-properties style:font-name="American Typewriter" fo:color="#000000"/>
    </style:style>
    <style:style style:name="P833" style:parent-style-name="TableContents" style:family="paragraph">
      <style:paragraph-properties fo:text-align="center"/>
      <style:text-properties style:font-name="American Typewriter" fo:color="#000000"/>
    </style:style>
    <style:style style:name="P834" style:parent-style-name="TableContents" style:family="paragraph">
      <style:paragraph-properties fo:text-align="center"/>
      <style:text-properties style:font-name="American Typewriter" fo:color="#000000"/>
    </style:style>
    <style:style style:name="P835" style:parent-style-name="TableContents" style:family="paragraph">
      <style:paragraph-properties fo:text-align="end"/>
    </style:style>
    <style:style style:name="T836" style:parent-style-name="Car.predefinitoparagrafo" style:family="text">
      <style:text-properties style:font-name="American Typewriter" fo:color="#C9211E"/>
    </style:style>
    <style:style style:name="P837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38" style:parent-style-name="TableContents" style:family="paragraph">
      <style:paragraph-properties fo:text-align="end"/>
    </style:style>
    <style:style style:name="T839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840" style:parent-style-name="TableContents" style:family="paragraph">
      <style:paragraph-properties fo:text-align="center"/>
      <style:text-properties style:font-name="American Typewriter" fo:color="#000000"/>
    </style:style>
    <style:style style:name="P841" style:parent-style-name="TableContents" style:family="paragraph">
      <style:paragraph-properties fo:text-align="center"/>
      <style:text-properties style:font-name="American Typewriter" fo:color="#000000"/>
    </style:style>
    <style:style style:name="P842" style:parent-style-name="TableContents" style:family="paragraph">
      <style:paragraph-properties fo:text-align="center"/>
      <style:text-properties style:font-name="American Typewriter" fo:color="#000000"/>
    </style:style>
    <style:style style:name="P843" style:parent-style-name="TableContents" style:family="paragraph">
      <style:paragraph-properties fo:text-align="center"/>
      <style:text-properties style:font-name="American Typewriter" fo:color="#000000"/>
    </style:style>
    <style:style style:name="P844" style:parent-style-name="TableContents" style:family="paragraph">
      <style:paragraph-properties fo:text-align="center"/>
      <style:text-properties style:font-name="American Typewriter" fo:color="#000000"/>
    </style:style>
    <style:style style:name="P845" style:parent-style-name="TableContents" style:family="paragraph">
      <style:paragraph-properties fo:text-align="center"/>
      <style:text-properties style:font-name="American Typewriter" fo:color="#000000"/>
    </style:style>
    <style:style style:name="P846" style:parent-style-name="TableContents" style:family="paragraph">
      <style:paragraph-properties fo:text-align="center"/>
      <style:text-properties style:font-name="American Typewriter" fo:color="#000000"/>
    </style:style>
    <style:style style:name="P847" style:parent-style-name="TableContents" style:family="paragraph">
      <style:paragraph-properties fo:text-align="center"/>
      <style:text-properties style:font-name="American Typewriter" fo:color="#000000"/>
    </style:style>
    <style:style style:name="P848" style:parent-style-name="TableContents" style:family="paragraph">
      <style:paragraph-properties fo:text-align="end"/>
    </style:style>
    <style:style style:name="T849" style:parent-style-name="Car.predefinitoparagrafo" style:family="text">
      <style:text-properties style:font-name="American Typewriter" fo:color="#C9211E"/>
    </style:style>
    <style:style style:name="P850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51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52" style:parent-style-name="TableContents" style:family="paragraph">
      <style:paragraph-properties fo:text-align="center"/>
      <style:text-properties style:font-name="American Typewriter" fo:color="#000000"/>
    </style:style>
    <style:style style:name="P853" style:parent-style-name="TableContents" style:family="paragraph">
      <style:paragraph-properties fo:text-align="center"/>
      <style:text-properties style:font-name="American Typewriter" fo:color="#000000"/>
    </style:style>
    <style:style style:name="P854" style:parent-style-name="TableContents" style:family="paragraph">
      <style:paragraph-properties fo:text-align="center"/>
      <style:text-properties style:font-name="American Typewriter" fo:color="#000000"/>
    </style:style>
    <style:style style:name="P855" style:parent-style-name="TableContents" style:family="paragraph">
      <style:paragraph-properties fo:text-align="center"/>
    </style:style>
    <style:style style:name="T856" style:parent-style-name="Car.predefinitoparagrafo" style:family="text">
      <style:text-properties style:font-name="American Typewriter" fo:color="#000000"/>
    </style:style>
    <style:style style:name="P857" style:parent-style-name="TableContents" style:family="paragraph">
      <style:paragraph-properties fo:text-align="end"/>
      <style:text-properties style:font-name="American Typewriter" fo:color="#C9211E"/>
    </style:style>
    <style:style style:name="P858" style:parent-style-name="TableContents" style:family="paragraph">
      <style:paragraph-properties fo:text-align="end"/>
    </style:style>
    <style:style style:name="T859" style:parent-style-name="Car.predefinitoparagrafo" style:family="text">
      <style:text-properties style:font-name="American Typewriter" fo:color="#C9211E" style:language-asian="ja" style:country-asian="JP"/>
    </style:style>
    <style:style style:name="T860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861" style:parent-style-name="Car.predefinitoparagrafo" style:family="text">
      <style:text-properties style:font-name="American Typewriter" fo:color="#C9211E" style:language-asian="ja" style:country-asian="JP"/>
    </style:style>
    <style:style style:name="P862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63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64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65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66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67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868" style:parent-style-name="TableContents" style:family="paragraph">
      <style:paragraph-properties fo:text-align="center"/>
      <style:text-properties style:font-name="American Typewriter" fo:color="#000000"/>
    </style:style>
    <style:style style:name="P869" style:parent-style-name="TableContents" style:family="paragraph">
      <style:paragraph-properties fo:text-align="center"/>
      <style:text-properties style:font-name="American Typewriter" fo:color="#000000"/>
    </style:style>
    <style:style style:name="P870" style:parent-style-name="TableContents" style:family="paragraph">
      <style:paragraph-properties fo:text-align="center"/>
      <style:text-properties style:font-name="American Typewriter" fo:color="#000000"/>
    </style:style>
    <style:style style:name="P871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872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873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874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875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876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877" style:parent-style-name="TableContents" style:family="paragraph">
      <style:paragraph-properties fo:text-align="center"/>
      <style:text-properties style:font-name="American Typewriter" fo:color="#000000"/>
    </style:style>
    <style:style style:name="P878" style:parent-style-name="TableContents" style:family="paragraph">
      <style:paragraph-properties fo:text-align="center"/>
      <style:text-properties style:font-name="American Typewriter" fo:color="#000000"/>
    </style:style>
    <style:style style:name="P879" style:parent-style-name="TableContents" style:family="paragraph">
      <style:paragraph-properties fo:text-align="end"/>
      <style:text-properties style:font-name="American Typewriter" fo:color="#C9211E"/>
    </style:style>
    <style:style style:name="P880" style:parent-style-name="TableContents" style:family="paragraph">
      <style:paragraph-properties fo:text-align="end"/>
    </style:style>
    <style:style style:name="T881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882" style:parent-style-name="Car.predefinitoparagrafo" style:family="text">
      <style:text-properties style:font-name="American Typewriter" fo:color="#C9211E" style:language-asian="ja" style:country-asian="JP"/>
    </style:style>
    <style:style style:name="P883" style:parent-style-name="TableContents" style:family="paragraph">
      <style:paragraph-properties fo:text-align="end"/>
      <style:text-properties style:font-name="Yu Mincho" style:font-name-asian="Yu Mincho" fo:color="#C9211E" style:language-asian="ja" style:country-asian="JP"/>
    </style:style>
    <style:style style:name="P884" style:parent-style-name="TableContents" style:family="paragraph">
      <style:paragraph-properties fo:text-align="end"/>
    </style:style>
    <style:style style:name="T885" style:parent-style-name="Car.predefinitoparagrafo" style:family="text">
      <style:text-properties style:font-name="American Typewriter" fo:color="#C9211E"/>
    </style:style>
    <style:style style:name="T886" style:parent-style-name="Car.predefinitoparagrafo" style:family="text">
      <style:text-properties style:font-name="American Typewriter" style:font-name-asian="DengXian" fo:color="#C9211E"/>
    </style:style>
    <style:style style:name="T887" style:parent-style-name="Car.predefinitoparagrafo" style:family="text">
      <style:text-properties style:font-name="American Typewriter" fo:color="#C9211E"/>
    </style:style>
    <style:style style:name="P888" style:parent-style-name="TableContents" style:family="paragraph">
      <style:paragraph-properties fo:text-align="end"/>
      <style:text-properties style:font-name="American Typewriter" fo:color="#C9211E"/>
    </style:style>
    <style:style style:name="P889" style:parent-style-name="TableContents" style:family="paragraph">
      <style:paragraph-properties fo:text-align="end"/>
    </style:style>
    <style:style style:name="T890" style:parent-style-name="Car.predefinitoparagrafo" style:family="text">
      <style:text-properties style:font-name="American Typewriter" fo:color="#C9211E"/>
    </style:style>
    <style:style style:name="P891" style:parent-style-name="TableContents" style:family="paragraph">
      <style:paragraph-properties fo:text-align="center"/>
      <style:text-properties style:font-name="American Typewriter" fo:color="#000000"/>
    </style:style>
    <style:style style:name="P892" style:parent-style-name="TableContents" style:family="paragraph">
      <style:paragraph-properties fo:text-align="center"/>
      <style:text-properties style:font-name="American Typewriter" fo:color="#000000"/>
    </style:style>
    <style:style style:name="P893" style:parent-style-name="TableContents" style:family="paragraph">
      <style:paragraph-properties fo:text-align="center"/>
      <style:text-properties style:font-name="American Typewriter" fo:color="#000000"/>
    </style:style>
    <style:style style:name="P894" style:parent-style-name="TableContents" style:family="paragraph">
      <style:paragraph-properties fo:text-align="center"/>
      <style:text-properties style:font-name="American Typewriter" fo:color="#000000"/>
    </style:style>
    <style:style style:name="P895" style:parent-style-name="TableContents" style:family="paragraph">
      <style:paragraph-properties fo:text-align="center"/>
      <style:text-properties style:font-name="American Typewriter" fo:color="#000000"/>
    </style:style>
    <style:style style:name="P896" style:parent-style-name="TableContents" style:family="paragraph">
      <style:paragraph-properties fo:text-align="center"/>
      <style:text-properties style:font-name="American Typewriter" fo:color="#000000"/>
    </style:style>
    <style:style style:name="P897" style:parent-style-name="TableContents" style:family="paragraph">
      <style:paragraph-properties fo:text-align="center"/>
      <style:text-properties style:font-name="American Typewriter" fo:color="#000000"/>
    </style:style>
    <style:style style:name="P898" style:parent-style-name="TableContents" style:family="paragraph">
      <style:paragraph-properties fo:text-align="center"/>
      <style:text-properties style:font-name="American Typewriter" fo:color="#000000"/>
    </style:style>
    <style:style style:name="P899" style:parent-style-name="TableContents" style:family="paragraph">
      <style:paragraph-properties fo:text-align="center"/>
      <style:text-properties style:font-name="American Typewriter" fo:color="#000000"/>
    </style:style>
    <style:style style:name="P900" style:parent-style-name="TableContents" style:family="paragraph">
      <style:paragraph-properties fo:text-align="center"/>
      <style:text-properties style:font-name="American Typewriter" fo:color="#000000"/>
    </style:style>
    <style:style style:name="P901" style:parent-style-name="TableContents" style:family="paragraph">
      <style:paragraph-properties fo:text-align="center"/>
      <style:text-properties style:font-name="American Typewriter" fo:color="#000000"/>
    </style:style>
    <style:style style:name="P902" style:parent-style-name="TableContents" style:family="paragraph">
      <style:paragraph-properties fo:text-align="end"/>
      <style:text-properties style:font-name="American Typewriter" fo:color="#C9211E"/>
    </style:style>
    <style:style style:name="P903" style:parent-style-name="TableContents" style:family="paragraph">
      <style:paragraph-properties fo:text-align="end"/>
    </style:style>
    <style:style style:name="T904" style:parent-style-name="Car.predefinitoparagrafo" style:family="text">
      <style:text-properties style:font-name="American Typewriter" fo:color="#C9211E" style:language-asian="ja" style:country-asian="JP"/>
    </style:style>
    <style:style style:name="T905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906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907" style:parent-style-name="TableContents" style:family="paragraph">
      <style:paragraph-properties fo:text-align="end"/>
    </style:style>
    <style:style style:name="T908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909" style:parent-style-name="TableContents" style:family="paragraph">
      <style:paragraph-properties fo:text-align="end"/>
    </style:style>
    <style:style style:name="P910" style:parent-style-name="TableContents" style:family="paragraph">
      <style:paragraph-properties fo:text-align="center"/>
    </style:style>
    <style:style style:name="T911" style:parent-style-name="Car.predefinitoparagrafo" style:family="text">
      <style:text-properties style:font-name="American Typewriter" fo:color="#000000"/>
    </style:style>
    <style:style style:name="P912" style:parent-style-name="TableContents" style:family="paragraph">
      <style:paragraph-properties fo:text-align="center"/>
      <style:text-properties style:font-name="American Typewriter" fo:color="#000000"/>
    </style:style>
    <style:style style:name="P913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14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15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16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17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18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19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20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21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22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23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24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25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26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27" style:parent-style-name="TableContents" style:family="paragraph">
      <style:paragraph-properties fo:text-align="end"/>
      <style:text-properties style:font-name="American Typewriter" fo:color="#C9211E"/>
    </style:style>
    <style:style style:name="P928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929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930" style:parent-style-name="TableContents" style:family="paragraph">
      <style:paragraph-properties fo:text-align="center"/>
    </style:style>
    <style:style style:name="T931" style:parent-style-name="Car.predefinitoparagrafo" style:family="text">
      <style:text-properties style:font-name="American Typewriter" fo:color="#000000"/>
    </style:style>
    <style:style style:name="P932" style:parent-style-name="TableContents" style:family="paragraph">
      <style:paragraph-properties fo:text-align="center"/>
      <style:text-properties style:font-name="American Typewriter" fo:color="#000000"/>
    </style:style>
    <style:style style:name="P933" style:parent-style-name="TableContents" style:family="paragraph">
      <style:paragraph-properties fo:text-align="center"/>
      <style:text-properties style:font-name="American Typewriter" fo:color="#000000"/>
    </style:style>
    <style:style style:name="P934" style:parent-style-name="TableContents" style:family="paragraph">
      <style:paragraph-properties fo:text-align="center"/>
    </style:style>
    <style:style style:name="T935" style:parent-style-name="Car.predefinitoparagrafo" style:family="text">
      <style:text-properties style:font-name="American Typewriter" fo:color="#C9211E"/>
    </style:style>
    <style:style style:name="T936" style:parent-style-name="Car.predefinitoparagrafo" style:family="text">
      <style:text-properties style:font-name="American Typewriter" fo:color="#C9211E"/>
    </style:style>
    <style:style style:name="T937" style:parent-style-name="Car.predefinitoparagrafo" style:family="text">
      <style:text-properties style:font-name="American Typewriter" fo:color="#C9211E"/>
    </style:style>
    <style:style style:name="T938" style:parent-style-name="Car.predefinitoparagrafo" style:family="text">
      <style:text-properties style:font-name="American Typewriter" fo:color="#C9211E"/>
    </style:style>
    <style:style style:name="T939" style:parent-style-name="Car.predefinitoparagrafo" style:family="text">
      <style:text-properties style:font-name="American Typewriter" fo:color="#C9211E"/>
    </style:style>
    <style:style style:name="T940" style:parent-style-name="Car.predefinitoparagrafo" style:family="text">
      <style:text-properties style:font-name="American Typewriter" fo:color="#000000"/>
    </style:style>
    <style:style style:name="P941" style:parent-style-name="TableContents" style:family="paragraph">
      <style:paragraph-properties fo:text-align="center"/>
    </style:style>
    <style:style style:name="T942" style:parent-style-name="Car.predefinitoparagrafo" style:family="text">
      <style:text-properties style:font-name="American Typewriter" fo:color="#C9211E"/>
    </style:style>
    <style:style style:name="T943" style:parent-style-name="Car.predefinitoparagrafo" style:family="text">
      <style:text-properties style:font-name="American Typewriter" style:font-name-asian="DengXian" fo:color="#C9211E" fo:language="it" fo:country="IT"/>
    </style:style>
    <style:style style:name="T944" style:parent-style-name="Car.predefinitoparagrafo" style:family="text">
      <style:text-properties style:font-name="American Typewriter" fo:color="#C9211E"/>
    </style:style>
    <style:style style:name="T945" style:parent-style-name="Car.predefinitoparagrafo" style:family="text">
      <style:text-properties style:font-name="American Typewriter" fo:color="#C9211E" fo:language="it" fo:country="IT"/>
    </style:style>
    <style:style style:name="T946" style:parent-style-name="Car.predefinitoparagrafo" style:family="text">
      <style:text-properties style:font-name="American Typewriter" fo:color="#000000" fo:language="it" fo:country="IT"/>
    </style:style>
    <style:style style:name="P947" style:parent-style-name="TableContents" style:family="paragraph">
      <style:paragraph-properties fo:text-align="end"/>
      <style:text-properties style:font-name="American Typewriter" fo:color="#C9211E"/>
    </style:style>
    <style:style style:name="P948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949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950" style:parent-style-name="TableContents" style:family="paragraph">
      <style:paragraph-properties fo:text-align="center"/>
      <style:text-properties style:font-name="American Typewriter" fo:color="#000000"/>
    </style:style>
    <style:style style:name="P951" style:parent-style-name="TableContents" style:family="paragraph">
      <style:paragraph-properties fo:text-align="center"/>
      <style:text-properties style:font-name="American Typewriter" fo:color="#000000"/>
    </style:style>
    <style:style style:name="P952" style:parent-style-name="TableContents" style:family="paragraph">
      <style:paragraph-properties fo:text-align="center"/>
      <style:text-properties style:font-name="American Typewriter" fo:color="#000000"/>
    </style:style>
    <style:style style:name="P953" style:parent-style-name="TableContents" style:family="paragraph">
      <style:paragraph-properties fo:text-align="center"/>
      <style:text-properties style:font-name="American Typewriter" fo:color="#000000"/>
    </style:style>
    <style:style style:name="P954" style:parent-style-name="TableContents" style:family="paragraph">
      <style:paragraph-properties fo:text-align="center"/>
      <style:text-properties style:font-name="American Typewriter" fo:color="#000000"/>
    </style:style>
    <style:style style:name="P955" style:parent-style-name="TableContents" style:family="paragraph">
      <style:paragraph-properties fo:text-align="end"/>
      <style:text-properties style:font-name="American Typewriter" fo:color="#C9211E"/>
    </style:style>
    <style:style style:name="P956" style:parent-style-name="TableContents" style:family="paragraph">
      <style:paragraph-properties fo:text-align="end"/>
    </style:style>
    <style:style style:name="T957" style:parent-style-name="Car.predefinitoparagrafo" style:family="text">
      <style:text-properties style:font-name="American Typewriter" fo:color="#C9211E"/>
    </style:style>
    <style:style style:name="T958" style:parent-style-name="Car.predefinitoparagrafo" style:family="text">
      <style:text-properties style:font-name="American Typewriter" fo:color="#C9211E" fo:language="en" fo:country="GB"/>
    </style:style>
    <style:style style:name="T959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960" style:parent-style-name="TableContents" style:family="paragraph">
      <style:paragraph-properties fo:text-align="end"/>
    </style:style>
    <style:style style:name="T961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962" style:parent-style-name="Car.predefinitoparagrafo" style:family="text">
      <style:text-properties style:language-asian="ja" style:country-asian="JP"/>
    </style:style>
    <style:style style:name="P963" style:parent-style-name="TableContents" style:family="paragraph">
      <style:paragraph-properties fo:text-align="end"/>
      <style:text-properties fo:language="en" fo:country="GB"/>
    </style:style>
    <style:style style:name="P964" style:parent-style-name="TableContents" style:family="paragraph">
      <style:paragraph-properties fo:text-align="center"/>
      <style:text-properties style:font-name="American Typewriter" fo:color="#000000"/>
    </style:style>
    <style:style style:name="P965" style:parent-style-name="TableContents" style:family="paragraph">
      <style:paragraph-properties fo:text-align="center"/>
      <style:text-properties style:font-name="American Typewriter" fo:color="#000000"/>
    </style:style>
    <style:style style:name="P966" style:parent-style-name="TableContents" style:family="paragraph">
      <style:paragraph-properties fo:text-align="center"/>
      <style:text-properties style:font-name="American Typewriter" fo:color="#000000"/>
    </style:style>
    <style:style style:name="P967" style:parent-style-name="TableContents" style:family="paragraph">
      <style:paragraph-properties fo:text-align="center"/>
      <style:text-properties style:font-name="American Typewriter" fo:color="#000000"/>
    </style:style>
    <style:style style:name="P968" style:parent-style-name="TableContents" style:family="paragraph">
      <style:paragraph-properties fo:text-align="center"/>
    </style:style>
    <style:style style:name="T969" style:parent-style-name="Car.predefinitoparagrafo" style:family="text">
      <style:text-properties style:font-name="American Typewriter" fo:color="#000000"/>
    </style:style>
    <style:style style:name="T970" style:parent-style-name="Car.predefinitoparagrafo" style:family="text">
      <style:text-properties style:font-name="American Typewriter" fo:color="#000000" fo:language="it" fo:country="IT"/>
    </style:style>
    <style:style style:name="P971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72" style:parent-style-name="TableContents" style:family="paragraph">
      <style:paragraph-properties fo:text-align="end"/>
      <style:text-properties style:font-name="American Typewriter" fo:color="#C9211E"/>
    </style:style>
    <style:style style:name="P973" style:parent-style-name="TableContents" style:family="paragraph">
      <style:paragraph-properties fo:text-align="end"/>
    </style:style>
    <style:style style:name="T974" style:parent-style-name="Car.predefinitoparagrafo" style:family="text">
      <style:text-properties style:font-name="American Typewriter" fo:color="#C9211E" style:language-asian="ja" style:country-asian="JP"/>
    </style:style>
    <style:style style:name="T975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976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977" style:parent-style-name="Car.predefinitoparagrafo" style:family="text">
      <style:text-properties style:font-name="American Typewriter" fo:color="#C9211E" style:language-asian="ja" style:country-asian="JP"/>
    </style:style>
    <style:style style:name="P978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979" style:parent-style-name="TableContents" style:family="paragraph">
      <style:paragraph-properties fo:text-align="end"/>
      <style:text-properties fo:language="en" fo:country="GB" style:language-asian="ja" style:country-asian="JP"/>
    </style:style>
    <style:style style:name="P980" style:parent-style-name="TableContents" style:family="paragraph">
      <style:paragraph-properties fo:text-align="center"/>
      <style:text-properties style:font-name="American Typewriter" fo:color="#000000"/>
    </style:style>
    <style:style style:name="P981" style:parent-style-name="TableContents" style:family="paragraph">
      <style:paragraph-properties fo:text-align="center"/>
      <style:text-properties style:font-name="American Typewriter" fo:color="#000000"/>
    </style:style>
    <style:style style:name="P982" style:parent-style-name="TableContents" style:family="paragraph">
      <style:paragraph-properties fo:text-align="end"/>
      <style:text-properties style:font-name="American Typewriter" fo:color="#C9211E"/>
    </style:style>
    <style:style style:name="P983" style:parent-style-name="TableContents" style:family="paragraph">
      <style:paragraph-properties fo:text-align="end"/>
    </style:style>
    <style:style style:name="T984" style:parent-style-name="Car.predefinitoparagrafo" style:family="text">
      <style:text-properties style:font-name="American Typewriter" fo:color="#C9211E" style:language-asian="ja" style:country-asian="JP"/>
    </style:style>
    <style:style style:name="T985" style:parent-style-name="Car.predefinitoparagrafo" style:family="text">
      <style:text-properties style:font-name="American Typewriter" fo:color="#C9211E"/>
    </style:style>
    <style:style style:name="T986" style:parent-style-name="Car.predefinitoparagrafo" style:family="text">
      <style:text-properties style:font-name="American Typewriter" fo:color="#C9211E"/>
    </style:style>
    <style:style style:name="T987" style:parent-style-name="Car.predefinitoparagrafo" style:family="text">
      <style:text-properties style:font-name="American Typewriter" fo:color="#C9211E"/>
    </style:style>
    <style:style style:name="T988" style:parent-style-name="Car.predefinitoparagrafo" style:family="text">
      <style:text-properties style:font-name="American Typewriter" fo:color="#C9211E" style:language-asian="ja" style:country-asian="JP"/>
    </style:style>
    <style:style style:name="P989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990" style:parent-style-name="TableContents" style:family="paragraph">
      <style:paragraph-properties fo:text-align="end"/>
    </style:style>
    <style:style style:name="T991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992" style:parent-style-name="Car.predefinitoparagrafo" style:family="text">
      <style:text-properties style:font-name="American Typewriter" fo:color="#C9211E" style:language-asian="ja" style:country-asian="JP"/>
    </style:style>
    <style:style style:name="T993" style:parent-style-name="Car.predefinitoparagrafo" style:family="text">
      <style:text-properties style:font-name="American Typewriter" fo:color="#C9211E" style:language-asian="ja" style:country-asian="JP"/>
    </style:style>
    <style:style style:name="T994" style:parent-style-name="Car.predefinitoparagrafo" style:family="text">
      <style:text-properties style:font-name="American Typewriter" fo:color="#C9211E" style:language-asian="ja" style:country-asian="JP"/>
    </style:style>
    <style:style style:name="T995" style:parent-style-name="Car.predefinitoparagrafo" style:family="text">
      <style:text-properties style:font-name="American Typewriter" fo:color="#C9211E" style:language-asian="ja" style:country-asian="JP"/>
    </style:style>
    <style:style style:name="T996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997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998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999" style:parent-style-name="TableContents" style:family="paragraph">
      <style:paragraph-properties fo:text-align="center"/>
      <style:text-properties style:font-name="American Typewriter" fo:color="#000000"/>
    </style:style>
    <style:style style:name="P1000" style:parent-style-name="TableContents" style:family="paragraph">
      <style:paragraph-properties fo:text-align="center"/>
      <style:text-properties style:font-name="American Typewriter" fo:color="#000000"/>
    </style:style>
    <style:style style:name="P1001" style:parent-style-name="TableContents" style:family="paragraph">
      <style:paragraph-properties fo:text-align="center"/>
      <style:text-properties style:font-name="American Typewriter" fo:color="#000000"/>
    </style:style>
    <style:style style:name="P1002" style:parent-style-name="TableContents" style:family="paragraph">
      <style:paragraph-properties fo:text-align="center"/>
      <style:text-properties style:font-name="American Typewriter" fo:color="#000000"/>
    </style:style>
    <style:style style:name="P1003" style:parent-style-name="TableContents" style:family="paragraph">
      <style:paragraph-properties fo:text-align="center"/>
      <style:text-properties style:font-name="American Typewriter" fo:color="#000000"/>
    </style:style>
    <style:style style:name="P1004" style:parent-style-name="TableContents" style:family="paragraph">
      <style:paragraph-properties fo:text-align="center"/>
      <style:text-properties style:font-name="American Typewriter" fo:color="#000000"/>
    </style:style>
    <style:style style:name="P1005" style:parent-style-name="TableContents" style:family="paragraph">
      <style:paragraph-properties fo:text-align="center"/>
      <style:text-properties style:font-name="American Typewriter" fo:color="#000000"/>
    </style:style>
    <style:style style:name="P1006" style:parent-style-name="TableContents" style:family="paragraph">
      <style:paragraph-properties fo:text-align="center"/>
      <style:text-properties style:font-name="American Typewriter" fo:color="#000000"/>
    </style:style>
    <style:style style:name="P1007" style:parent-style-name="TableContents" style:family="paragraph">
      <style:paragraph-properties fo:text-align="center"/>
      <style:text-properties style:font-name="American Typewriter" fo:color="#000000"/>
    </style:style>
    <style:style style:name="P1008" style:parent-style-name="TableContents" style:family="paragraph">
      <style:paragraph-properties fo:text-align="center"/>
      <style:text-properties style:font-name="American Typewriter" fo:color="#000000"/>
    </style:style>
    <style:style style:name="P1009" style:parent-style-name="TableContents" style:family="paragraph">
      <style:paragraph-properties fo:text-align="center"/>
      <style:text-properties style:font-name="American Typewriter" fo:color="#000000"/>
    </style:style>
    <style:style style:name="P1010" style:parent-style-name="TableContents" style:family="paragraph">
      <style:paragraph-properties fo:text-align="center"/>
      <style:text-properties style:font-name="American Typewriter" fo:color="#000000"/>
    </style:style>
    <style:style style:name="P1011" style:parent-style-name="TableContents" style:family="paragraph">
      <style:paragraph-properties fo:text-align="center"/>
      <style:text-properties style:font-name="American Typewriter" fo:color="#000000"/>
    </style:style>
    <style:style style:name="P1012" style:parent-style-name="TableContents" style:family="paragraph">
      <style:paragraph-properties fo:text-align="end"/>
      <style:text-properties style:font-name="American Typewriter" fo:color="#C9211E"/>
    </style:style>
    <style:style style:name="P1013" style:parent-style-name="TableContents" style:family="paragraph">
      <style:paragraph-properties fo:text-align="end"/>
    </style:style>
    <style:style style:name="T1014" style:parent-style-name="Car.predefinitoparagrafo" style:family="text">
      <style:text-properties style:font-name="American Typewriter" fo:color="#C9211E" style:language-asian="ja" style:country-asian="JP"/>
    </style:style>
    <style:style style:name="T1015" style:parent-style-name="Car.predefinitoparagrafo" style:family="text">
      <style:text-properties style:font-name="American Typewriter" fo:color="#C9211E"/>
    </style:style>
    <style:style style:name="T1016" style:parent-style-name="Car.predefinitoparagrafo" style:family="text">
      <style:text-properties style:font-name="American Typewriter" fo:color="#C9211E" style:language-asian="ja" style:country-asian="JP"/>
    </style:style>
    <style:style style:name="T1017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018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019" style:parent-style-name="TableContents" style:family="paragraph">
      <style:paragraph-properties fo:text-align="end"/>
    </style:style>
    <style:style style:name="T1020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021" style:parent-style-name="TableContents" style:family="paragraph">
      <style:paragraph-properties fo:text-align="end"/>
    </style:style>
    <style:style style:name="P1022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023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024" style:parent-style-name="TableContents" style:family="paragraph">
      <style:paragraph-properties fo:text-align="center"/>
      <style:text-properties style:font-name="American Typewriter" fo:color="#000000"/>
    </style:style>
    <style:style style:name="P1025" style:parent-style-name="TableContents" style:family="paragraph">
      <style:paragraph-properties fo:text-align="center"/>
      <style:text-properties style:font-name="American Typewriter" fo:color="#000000"/>
    </style:style>
    <style:style style:name="P1026" style:parent-style-name="TableContents" style:family="paragraph">
      <style:paragraph-properties fo:text-align="center"/>
      <style:text-properties style:font-name="American Typewriter" fo:color="#000000"/>
    </style:style>
    <style:style style:name="P1027" style:parent-style-name="TableContents" style:family="paragraph">
      <style:paragraph-properties fo:text-align="end"/>
      <style:text-properties style:font-name="American Typewriter" fo:color="#C9211E"/>
    </style:style>
    <style:style style:name="P1028" style:parent-style-name="TableContents" style:family="paragraph">
      <style:paragraph-properties fo:text-align="end"/>
    </style:style>
    <style:style style:name="T1029" style:parent-style-name="Car.predefinitoparagrafo" style:family="text">
      <style:text-properties style:font-name="American Typewriter" fo:color="#C9211E" style:language-asian="ja" style:country-asian="JP"/>
    </style:style>
    <style:style style:name="T1030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031" style:parent-style-name="Car.predefinitoparagrafo" style:family="text">
      <style:text-properties style:font-name="American Typewriter" fo:color="#C9211E" style:language-asian="ja" style:country-asian="JP"/>
    </style:style>
    <style:style style:name="P1032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033" style:parent-style-name="TableContents" style:family="paragraph">
      <style:paragraph-properties fo:text-align="end"/>
    </style:style>
    <style:style style:name="P1034" style:parent-style-name="TableContents" style:family="paragraph">
      <style:paragraph-properties fo:text-align="center"/>
      <style:text-properties style:font-name="American Typewriter" fo:color="#000000"/>
    </style:style>
    <style:style style:name="P1035" style:parent-style-name="TableContents" style:family="paragraph">
      <style:paragraph-properties fo:text-align="center"/>
      <style:text-properties style:font-name="American Typewriter" fo:color="#000000"/>
    </style:style>
    <style:style style:name="P1036" style:parent-style-name="TableContents" style:family="paragraph">
      <style:paragraph-properties fo:text-align="center"/>
      <style:text-properties style:font-name="American Typewriter" fo:color="#000000"/>
    </style:style>
    <style:style style:name="P1037" style:parent-style-name="TableContents" style:family="paragraph">
      <style:paragraph-properties fo:text-align="center"/>
      <style:text-properties style:font-name="American Typewriter" fo:color="#000000"/>
    </style:style>
    <style:style style:name="P1038" style:parent-style-name="TableContents" style:family="paragraph">
      <style:paragraph-properties fo:text-align="center"/>
      <style:text-properties style:font-name="American Typewriter" fo:color="#000000"/>
    </style:style>
    <style:style style:name="P1039" style:parent-style-name="TableContents" style:family="paragraph">
      <style:paragraph-properties fo:text-align="center"/>
      <style:text-properties style:font-name="American Typewriter" fo:color="#000000"/>
    </style:style>
    <style:style style:name="P1040" style:parent-style-name="TableContents" style:family="paragraph">
      <style:paragraph-properties fo:text-align="center"/>
      <style:text-properties style:font-name="American Typewriter" fo:color="#000000"/>
    </style:style>
    <style:style style:name="P1041" style:parent-style-name="TableContents" style:family="paragraph">
      <style:paragraph-properties fo:text-align="center"/>
      <style:text-properties style:font-name="American Typewriter" fo:color="#000000"/>
    </style:style>
    <style:style style:name="P1042" style:parent-style-name="TableContents" style:family="paragraph">
      <style:paragraph-properties fo:text-align="end"/>
      <style:text-properties style:font-name="American Typewriter" fo:color="#C9211E"/>
    </style:style>
    <style:style style:name="P1043" style:parent-style-name="TableContents" style:family="paragraph">
      <style:paragraph-properties fo:text-align="end"/>
    </style:style>
    <style:style style:name="T1044" style:parent-style-name="Car.predefinitoparagrafo" style:family="text">
      <style:text-properties style:font-name="American Typewriter" fo:color="#C9211E"/>
    </style:style>
    <style:style style:name="P1045" style:parent-style-name="TableContents" style:family="paragraph">
      <style:paragraph-properties fo:text-align="end"/>
    </style:style>
    <style:style style:name="T1046" style:parent-style-name="Car.predefinitoparagrafo" style:family="text">
      <style:text-properties style:font-name="American Typewriter" fo:color="#C9211E" style:language-asian="ja" style:country-asian="JP"/>
    </style:style>
    <style:style style:name="T1047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048" style:parent-style-name="Car.predefinitoparagrafo" style:family="text">
      <style:text-properties style:font-name="American Typewriter" fo:color="#C9211E" style:language-asian="ja" style:country-asian="JP"/>
    </style:style>
    <style:style style:name="P1049" style:parent-style-name="TableContents" style:family="paragraph">
      <style:paragraph-properties fo:text-align="end"/>
    </style:style>
    <style:style style:name="T1050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051" style:parent-style-name="TableContents" style:family="paragraph">
      <style:paragraph-properties fo:text-align="end"/>
    </style:style>
    <style:style style:name="P1052" style:parent-style-name="TableContents" style:family="paragraph">
      <style:paragraph-properties fo:text-align="center"/>
      <style:text-properties style:font-name="American Typewriter" fo:color="#000000"/>
    </style:style>
    <style:style style:name="P1053" style:parent-style-name="TableContents" style:family="paragraph">
      <style:paragraph-properties fo:text-align="center"/>
      <style:text-properties style:font-name="American Typewriter" fo:color="#000000"/>
    </style:style>
    <style:style style:name="P1054" style:parent-style-name="TableContents" style:family="paragraph">
      <style:paragraph-properties fo:text-align="center"/>
      <style:text-properties style:font-name="American Typewriter" fo:color="#000000"/>
    </style:style>
    <style:style style:name="P1055" style:parent-style-name="TableContents" style:family="paragraph">
      <style:paragraph-properties fo:text-align="center"/>
      <style:text-properties style:font-name="American Typewriter" fo:color="#000000"/>
    </style:style>
    <style:style style:name="P1056" style:parent-style-name="TableContents" style:family="paragraph">
      <style:paragraph-properties fo:text-align="center"/>
      <style:text-properties style:font-name="American Typewriter" fo:color="#000000"/>
    </style:style>
    <style:style style:name="P1057" style:parent-style-name="TableContents" style:family="paragraph">
      <style:paragraph-properties fo:text-align="center"/>
      <style:text-properties style:font-name="American Typewriter" fo:color="#000000"/>
    </style:style>
    <style:style style:name="P1058" style:parent-style-name="TableContents" style:family="paragraph">
      <style:paragraph-properties fo:text-align="center"/>
      <style:text-properties style:font-name="American Typewriter" fo:color="#000000"/>
    </style:style>
    <style:style style:name="P1059" style:parent-style-name="TableContents" style:family="paragraph">
      <style:paragraph-properties fo:text-align="end"/>
      <style:text-properties style:font-name="American Typewriter" fo:color="#C9211E"/>
    </style:style>
    <style:style style:name="P1060" style:parent-style-name="TableContents" style:family="paragraph">
      <style:paragraph-properties fo:text-align="end"/>
    </style:style>
    <style:style style:name="T1061" style:parent-style-name="Car.predefinitoparagrafo" style:family="text">
      <style:text-properties style:font-name="American Typewriter" fo:color="#C9211E" style:language-asian="ja" style:country-asian="JP"/>
    </style:style>
    <style:style style:name="T1062" style:parent-style-name="Car.predefinitoparagrafo" style:family="text">
      <style:text-properties style:font-name="American Typewriter" fo:color="#C9211E"/>
    </style:style>
    <style:style style:name="T1063" style:parent-style-name="Car.predefinitoparagrafo" style:family="text">
      <style:text-properties style:font-name="American Typewriter" fo:color="#C9211E" style:language-asian="ja" style:country-asian="JP"/>
    </style:style>
    <style:style style:name="P1064" style:parent-style-name="TableContents" style:family="paragraph">
      <style:paragraph-properties fo:text-align="end"/>
    </style:style>
    <style:style style:name="T1065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066" style:parent-style-name="Car.predefinitoparagrafo" style:family="text">
      <style:text-properties fo:language="en" fo:country="GB"/>
    </style:style>
    <style:style style:name="P1067" style:parent-style-name="TableContents" style:family="paragraph">
      <style:paragraph-properties fo:text-align="end"/>
    </style:style>
    <style:style style:name="P1068" style:parent-style-name="TableContents" style:family="paragraph">
      <style:paragraph-properties fo:text-align="center"/>
      <style:text-properties style:font-name="American Typewriter" fo:color="#000000"/>
    </style:style>
    <style:style style:name="P1069" style:parent-style-name="TableContents" style:family="paragraph">
      <style:paragraph-properties fo:text-align="center"/>
      <style:text-properties style:font-name="American Typewriter" fo:color="#000000"/>
    </style:style>
    <style:style style:name="P1070" style:parent-style-name="TableContents" style:family="paragraph">
      <style:paragraph-properties fo:text-align="center"/>
      <style:text-properties style:font-name="American Typewriter" fo:color="#000000"/>
    </style:style>
    <style:style style:name="P1071" style:parent-style-name="TableContents" style:family="paragraph">
      <style:paragraph-properties fo:text-align="center"/>
      <style:text-properties style:font-name="American Typewriter" fo:color="#000000"/>
    </style:style>
    <style:style style:name="P1072" style:parent-style-name="TableContents" style:family="paragraph">
      <style:paragraph-properties fo:text-align="center"/>
      <style:text-properties style:font-name="American Typewriter" fo:color="#000000"/>
    </style:style>
    <style:style style:name="P1073" style:parent-style-name="TableContents" style:family="paragraph">
      <style:paragraph-properties fo:text-align="center"/>
      <style:text-properties style:font-name="American Typewriter" fo:color="#000000"/>
    </style:style>
    <style:style style:name="P1074" style:parent-style-name="TableContents" style:family="paragraph">
      <style:paragraph-properties fo:text-align="center"/>
      <style:text-properties style:font-name="American Typewriter" fo:color="#000000"/>
    </style:style>
    <style:style style:name="P1075" style:parent-style-name="TableContents" style:family="paragraph">
      <style:paragraph-properties fo:text-align="center"/>
      <style:text-properties style:font-name="American Typewriter" fo:color="#000000"/>
    </style:style>
    <style:style style:name="P1076" style:parent-style-name="TableContents" style:family="paragraph">
      <style:paragraph-properties fo:text-align="center"/>
      <style:text-properties style:font-name="American Typewriter" fo:color="#000000"/>
    </style:style>
    <style:style style:name="P1077" style:parent-style-name="TableContents" style:family="paragraph">
      <style:paragraph-properties fo:text-align="center"/>
      <style:text-properties style:font-name="American Typewriter" fo:color="#000000"/>
    </style:style>
    <style:style style:name="P1078" style:parent-style-name="TableContents" style:family="paragraph">
      <style:paragraph-properties fo:text-align="center"/>
      <style:text-properties style:font-name="American Typewriter" fo:color="#000000"/>
    </style:style>
    <style:style style:name="P1079" style:parent-style-name="TableContents" style:family="paragraph">
      <style:paragraph-properties fo:text-align="center"/>
      <style:text-properties style:font-name="American Typewriter" fo:color="#000000"/>
    </style:style>
    <style:style style:name="P1080" style:parent-style-name="TableContents" style:family="paragraph">
      <style:paragraph-properties fo:text-align="center"/>
      <style:text-properties style:font-name="American Typewriter" fo:color="#000000"/>
    </style:style>
    <style:style style:name="P1081" style:parent-style-name="TableContents" style:family="paragraph">
      <style:paragraph-properties fo:text-align="end"/>
    </style:style>
    <style:style style:name="T1082" style:parent-style-name="Car.predefinitoparagrafo" style:family="text">
      <style:text-properties style:font-name="American Typewriter" fo:color="#C9211E" fo:language="en" fo:country="GB"/>
    </style:style>
    <style:style style:name="T1083" style:parent-style-name="Car.predefinitoparagrafo" style:family="text">
      <style:text-properties style:font-name="American Typewriter" fo:color="#C9211E"/>
    </style:style>
    <style:style style:name="P1084" style:parent-style-name="TableContents" style:family="paragraph">
      <style:paragraph-properties fo:text-align="end"/>
    </style:style>
    <style:style style:name="T1085" style:parent-style-name="Car.predefinitoparagrafo" style:family="text">
      <style:text-properties style:font-name="American Typewriter" fo:color="#C9211E" style:language-asian="ja" style:country-asian="JP"/>
    </style:style>
    <style:style style:name="T1086" style:parent-style-name="Car.predefinitoparagrafo" style:family="text">
      <style:text-properties style:font-name="American Typewriter" fo:color="#C9211E"/>
    </style:style>
    <style:style style:name="T1087" style:parent-style-name="Car.predefinitoparagrafo" style:family="text">
      <style:text-properties style:font-name="American Typewriter" fo:color="#C9211E"/>
    </style:style>
    <style:style style:name="T1088" style:parent-style-name="Car.predefinitoparagrafo" style:family="text">
      <style:text-properties style:font-name="American Typewriter" fo:color="#C9211E"/>
    </style:style>
    <style:style style:name="T1089" style:parent-style-name="Car.predefinitoparagrafo" style:family="text">
      <style:text-properties style:font-name="American Typewriter" fo:color="#C9211E" style:language-asian="ja" style:country-asian="JP"/>
    </style:style>
    <style:style style:name="P1090" style:parent-style-name="TableContents" style:family="paragraph">
      <style:paragraph-properties fo:text-align="end"/>
    </style:style>
    <style:style style:name="T1091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092" style:parent-style-name="Car.predefinitoparagrafo" style:family="text">
      <style:text-properties fo:language="en" fo:country="GB"/>
    </style:style>
    <style:style style:name="T1093" style:parent-style-name="Car.predefinitoparagrafo" style:family="text">
      <style:text-properties style:font-name="American Typewriter" fo:color="#C9211E" style:language-asian="ja" style:country-asian="JP"/>
    </style:style>
    <style:style style:name="T1094" style:parent-style-name="Car.predefinitoparagrafo" style:family="text">
      <style:text-properties fo:language="en" fo:country="GB"/>
    </style:style>
    <style:style style:name="T1095" style:parent-style-name="Car.predefinitoparagrafo" style:family="text">
      <style:text-properties style:font-name="American Typewriter" fo:color="#C9211E" style:language-asian="ja" style:country-asian="JP"/>
    </style:style>
    <style:style style:name="P1096" style:parent-style-name="TableContents" style:family="paragraph">
      <style:paragraph-properties fo:text-align="end"/>
    </style:style>
    <style:style style:name="P1097" style:parent-style-name="TableContents" style:family="paragraph">
      <style:paragraph-properties fo:text-align="center"/>
      <style:text-properties style:font-name="American Typewriter" fo:color="#000000"/>
    </style:style>
    <style:style style:name="P1098" style:parent-style-name="TableContents" style:family="paragraph">
      <style:paragraph-properties fo:text-align="center"/>
      <style:text-properties style:font-name="American Typewriter" fo:color="#000000"/>
    </style:style>
    <style:style style:name="P1099" style:parent-style-name="TableContents" style:family="paragraph">
      <style:paragraph-properties fo:text-align="center"/>
      <style:text-properties style:font-name="American Typewriter" fo:color="#000000"/>
    </style:style>
    <style:style style:name="P1100" style:parent-style-name="TableContents" style:family="paragraph">
      <style:paragraph-properties fo:text-align="center"/>
      <style:text-properties style:font-name="American Typewriter" fo:color="#000000"/>
    </style:style>
    <style:style style:name="P1101" style:parent-style-name="TableContents" style:family="paragraph">
      <style:paragraph-properties fo:text-align="center"/>
      <style:text-properties style:font-name="American Typewriter" fo:color="#000000"/>
    </style:style>
    <style:style style:name="P1102" style:parent-style-name="TableContents" style:family="paragraph">
      <style:paragraph-properties fo:text-align="center"/>
      <style:text-properties style:font-name="American Typewriter" fo:color="#000000"/>
    </style:style>
    <style:style style:name="P1103" style:parent-style-name="TableContents" style:family="paragraph">
      <style:paragraph-properties fo:text-align="center"/>
      <style:text-properties style:font-name="American Typewriter" fo:color="#000000"/>
    </style:style>
    <style:style style:name="P1104" style:parent-style-name="TableContents" style:family="paragraph">
      <style:paragraph-properties fo:text-align="end"/>
    </style:style>
    <style:style style:name="T1105" style:parent-style-name="Car.predefinitoparagrafo" style:family="text">
      <style:text-properties style:font-name="American Typewriter" fo:color="#C9211E"/>
    </style:style>
    <style:style style:name="P1106" style:parent-style-name="TableContents" style:family="paragraph">
      <style:paragraph-properties fo:text-align="end"/>
    </style:style>
    <style:style style:name="T1107" style:parent-style-name="Car.predefinitoparagrafo" style:family="text">
      <style:text-properties style:font-name="American Typewriter" fo:color="#C9211E" style:language-asian="ja" style:country-asian="JP"/>
    </style:style>
    <style:style style:name="T1108" style:parent-style-name="Car.predefinitoparagrafo" style:family="text">
      <style:text-properties style:font-name="Yu Mincho" style:font-name-asian="Yu Mincho" fo:color="#C9211E" style:language-asian="ja" style:country-asian="JP"/>
    </style:style>
    <style:style style:name="P1109" style:parent-style-name="TableContents" style:family="paragraph">
      <style:paragraph-properties fo:text-align="end"/>
    </style:style>
    <style:style style:name="T1110" style:parent-style-name="Car.predefinitoparagrafo" style:family="text">
      <style:text-properties style:font-name="American Typewriter" fo:color="#C9211E" fo:language="en" fo:country="GB"/>
    </style:style>
    <style:style style:name="P1111" style:parent-style-name="TableContents" style:family="paragraph">
      <style:paragraph-properties fo:text-align="end"/>
    </style:style>
    <style:style style:name="P1112" style:parent-style-name="TableContents" style:family="paragraph">
      <style:paragraph-properties fo:text-align="center"/>
      <style:text-properties style:font-name="American Typewriter" fo:color="#000000"/>
    </style:style>
    <style:style style:name="P1113" style:parent-style-name="TableContents" style:family="paragraph">
      <style:paragraph-properties fo:text-align="center"/>
      <style:text-properties style:font-name="American Typewriter" fo:color="#000000"/>
    </style:style>
    <style:style style:name="P1114" style:parent-style-name="TableContents" style:family="paragraph">
      <style:paragraph-properties fo:text-align="center"/>
      <style:text-properties style:font-name="American Typewriter" fo:color="#000000"/>
    </style:style>
    <style:style style:name="P1115" style:parent-style-name="TableContents" style:family="paragraph">
      <style:paragraph-properties fo:text-align="center"/>
      <style:text-properties style:font-name="American Typewriter" fo:color="#000000"/>
    </style:style>
    <style:style style:name="P1116" style:parent-style-name="TableContents" style:family="paragraph">
      <style:paragraph-properties fo:text-align="end"/>
      <style:text-properties style:font-name="American Typewriter" fo:color="#C9211E"/>
    </style:style>
    <style:style style:name="P1117" style:parent-style-name="TableContents" style:family="paragraph">
      <style:paragraph-properties fo:text-align="end"/>
    </style:style>
    <style:style style:name="T1118" style:parent-style-name="Car.predefinitoparagrafo" style:family="text">
      <style:text-properties style:font-name="American Typewriter" fo:color="#C9211E"/>
    </style:style>
    <style:style style:name="T1119" style:parent-style-name="Car.predefinitoparagrafo" style:family="text">
      <style:text-properties style:font-name="American Typewriter" fo:color="#C9211E" style:language-asian="ja" style:country-asian="JP"/>
    </style:style>
    <style:style style:name="T1120" style:parent-style-name="Car.predefinitoparagrafo" style:family="text">
      <style:text-properties style:font-name="American Typewriter" fo:color="#C9211E"/>
    </style:style>
    <style:style style:name="T1121" style:parent-style-name="Car.predefinitoparagrafo" style:family="text">
      <style:text-properties style:font-name="American Typewriter" fo:color="#C9211E"/>
    </style:style>
    <style:style style:name="T1122" style:parent-style-name="Car.predefinitoparagrafo" style:family="text">
      <style:text-properties style:font-name="American Typewriter" fo:color="#C9211E"/>
    </style:style>
    <style:style style:name="T1123" style:parent-style-name="Car.predefinitoparagrafo" style:family="text">
      <style:text-properties style:font-name="American Typewriter" fo:color="#C9211E" style:language-asian="ja" style:country-asian="JP"/>
    </style:style>
    <style:style style:name="P1124" style:parent-style-name="TableContents" style:family="paragraph">
      <style:paragraph-properties fo:text-align="end"/>
    </style:style>
    <style:style style:name="T1125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126" style:parent-style-name="Car.predefinitoparagrafo" style:family="text">
      <style:text-properties style:font-name="American Typewriter" fo:color="#C9211E" style:language-asian="ja" style:country-asian="JP"/>
    </style:style>
    <style:style style:name="P1127" style:parent-style-name="TableContents" style:family="paragraph">
      <style:paragraph-properties fo:text-align="center"/>
      <style:text-properties style:font-name="American Typewriter" fo:color="#000000"/>
    </style:style>
    <style:style style:name="P1128" style:parent-style-name="TableContents" style:family="paragraph">
      <style:paragraph-properties fo:text-align="center"/>
      <style:text-properties style:font-name="American Typewriter" fo:color="#000000"/>
    </style:style>
    <style:style style:name="P1129" style:parent-style-name="TableContents" style:family="paragraph">
      <style:paragraph-properties fo:text-align="center"/>
      <style:text-properties style:font-name="American Typewriter" fo:color="#000000"/>
    </style:style>
    <style:style style:name="P1130" style:parent-style-name="TableContents" style:family="paragraph">
      <style:paragraph-properties fo:text-align="center"/>
      <style:text-properties style:font-name="American Typewriter" fo:color="#000000"/>
    </style:style>
    <style:style style:name="P1131" style:parent-style-name="TableContents" style:family="paragraph">
      <style:paragraph-properties fo:text-align="center"/>
      <style:text-properties style:font-name="American Typewriter" fo:color="#000000"/>
    </style:style>
    <style:style style:name="P1132" style:parent-style-name="TableContents" style:family="paragraph">
      <style:paragraph-properties fo:text-align="center"/>
      <style:text-properties style:font-name="American Typewriter" fo:color="#000000"/>
    </style:style>
    <style:style style:name="P1133" style:parent-style-name="TableContents" style:family="paragraph">
      <style:paragraph-properties fo:text-align="center"/>
      <style:text-properties style:font-name="American Typewriter" fo:color="#000000"/>
    </style:style>
    <style:style style:name="P1134" style:parent-style-name="TableContents" style:family="paragraph">
      <style:paragraph-properties fo:text-align="center"/>
      <style:text-properties style:font-name="American Typewriter" fo:color="#000000"/>
    </style:style>
    <style:style style:name="P1135" style:parent-style-name="TableContents" style:family="paragraph">
      <style:paragraph-properties fo:text-align="center"/>
      <style:text-properties style:font-name="American Typewriter" fo:color="#000000"/>
    </style:style>
    <style:style style:name="P1136" style:parent-style-name="TableContents" style:family="paragraph">
      <style:paragraph-properties fo:text-align="center"/>
      <style:text-properties style:font-name="American Typewriter" fo:color="#000000"/>
    </style:style>
    <style:style style:name="P1137" style:parent-style-name="TableContents" style:family="paragraph">
      <style:paragraph-properties fo:text-align="center"/>
      <style:text-properties style:font-name="American Typewriter" fo:color="#000000"/>
    </style:style>
    <style:style style:name="P1138" style:parent-style-name="TableContents" style:family="paragraph">
      <style:paragraph-properties fo:text-align="center"/>
      <style:text-properties style:font-name="American Typewriter" fo:color="#000000"/>
    </style:style>
    <style:style style:name="P1139" style:parent-style-name="TableContents" style:family="paragraph">
      <style:paragraph-properties fo:text-align="center"/>
      <style:text-properties style:font-name="American Typewriter" fo:color="#000000"/>
    </style:style>
    <style:style style:name="P1140" style:parent-style-name="TableContents" style:family="paragraph">
      <style:paragraph-properties fo:text-align="center"/>
      <style:text-properties style:font-name="American Typewriter" fo:color="#000000"/>
    </style:style>
    <style:style style:name="P1141" style:parent-style-name="TableContents" style:family="paragraph">
      <style:paragraph-properties fo:text-align="end"/>
      <style:text-properties style:font-name="American Typewriter" fo:color="#C9211E"/>
    </style:style>
    <style:style style:name="P1142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143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144" style:parent-style-name="TableContents" style:family="paragraph">
      <style:paragraph-properties fo:text-align="end"/>
    </style:style>
    <style:style style:name="T1145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146" style:parent-style-name="TableContents" style:family="paragraph">
      <style:paragraph-properties fo:text-align="end"/>
      <style:text-properties style:language-asian="ja" style:country-asian="JP"/>
    </style:style>
    <style:style style:name="P1147" style:parent-style-name="TableContents" style:family="paragraph">
      <style:paragraph-properties fo:text-align="end"/>
    </style:style>
    <style:style style:name="P1148" style:parent-style-name="TableContents" style:family="paragraph">
      <style:paragraph-properties fo:text-align="center"/>
      <style:text-properties style:font-name="American Typewriter" fo:color="#000000"/>
    </style:style>
    <style:style style:name="P1149" style:parent-style-name="TableContents" style:family="paragraph">
      <style:paragraph-properties fo:text-align="center"/>
      <style:text-properties style:font-name="American Typewriter" fo:color="#000000"/>
    </style:style>
    <style:style style:name="P1150" style:parent-style-name="TableContents" style:family="paragraph">
      <style:paragraph-properties fo:text-align="center"/>
      <style:text-properties style:font-name="American Typewriter" fo:color="#000000"/>
    </style:style>
    <style:style style:name="P1151" style:parent-style-name="TableContents" style:family="paragraph">
      <style:paragraph-properties fo:text-align="center"/>
      <style:text-properties style:font-name="American Typewriter" fo:color="#000000"/>
    </style:style>
    <style:style style:name="P1152" style:parent-style-name="TableContents" style:family="paragraph">
      <style:paragraph-properties fo:text-align="center"/>
      <style:text-properties style:font-name="American Typewriter" fo:color="#000000"/>
    </style:style>
    <style:style style:name="P1153" style:parent-style-name="TableContents" style:family="paragraph">
      <style:paragraph-properties fo:text-align="end"/>
      <style:text-properties style:font-name="American Typewriter" fo:color="#C9211E"/>
    </style:style>
    <style:style style:name="P1154" style:parent-style-name="TableContents" style:family="paragraph">
      <style:paragraph-properties fo:text-align="end"/>
    </style:style>
    <style:style style:name="T1155" style:parent-style-name="Car.predefinitoparagrafo" style:family="text">
      <style:text-properties style:font-name="American Typewriter" fo:color="#C9211E" style:language-asian="ja" style:country-asian="JP"/>
    </style:style>
    <style:style style:name="T1156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157" style:parent-style-name="Car.predefinitoparagrafo" style:family="text">
      <style:text-properties style:font-name="American Typewriter" fo:color="#C9211E" style:language-asian="ja" style:country-asian="JP"/>
    </style:style>
    <style:style style:name="P1158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159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160" style:parent-style-name="TableContents" style:family="paragraph">
      <style:paragraph-properties fo:text-align="end"/>
      <style:text-properties style:language-asian="ja" style:country-asian="JP"/>
    </style:style>
    <style:style style:name="P1161" style:parent-style-name="TableContents" style:family="paragraph">
      <style:paragraph-properties fo:text-align="center"/>
      <style:text-properties style:font-name="American Typewriter" fo:color="#000000"/>
    </style:style>
    <style:style style:name="TableColumn1163" style:family="table-column">
      <style:table-column-properties style:column-width="3.4625in" style:use-optimal-column-width="false"/>
    </style:style>
    <style:style style:name="TableColumn1164" style:family="table-column">
      <style:table-column-properties style:column-width="3.4625in" style:use-optimal-column-width="false"/>
    </style:style>
    <style:style style:name="Table1162" style:family="table">
      <style:table-properties style:width="6.925in" fo:margin-left="0in" table:align="left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7" style:parent-style-name="TableContents" style:family="paragraph">
      <style:paragraph-properties fo:text-align="center"/>
      <style:text-properties style:font-name="American Typewriter"/>
    </style:style>
    <style:style style:name="TableCell11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69" style:parent-style-name="TableContents" style:family="paragraph">
      <style:paragraph-properties fo:text-align="center"/>
      <style:text-properties style:font-name="American Typewriter"/>
    </style:style>
    <style:style style:name="TableRow1170" style:family="table-row">
      <style:table-row-properties style:use-optimal-row-height="false"/>
    </style:style>
    <style:style style:name="TableCell1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2" style:parent-style-name="TableContents" style:family="paragraph">
      <style:paragraph-properties fo:text-align="center"/>
      <style:text-properties style:font-name="American Typewriter"/>
    </style:style>
    <style:style style:name="TableCell1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4" style:parent-style-name="TableContents" style:family="paragraph">
      <style:paragraph-properties fo:text-align="center"/>
      <style:text-properties style:font-name="American Typewriter"/>
    </style:style>
    <style:style style:name="TableRow1175" style:family="table-row">
      <style:table-row-properties style:use-optimal-row-height="false"/>
    </style:style>
    <style:style style:name="TableCell1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7" style:parent-style-name="TableContents" style:family="paragraph">
      <style:paragraph-properties fo:text-align="center"/>
      <style:text-properties style:font-name="American Typewriter"/>
    </style:style>
    <style:style style:name="TableCell1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9" style:parent-style-name="TableContents" style:family="paragraph">
      <style:paragraph-properties fo:text-align="center"/>
      <style:text-properties style:font-name="American Typewriter"/>
    </style:style>
    <style:style style:name="TableRow1180" style:family="table-row">
      <style:table-row-properties style:use-optimal-row-height="false"/>
    </style:style>
    <style:style style:name="TableCell1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2" style:parent-style-name="TableContents" style:family="paragraph">
      <style:paragraph-properties fo:text-align="center"/>
      <style:text-properties style:font-name="American Typewriter"/>
    </style:style>
    <style:style style:name="TableCell1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4" style:parent-style-name="TableContents" style:family="paragraph">
      <style:paragraph-properties fo:text-align="center"/>
      <style:text-properties style:font-name="American Typewriter"/>
    </style:style>
    <style:style style:name="TableRow1185" style:family="table-row">
      <style:table-row-properties style:use-optimal-row-height="false"/>
    </style:style>
    <style:style style:name="TableCell1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7" style:parent-style-name="TableContents" style:family="paragraph">
      <style:paragraph-properties fo:text-align="center"/>
      <style:text-properties style:font-name="American Typewriter"/>
    </style:style>
    <style:style style:name="TableCell1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9" style:parent-style-name="TableContents" style:family="paragraph">
      <style:paragraph-properties fo:text-align="center"/>
      <style:text-properties style:font-name="American Typewriter"/>
    </style:style>
    <style:style style:name="TableRow1190" style:family="table-row">
      <style:table-row-properties style:use-optimal-row-height="false"/>
    </style:style>
    <style:style style:name="TableCell1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2" style:parent-style-name="TableContents" style:family="paragraph">
      <style:paragraph-properties fo:text-align="center"/>
      <style:text-properties style:font-name="American Typewriter"/>
    </style:style>
    <style:style style:name="TableCell1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4" style:parent-style-name="TableContents" style:family="paragraph">
      <style:paragraph-properties fo:text-align="center"/>
      <style:text-properties style:font-name="American Typewriter"/>
    </style:style>
    <style:style style:name="TableRow1195" style:family="table-row">
      <style:table-row-properties style:use-optimal-row-height="false"/>
    </style:style>
    <style:style style:name="TableCell1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7" style:parent-style-name="TableContents" style:family="paragraph">
      <style:paragraph-properties fo:text-align="center"/>
      <style:text-properties style:font-name="American Typewriter"/>
    </style:style>
    <style:style style:name="TableCell1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9" style:parent-style-name="TableContents" style:family="paragraph">
      <style:paragraph-properties fo:text-align="center"/>
      <style:text-properties style:font-name="American Typewriter"/>
    </style:style>
    <style:style style:name="TableRow1200" style:family="table-row">
      <style:table-row-properties style:use-optimal-row-height="false"/>
    </style:style>
    <style:style style:name="TableCell1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2" style:parent-style-name="TableContents" style:family="paragraph">
      <style:paragraph-properties fo:text-align="center"/>
      <style:text-properties style:font-name="American Typewriter"/>
    </style:style>
    <style:style style:name="TableCell1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4" style:parent-style-name="TableContents" style:family="paragraph">
      <style:paragraph-properties fo:text-align="center"/>
      <style:text-properties style:font-name="American Typewriter"/>
    </style:style>
    <style:style style:name="TableRow1205" style:family="table-row">
      <style:table-row-properties style:use-optimal-row-height="false"/>
    </style:style>
    <style:style style:name="TableCell1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7" style:parent-style-name="TableContents" style:family="paragraph">
      <style:paragraph-properties fo:text-align="center"/>
      <style:text-properties style:font-name="American Typewriter"/>
    </style:style>
    <style:style style:name="TableCell1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9" style:parent-style-name="TableContents" style:family="paragraph">
      <style:paragraph-properties fo:text-align="center"/>
      <style:text-properties style:font-name="American Typewriter"/>
    </style:style>
    <style:style style:name="TableRow1210" style:family="table-row">
      <style:table-row-properties style:use-optimal-row-height="false"/>
    </style:style>
    <style:style style:name="TableCell1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2" style:parent-style-name="TableContents" style:family="paragraph">
      <style:paragraph-properties fo:text-align="center"/>
      <style:text-properties style:font-name="American Typewriter"/>
    </style:style>
    <style:style style:name="TableCell1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4" style:parent-style-name="TableContents" style:family="paragraph">
      <style:paragraph-properties fo:text-align="center"/>
      <style:text-properties style:font-name="American Typewriter"/>
    </style:style>
    <style:style style:name="TableRow1215" style:family="table-row">
      <style:table-row-properties style:use-optimal-row-height="false"/>
    </style:style>
    <style:style style:name="TableCell1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7" style:parent-style-name="TableContents" style:family="paragraph">
      <style:paragraph-properties fo:text-align="center"/>
      <style:text-properties style:font-name="American Typewriter"/>
    </style:style>
    <style:style style:name="TableCell1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9" style:parent-style-name="TableContents" style:family="paragraph">
      <style:paragraph-properties fo:text-align="center"/>
      <style:text-properties style:font-name="American Typewriter"/>
    </style:style>
    <style:style style:name="P1220" style:parent-style-name="TableContents" style:family="paragraph">
      <style:paragraph-properties fo:text-align="end"/>
      <style:text-properties style:font-name="American Typewriter" fo:color="#C9211E"/>
    </style:style>
    <style:style style:name="P1221" style:parent-style-name="TableContents" style:family="paragraph">
      <style:paragraph-properties fo:text-align="end"/>
      <style:text-properties style:font-name="American Typewriter" fo:color="#C9211E"/>
    </style:style>
    <style:style style:name="P1222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223" style:parent-style-name="TableContents" style:family="paragraph">
      <style:paragraph-properties fo:text-align="end"/>
      <style:text-properties style:font-name="American Typewriter" fo:color="#C9211E"/>
    </style:style>
    <style:style style:name="P1224" style:parent-style-name="TableContents" style:family="paragraph">
      <style:paragraph-properties fo:text-align="center"/>
      <style:text-properties style:font-name="American Typewriter" fo:color="#000000"/>
    </style:style>
    <style:style style:name="P1225" style:parent-style-name="TableContents" style:family="paragraph">
      <style:paragraph-properties fo:text-align="center"/>
      <style:text-properties style:font-name="American Typewriter" fo:color="#000000"/>
    </style:style>
    <style:style style:name="P1226" style:parent-style-name="TableContents" style:family="paragraph">
      <style:paragraph-properties fo:text-align="center"/>
      <style:text-properties style:font-name="American Typewriter" fo:color="#000000"/>
    </style:style>
    <style:style style:name="P1227" style:parent-style-name="TableContents" style:family="paragraph">
      <style:paragraph-properties fo:text-align="center"/>
      <style:text-properties style:font-name="American Typewriter" fo:color="#000000"/>
    </style:style>
    <style:style style:name="P1228" style:parent-style-name="TableContents" style:family="paragraph">
      <style:paragraph-properties fo:text-align="center"/>
      <style:text-properties style:font-name="American Typewriter" fo:color="#000000"/>
    </style:style>
    <style:style style:name="P1229" style:parent-style-name="TableContents" style:family="paragraph">
      <style:paragraph-properties fo:text-align="center"/>
      <style:text-properties style:font-name="American Typewriter" fo:color="#000000"/>
    </style:style>
    <style:style style:name="P1230" style:parent-style-name="TableContents" style:family="paragraph">
      <style:paragraph-properties fo:text-align="center"/>
      <style:text-properties style:font-name="American Typewriter" fo:color="#000000"/>
    </style:style>
    <style:style style:name="P1231" style:parent-style-name="TableContents" style:family="paragraph">
      <style:paragraph-properties fo:text-align="center"/>
      <style:text-properties style:font-name="American Typewriter" fo:color="#000000"/>
    </style:style>
    <style:style style:name="P1232" style:parent-style-name="TableContents" style:family="paragraph">
      <style:paragraph-properties fo:text-align="center"/>
      <style:text-properties style:font-name="American Typewriter" fo:color="#000000"/>
    </style:style>
    <style:style style:name="P1233" style:parent-style-name="TableContents" style:family="paragraph">
      <style:paragraph-properties fo:text-align="end"/>
    </style:style>
    <style:style style:name="T1234" style:parent-style-name="Car.predefinitoparagrafo" style:family="text">
      <style:text-properties style:font-name="American Typewriter" fo:color="#C9211E"/>
    </style:style>
    <style:style style:name="P1235" style:parent-style-name="TableContents" style:family="paragraph">
      <style:paragraph-properties fo:text-align="end"/>
    </style:style>
    <style:style style:name="T1236" style:parent-style-name="Car.predefinitoparagrafo" style:family="text">
      <style:text-properties style:font-name="American Typewriter" fo:color="#C9211E" fo:language="en" fo:country="GB"/>
    </style:style>
    <style:style style:name="T1237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238" style:parent-style-name="TableContents" style:family="paragraph">
      <style:paragraph-properties fo:text-align="end"/>
    </style:style>
    <style:style style:name="T1239" style:parent-style-name="Car.predefinitoparagrafo" style:family="text">
      <style:text-properties style:font-name="American Typewriter" fo:color="#C9211E"/>
    </style:style>
    <style:style style:name="P1240" style:parent-style-name="TableContents" style:family="paragraph">
      <style:paragraph-properties fo:text-align="end"/>
      <style:text-properties style:font-name="American Typewriter" fo:color="#C9211E" fo:language="en" fo:country="GB"/>
    </style:style>
    <style:style style:name="P1241" style:parent-style-name="TableContents" style:family="paragraph">
      <style:paragraph-properties fo:text-align="center"/>
      <style:text-properties style:font-name="American Typewriter" fo:color="#000000"/>
    </style:style>
    <style:style style:name="P1242" style:parent-style-name="TableContents" style:family="paragraph">
      <style:paragraph-properties fo:text-align="center"/>
      <style:text-properties style:font-name="American Typewriter" fo:color="#000000"/>
    </style:style>
    <style:style style:name="P1243" style:parent-style-name="TableContents" style:family="paragraph">
      <style:paragraph-properties fo:text-align="center"/>
      <style:text-properties style:font-name="American Typewriter" fo:color="#000000"/>
    </style:style>
    <style:style style:name="P1244" style:parent-style-name="TableContents" style:family="paragraph">
      <style:paragraph-properties fo:text-align="center"/>
      <style:text-properties style:font-name="American Typewriter" fo:color="#000000"/>
    </style:style>
    <style:style style:name="P1245" style:parent-style-name="TableContents" style:family="paragraph">
      <style:paragraph-properties fo:text-align="end"/>
    </style:style>
    <style:style style:name="T1246" style:parent-style-name="Car.predefinitoparagrafo" style:family="text">
      <style:text-properties style:font-name="American Typewriter" fo:color="#C9211E"/>
    </style:style>
    <style:style style:name="P1247" style:parent-style-name="TableContents" style:family="paragraph">
      <style:paragraph-properties fo:text-align="end"/>
      <style:text-properties style:font-name="American Typewriter" fo:color="#C9211E" fo:language="en" fo:country="GB"/>
    </style:style>
    <style:style style:name="P1248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249" style:parent-style-name="TableContents" style:family="paragraph">
      <style:paragraph-properties fo:text-align="end"/>
      <style:text-properties style:font-name="American Typewriter" fo:color="#C9211E"/>
    </style:style>
    <style:style style:name="P1250" style:parent-style-name="TableContents" style:family="paragraph">
      <style:paragraph-properties fo:text-align="end"/>
      <style:text-properties style:font-name="American Typewriter" fo:color="#C9211E"/>
    </style:style>
    <style:style style:name="P1251" style:parent-style-name="TableContents" style:family="paragraph">
      <style:paragraph-properties fo:text-align="end"/>
      <style:text-properties style:font-name="American Typewriter" fo:color="#C9211E"/>
    </style:style>
    <style:style style:name="P1252" style:parent-style-name="TableContents" style:family="paragraph">
      <style:paragraph-properties fo:text-align="center"/>
    </style:style>
    <style:style style:name="T1253" style:parent-style-name="Car.predefinitoparagrafo" style:family="text">
      <style:text-properties style:font-name="American Typewriter" fo:color="#000000"/>
    </style:style>
    <style:style style:name="P1254" style:parent-style-name="TableContents" style:family="paragraph">
      <style:paragraph-properties fo:text-align="center"/>
      <style:text-properties style:font-name="American Typewriter" fo:color="#000000"/>
    </style:style>
    <style:style style:name="P1255" style:parent-style-name="TableContents" style:family="paragraph">
      <style:paragraph-properties fo:text-align="center"/>
      <style:text-properties style:font-name="American Typewriter" fo:color="#000000"/>
    </style:style>
    <style:style style:name="P1256" style:parent-style-name="TableContents" style:family="paragraph">
      <style:paragraph-properties fo:text-align="center"/>
      <style:text-properties style:font-name="American Typewriter" fo:color="#000000"/>
    </style:style>
    <style:style style:name="P1257" style:parent-style-name="TableContents" style:family="paragraph">
      <style:paragraph-properties fo:text-align="center"/>
    </style:style>
    <style:style style:name="T1258" style:parent-style-name="Car.predefinitoparagrafo" style:family="text">
      <style:text-properties style:font-name="American Typewriter" fo:color="#000000"/>
    </style:style>
    <style:style style:name="P1259" style:parent-style-name="TableContents" style:family="paragraph">
      <style:paragraph-properties fo:text-align="center"/>
      <style:text-properties style:font-name="American Typewriter" fo:color="#000000"/>
    </style:style>
    <style:style style:name="P1260" style:parent-style-name="TableContents" style:family="paragraph">
      <style:paragraph-properties fo:text-align="center"/>
      <style:text-properties style:font-name="American Typewriter" fo:color="#000000"/>
    </style:style>
    <style:style style:name="P1261" style:parent-style-name="TableContents" style:family="paragraph">
      <style:paragraph-properties fo:text-align="center"/>
      <style:text-properties style:font-name="American Typewriter" fo:color="#000000"/>
    </style:style>
    <style:style style:name="P1262" style:parent-style-name="TableContents" style:family="paragraph">
      <style:paragraph-properties fo:text-align="center"/>
      <style:text-properties style:font-name="American Typewriter" fo:color="#000000"/>
    </style:style>
    <style:style style:name="P1263" style:parent-style-name="TableContents" style:family="paragraph">
      <style:paragraph-properties fo:text-align="center"/>
      <style:text-properties style:font-name="American Typewriter" fo:color="#000000"/>
    </style:style>
    <style:style style:name="P1264" style:parent-style-name="TableContents" style:family="paragraph">
      <style:paragraph-properties fo:text-align="center"/>
      <style:text-properties style:font-name="American Typewriter" fo:color="#000000"/>
    </style:style>
    <style:style style:name="P1265" style:parent-style-name="TableContents" style:family="paragraph">
      <style:paragraph-properties fo:text-align="center"/>
      <style:text-properties style:font-name="American Typewriter" fo:color="#000000"/>
    </style:style>
    <style:style style:name="P1266" style:parent-style-name="TableContents" style:family="paragraph">
      <style:paragraph-properties fo:text-align="center"/>
      <style:text-properties style:font-name="American Typewriter" fo:color="#000000"/>
    </style:style>
    <style:style style:name="P1267" style:parent-style-name="TableContents" style:family="paragraph">
      <style:paragraph-properties fo:text-align="end"/>
      <style:text-properties style:font-name="American Typewriter" fo:color="#C9211E"/>
    </style:style>
    <style:style style:name="P1268" style:parent-style-name="TableContents" style:family="paragraph">
      <style:paragraph-properties fo:text-align="end"/>
      <style:text-properties style:font-name="American Typewriter" fo:color="#C9211E"/>
    </style:style>
    <style:style style:name="P1269" style:parent-style-name="TableContents" style:family="paragraph">
      <style:paragraph-properties fo:text-align="end"/>
      <style:text-properties style:font-name="American Typewriter" fo:color="#C9211E"/>
    </style:style>
    <style:style style:name="P1270" style:parent-style-name="TableContents" style:family="paragraph">
      <style:paragraph-properties fo:text-align="center"/>
      <style:text-properties style:font-name="American Typewriter" fo:color="#000000"/>
    </style:style>
    <style:style style:name="P1271" style:parent-style-name="TableContents" style:family="paragraph">
      <style:paragraph-properties fo:text-align="center"/>
      <style:text-properties style:font-name="American Typewriter" fo:color="#000000"/>
    </style:style>
    <style:style style:name="P1272" style:parent-style-name="TableContents" style:family="paragraph">
      <style:paragraph-properties fo:text-align="center"/>
      <style:text-properties style:font-name="American Typewriter" fo:color="#000000"/>
    </style:style>
    <style:style style:name="P1273" style:parent-style-name="TableContents" style:family="paragraph">
      <style:paragraph-properties fo:text-align="center"/>
      <style:text-properties style:font-name="American Typewriter" fo:color="#000000"/>
    </style:style>
    <style:style style:name="P1274" style:parent-style-name="TableContents" style:family="paragraph">
      <style:paragraph-properties fo:text-align="center"/>
      <style:text-properties style:font-name="American Typewriter" fo:color="#000000"/>
    </style:style>
    <style:style style:name="P1275" style:parent-style-name="TableContents" style:family="paragraph">
      <style:paragraph-properties fo:text-align="center"/>
      <style:text-properties style:font-name="American Typewriter" fo:color="#000000"/>
    </style:style>
    <style:style style:name="P1276" style:parent-style-name="TableContents" style:family="paragraph">
      <style:paragraph-properties fo:text-align="end"/>
      <style:text-properties style:font-name="American Typewriter" fo:color="#C9211E"/>
    </style:style>
    <style:style style:name="P1277" style:parent-style-name="TableContents" style:family="paragraph">
      <style:paragraph-properties fo:text-align="end"/>
    </style:style>
    <style:style style:name="T1278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279" style:parent-style-name="Car.predefinitoparagrafo" style:family="text">
      <style:text-properties style:font-name="American Typewriter" fo:color="#C9211E"/>
    </style:style>
    <style:style style:name="T1280" style:parent-style-name="Car.predefinitoparagrafo" style:family="text">
      <style:text-properties style:font-name="American Typewriter" fo:color="#C9211E" style:language-asian="ja" style:country-asian="JP"/>
    </style:style>
    <style:style style:name="T1281" style:parent-style-name="Car.predefinitoparagrafo" style:family="text">
      <style:text-properties style:font-name="American Typewriter" fo:color="#C9211E"/>
    </style:style>
    <style:style style:name="P1282" style:parent-style-name="TableContents" style:family="paragraph">
      <style:paragraph-properties fo:text-align="end"/>
    </style:style>
    <style:style style:name="T1283" style:parent-style-name="Car.predefinitoparagrafo" style:family="text">
      <style:text-properties style:font-name="American Typewriter" fo:color="#C9211E" style:language-asian="ja" style:country-asian="JP"/>
    </style:style>
    <style:style style:name="T1284" style:parent-style-name="Car.predefinitoparagrafo" style:family="text">
      <style:text-properties style:font-name="American Typewriter" fo:color="#C9211E" fo:language="en" fo:country="GB"/>
    </style:style>
    <style:style style:name="T1285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286" style:parent-style-name="TableContents" style:family="paragraph">
      <style:paragraph-properties fo:text-align="end"/>
      <style:text-properties style:font-name="American Typewriter" fo:color="#C9211E"/>
    </style:style>
    <style:style style:name="P1287" style:parent-style-name="TableContents" style:family="paragraph">
      <style:paragraph-properties fo:text-align="end"/>
      <style:text-properties style:font-name="American Typewriter" fo:color="#C9211E"/>
    </style:style>
    <style:style style:name="P1288" style:parent-style-name="TableContents" style:family="paragraph">
      <style:paragraph-properties fo:text-align="end"/>
      <style:text-properties style:font-name="American Typewriter" fo:color="#C9211E"/>
    </style:style>
    <style:style style:name="P1289" style:parent-style-name="TableContents" style:family="paragraph">
      <style:paragraph-properties fo:text-align="end"/>
      <style:text-properties style:font-name="American Typewriter" fo:color="#C9211E"/>
    </style:style>
    <style:style style:name="P1290" style:parent-style-name="TableContents" style:family="paragraph">
      <style:paragraph-properties fo:text-align="center"/>
      <style:text-properties style:font-name="American Typewriter" fo:color="#000000"/>
    </style:style>
    <style:style style:name="P1291" style:parent-style-name="TableContents" style:family="paragraph">
      <style:paragraph-properties fo:text-align="center"/>
      <style:text-properties style:font-name="American Typewriter" fo:color="#000000"/>
    </style:style>
    <style:style style:name="P1292" style:parent-style-name="TableContents" style:family="paragraph">
      <style:paragraph-properties fo:text-align="center"/>
      <style:text-properties style:font-name="American Typewriter" fo:color="#000000"/>
    </style:style>
    <style:style style:name="P1293" style:parent-style-name="TableContents" style:family="paragraph">
      <style:paragraph-properties fo:text-align="center"/>
      <style:text-properties style:font-name="American Typewriter" fo:color="#000000"/>
    </style:style>
    <style:style style:name="P1294" style:parent-style-name="TableContents" style:family="paragraph">
      <style:paragraph-properties fo:text-align="center"/>
      <style:text-properties style:font-name="American Typewriter" fo:color="#000000"/>
    </style:style>
    <style:style style:name="P1295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296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297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298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299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300" style:parent-style-name="TableContents" style:family="paragraph">
      <style:paragraph-properties fo:text-align="center"/>
      <style:text-properties style:font-name="American Typewriter" fo:color="#000000"/>
    </style:style>
    <style:style style:name="P1301" style:parent-style-name="TableContents" style:family="paragraph">
      <style:paragraph-properties fo:text-align="end"/>
      <style:text-properties style:font-name="American Typewriter" fo:color="#C9211E"/>
    </style:style>
    <style:style style:name="P1302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303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04" style:parent-style-name="TableContents" style:family="paragraph">
      <style:paragraph-properties fo:text-align="end"/>
    </style:style>
    <style:style style:name="P1305" style:parent-style-name="TableContents" style:family="paragraph">
      <style:paragraph-properties fo:text-align="center"/>
      <style:text-properties style:font-name="American Typewriter" fo:color="#000000"/>
    </style:style>
    <style:style style:name="P1306" style:parent-style-name="TableContents" style:family="paragraph">
      <style:paragraph-properties fo:text-align="center"/>
      <style:text-properties style:font-name="American Typewriter" fo:color="#000000"/>
    </style:style>
    <style:style style:name="P1307" style:parent-style-name="TableContents" style:family="paragraph">
      <style:paragraph-properties fo:text-align="center"/>
      <style:text-properties style:font-name="American Typewriter" fo:color="#000000"/>
    </style:style>
    <style:style style:name="P1308" style:parent-style-name="TableContents" style:family="paragraph">
      <style:paragraph-properties fo:text-align="center"/>
      <style:text-properties style:font-name="American Typewriter" fo:color="#000000"/>
    </style:style>
    <style:style style:name="P1309" style:parent-style-name="TableContents" style:family="paragraph">
      <style:paragraph-properties fo:text-align="center"/>
      <style:text-properties style:font-name="American Typewriter" fo:color="#000000"/>
    </style:style>
    <style:style style:name="P1310" style:parent-style-name="TableContents" style:family="paragraph">
      <style:paragraph-properties fo:text-align="center"/>
      <style:text-properties style:font-name="American Typewriter" fo:color="#000000"/>
    </style:style>
    <style:style style:name="P1311" style:parent-style-name="TableContents" style:family="paragraph">
      <style:paragraph-properties fo:text-align="center"/>
      <style:text-properties style:font-name="American Typewriter" fo:color="#000000"/>
    </style:style>
    <style:style style:name="P1312" style:parent-style-name="TableContents" style:family="paragraph">
      <style:paragraph-properties fo:text-align="center"/>
      <style:text-properties style:font-name="American Typewriter" fo:color="#000000"/>
    </style:style>
    <style:style style:name="P1313" style:parent-style-name="TableContents" style:family="paragraph">
      <style:paragraph-properties fo:text-align="end"/>
      <style:text-properties style:font-name="American Typewriter" fo:color="#C9211E"/>
    </style:style>
    <style:style style:name="P1314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315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316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317" style:parent-style-name="TableContents" style:family="paragraph">
      <style:paragraph-properties fo:text-align="center"/>
    </style:style>
    <style:style style:name="T1318" style:parent-style-name="Car.predefinitoparagrafo" style:family="text">
      <style:text-properties style:font-name="American Typewriter" fo:color="#000000"/>
    </style:style>
    <style:style style:name="P1319" style:parent-style-name="TableContents" style:family="paragraph">
      <style:paragraph-properties fo:text-align="center"/>
      <style:text-properties style:font-name="American Typewriter" fo:color="#000000"/>
    </style:style>
    <style:style style:name="P1320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321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322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323" style:parent-style-name="TableContents" style:family="paragraph">
      <style:paragraph-properties fo:text-align="center"/>
      <style:text-properties style:font-name="American Typewriter" fo:color="#000000"/>
    </style:style>
    <style:style style:name="P1324" style:parent-style-name="TableContents" style:family="paragraph">
      <style:paragraph-properties fo:text-align="center"/>
      <style:text-properties style:font-name="American Typewriter" fo:color="#000000"/>
    </style:style>
    <style:style style:name="P1325" style:parent-style-name="TableContents" style:family="paragraph">
      <style:paragraph-properties fo:text-align="center"/>
      <style:text-properties style:font-name="American Typewriter" fo:color="#000000"/>
    </style:style>
    <style:style style:name="P1326" style:parent-style-name="TableContents" style:family="paragraph">
      <style:paragraph-properties fo:text-align="end"/>
      <style:text-properties style:font-name="American Typewriter" fo:color="#C9211E"/>
    </style:style>
    <style:style style:name="P1327" style:parent-style-name="TableContents" style:family="paragraph">
      <style:paragraph-properties fo:text-align="end"/>
    </style:style>
    <style:style style:name="T1328" style:parent-style-name="Car.predefinitoparagrafo" style:family="text">
      <style:text-properties style:font-name="American Typewriter" fo:color="#C9211E" style:language-asian="ja" style:country-asian="JP"/>
    </style:style>
    <style:style style:name="T1329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330" style:parent-style-name="Car.predefinitoparagrafo" style:family="text">
      <style:text-properties style:font-name="American Typewriter" fo:color="#C9211E" style:language-asian="ja" style:country-asian="JP"/>
    </style:style>
    <style:style style:name="P1331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32" style:parent-style-name="TableContents" style:family="paragraph">
      <style:paragraph-properties fo:text-align="center"/>
      <style:text-properties style:font-name="American Typewriter" fo:color="#000000" fo:language="en" fo:country="GB"/>
    </style:style>
    <style:style style:name="P1333" style:parent-style-name="TableContents" style:family="paragraph">
      <style:paragraph-properties fo:text-align="center"/>
      <style:text-properties style:font-name="American Typewriter" fo:color="#000000"/>
    </style:style>
    <style:style style:name="P1334" style:parent-style-name="TableContents" style:family="paragraph">
      <style:paragraph-properties fo:text-align="center"/>
      <style:text-properties style:font-name="American Typewriter" fo:color="#000000"/>
    </style:style>
    <style:style style:name="P1335" style:parent-style-name="TableContents" style:family="paragraph">
      <style:paragraph-properties fo:text-align="center"/>
      <style:text-properties style:font-name="American Typewriter" fo:color="#000000"/>
    </style:style>
    <style:style style:name="P1336" style:parent-style-name="TableContents" style:family="paragraph">
      <style:paragraph-properties fo:text-align="center"/>
      <style:text-properties style:font-name="American Typewriter" fo:color="#000000"/>
    </style:style>
    <style:style style:name="P1337" style:parent-style-name="TableContents" style:family="paragraph">
      <style:paragraph-properties fo:text-align="center"/>
      <style:text-properties style:font-name="American Typewriter" fo:color="#000000"/>
    </style:style>
    <style:style style:name="P1338" style:parent-style-name="TableContents" style:family="paragraph">
      <style:paragraph-properties fo:text-align="center"/>
      <style:text-properties style:font-name="American Typewriter" fo:color="#000000"/>
    </style:style>
    <style:style style:name="P1339" style:parent-style-name="TableContents" style:family="paragraph">
      <style:paragraph-properties fo:text-align="center"/>
      <style:text-properties style:font-name="American Typewriter" fo:color="#000000"/>
    </style:style>
    <style:style style:name="P1340" style:parent-style-name="TableContents" style:family="paragraph">
      <style:paragraph-properties fo:text-align="end"/>
      <style:text-properties style:font-name="American Typewriter" fo:color="#C9211E"/>
    </style:style>
    <style:style style:name="P1341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342" style:parent-style-name="TableContents" style:family="paragraph">
      <style:paragraph-properties fo:text-align="end"/>
    </style:style>
    <style:style style:name="T1343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344" style:parent-style-name="Car.predefinitoparagrafo" style:family="text">
      <style:text-properties style:font-name="American Typewriter" fo:color="#C9211E" style:language-asian="ja" style:country-asian="JP"/>
    </style:style>
    <style:style style:name="P1345" style:parent-style-name="TableContents" style:family="paragraph">
      <style:paragraph-properties fo:text-align="center"/>
      <style:text-properties style:font-name="American Typewriter" fo:color="#000000"/>
    </style:style>
    <style:style style:name="P1346" style:parent-style-name="TableContents" style:family="paragraph">
      <style:paragraph-properties fo:text-align="center"/>
      <style:text-properties style:font-name="American Typewriter" fo:color="#000000"/>
    </style:style>
    <style:style style:name="P1347" style:parent-style-name="TableContents" style:family="paragraph">
      <style:paragraph-properties fo:text-align="center"/>
      <style:text-properties style:font-name="American Typewriter" fo:color="#000000"/>
    </style:style>
    <style:style style:name="P1348" style:parent-style-name="TableContents" style:family="paragraph">
      <style:paragraph-properties fo:text-align="end"/>
      <style:text-properties style:font-name="American Typewriter" fo:color="#C9211E"/>
    </style:style>
    <style:style style:name="P1349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350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51" style:parent-style-name="TableContents" style:family="paragraph">
      <style:paragraph-properties fo:text-align="center"/>
      <style:text-properties style:font-name="American Typewriter" fo:color="#000000"/>
    </style:style>
    <style:style style:name="P1352" style:parent-style-name="TableContents" style:family="paragraph">
      <style:paragraph-properties fo:text-align="center"/>
      <style:text-properties style:font-name="American Typewriter" fo:color="#000000"/>
    </style:style>
    <style:style style:name="P1353" style:parent-style-name="TableContents" style:family="paragraph">
      <style:paragraph-properties fo:text-align="center"/>
      <style:text-properties style:font-name="American Typewriter" fo:color="#000000"/>
    </style:style>
    <style:style style:name="P1354" style:parent-style-name="TableContents" style:family="paragraph">
      <style:paragraph-properties fo:text-align="center"/>
      <style:text-properties style:font-name="American Typewriter" fo:color="#000000"/>
    </style:style>
    <style:style style:name="P1355" style:parent-style-name="TableContents" style:family="paragraph">
      <style:paragraph-properties fo:text-align="center"/>
      <style:text-properties style:font-name="American Typewriter" fo:color="#000000"/>
    </style:style>
    <style:style style:name="P1356" style:parent-style-name="TableContents" style:family="paragraph">
      <style:paragraph-properties fo:text-align="end"/>
      <style:text-properties style:font-name="American Typewriter" fo:color="#C9211E"/>
    </style:style>
    <style:style style:name="P1357" style:parent-style-name="TableContents" style:family="paragraph">
      <style:paragraph-properties fo:text-align="end"/>
    </style:style>
    <style:style style:name="T1358" style:parent-style-name="Car.predefinitoparagrafo" style:family="text">
      <style:text-properties style:font-name="American Typewriter" fo:color="#C9211E"/>
    </style:style>
    <style:style style:name="T1359" style:parent-style-name="Car.predefinitoparagrafo" style:family="text">
      <style:text-properties style:font-name="American Typewriter" fo:color="#C9211E"/>
    </style:style>
    <style:style style:name="T1360" style:parent-style-name="Car.predefinitoparagrafo" style:family="text">
      <style:text-properties style:font-name="American Typewriter" fo:color="#C9211E"/>
    </style:style>
    <style:style style:name="T1361" style:parent-style-name="Car.predefinitoparagrafo" style:family="text">
      <style:text-properties style:font-name="American Typewriter" fo:color="#C9211E" style:language-asian="ja" style:country-asian="JP"/>
    </style:style>
    <style:style style:name="P1362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63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364" style:parent-style-name="TableContents" style:family="paragraph">
      <style:paragraph-properties fo:text-align="center"/>
      <style:text-properties style:font-name="American Typewriter" fo:color="#000000"/>
    </style:style>
    <style:style style:name="P1365" style:parent-style-name="TableContents" style:family="paragraph">
      <style:paragraph-properties fo:text-align="center"/>
      <style:text-properties style:font-name="American Typewriter" fo:color="#000000"/>
    </style:style>
    <style:style style:name="P1366" style:parent-style-name="TableContents" style:family="paragraph">
      <style:paragraph-properties fo:text-align="center"/>
      <style:text-properties style:font-name="American Typewriter" fo:color="#000000"/>
    </style:style>
    <style:style style:name="P1367" style:parent-style-name="TableContents" style:family="paragraph">
      <style:paragraph-properties fo:text-align="center"/>
      <style:text-properties style:font-name="American Typewriter" fo:color="#000000"/>
    </style:style>
    <style:style style:name="P1368" style:parent-style-name="TableContents" style:family="paragraph">
      <style:paragraph-properties fo:text-align="center"/>
      <style:text-properties style:font-name="American Typewriter" fo:color="#000000"/>
    </style:style>
    <style:style style:name="P1369" style:parent-style-name="TableContents" style:family="paragraph">
      <style:paragraph-properties fo:text-align="end"/>
      <style:text-properties style:font-name="American Typewriter" fo:color="#C9211E"/>
    </style:style>
    <style:style style:name="P1370" style:parent-style-name="TableContents" style:family="paragraph">
      <style:paragraph-properties fo:text-align="end"/>
    </style:style>
    <style:style style:name="T1371" style:parent-style-name="Car.predefinitoparagrafo" style:family="text">
      <style:text-properties style:font-name="American Typewriter" fo:color="#C9211E" style:language-asian="ja" style:country-asian="JP"/>
    </style:style>
    <style:style style:name="T1372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373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74" style:parent-style-name="TableContents" style:family="paragraph">
      <style:paragraph-properties fo:text-align="center"/>
      <style:text-properties style:font-name="American Typewriter" fo:color="#000000"/>
    </style:style>
    <style:style style:name="P1375" style:parent-style-name="TableContents" style:family="paragraph">
      <style:paragraph-properties fo:text-align="center"/>
      <style:text-properties style:font-name="American Typewriter" fo:color="#000000"/>
    </style:style>
    <style:style style:name="P1376" style:parent-style-name="TableContents" style:family="paragraph">
      <style:paragraph-properties fo:text-align="end"/>
      <style:text-properties style:font-name="American Typewriter" fo:color="#C9211E"/>
    </style:style>
    <style:style style:name="P1377" style:parent-style-name="TableContents" style:family="paragraph">
      <style:paragraph-properties fo:text-align="end"/>
    </style:style>
    <style:style style:name="T1378" style:parent-style-name="Car.predefinitoparagrafo" style:family="text">
      <style:text-properties style:font-name="American Typewriter" fo:color="#C9211E" style:language-asian="ja" style:country-asian="JP"/>
    </style:style>
    <style:style style:name="T1379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380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81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82" style:parent-style-name="TableContents" style:family="paragraph">
      <style:paragraph-properties fo:text-align="center"/>
      <style:text-properties style:font-name="American Typewriter" fo:color="#000000"/>
    </style:style>
    <style:style style:name="P1383" style:parent-style-name="TableContents" style:family="paragraph">
      <style:paragraph-properties fo:text-align="center"/>
      <style:text-properties style:font-name="American Typewriter" fo:color="#000000"/>
    </style:style>
    <style:style style:name="P1384" style:parent-style-name="TableContents" style:family="paragraph">
      <style:paragraph-properties fo:text-align="center"/>
      <style:text-properties style:font-name="American Typewriter" fo:color="#000000"/>
    </style:style>
    <style:style style:name="P1385" style:parent-style-name="TableContents" style:family="paragraph">
      <style:paragraph-properties fo:text-align="end"/>
      <style:text-properties style:font-name="American Typewriter" fo:color="#C9211E"/>
    </style:style>
    <style:style style:name="P1386" style:parent-style-name="TableContents" style:family="paragraph">
      <style:paragraph-properties fo:text-align="end"/>
    </style:style>
    <style:style style:name="T1387" style:parent-style-name="Car.predefinitoparagrafo" style:family="text">
      <style:text-properties style:font-name="American Typewriter" fo:color="#C9211E" style:language-asian="ja" style:country-asian="JP"/>
    </style:style>
    <style:style style:name="T1388" style:parent-style-name="Car.predefinitoparagrafo" style:family="text">
      <style:text-properties style:font-name="American Typewriter" fo:color="#C9211E"/>
    </style:style>
    <style:style style:name="T1389" style:parent-style-name="Car.predefinitoparagrafo" style:family="text">
      <style:text-properties style:font-name="American Typewriter" fo:color="#C9211E" style:language-asian="ja" style:country-asian="JP"/>
    </style:style>
    <style:style style:name="T1390" style:parent-style-name="Car.predefinitoparagrafo" style:family="text">
      <style:text-properties style:font-name="American Typewriter" fo:color="#C9211E"/>
    </style:style>
    <style:style style:name="T1391" style:parent-style-name="Car.predefinitoparagrafo" style:family="text">
      <style:text-properties style:font-name="American Typewriter" fo:color="#C9211E" style:language-asian="ja" style:country-asian="JP"/>
    </style:style>
    <style:style style:name="T1392" style:parent-style-name="Car.predefinitoparagrafo" style:family="text">
      <style:text-properties style:font-name="American Typewriter" fo:color="#C9211E"/>
    </style:style>
    <style:style style:name="P1393" style:parent-style-name="TableContents" style:family="paragraph">
      <style:paragraph-properties fo:text-align="end"/>
      <style:text-properties style:font-name="American Typewriter" fo:color="#C9211E" fo:language="en" fo:country="GB"/>
    </style:style>
    <style:style style:name="P1394" style:parent-style-name="TableContents" style:family="paragraph">
      <style:paragraph-properties fo:text-align="end"/>
      <style:text-properties style:font-name="American Typewriter" fo:color="#C9211E" fo:language="en" fo:country="GB"/>
    </style:style>
    <style:style style:name="P1395" style:parent-style-name="TableContents" style:family="paragraph">
      <style:paragraph-properties fo:text-align="center"/>
      <style:text-properties style:font-name="American Typewriter" fo:color="#000000"/>
    </style:style>
    <style:style style:name="P1396" style:parent-style-name="TableContents" style:family="paragraph">
      <style:paragraph-properties fo:text-align="center"/>
      <style:text-properties style:font-name="American Typewriter" fo:color="#000000"/>
    </style:style>
    <style:style style:name="P1397" style:parent-style-name="TableContents" style:family="paragraph">
      <style:paragraph-properties fo:text-align="center"/>
      <style:text-properties style:font-name="American Typewriter" fo:color="#000000"/>
    </style:style>
    <style:style style:name="P1398" style:parent-style-name="TableContents" style:family="paragraph">
      <style:paragraph-properties fo:text-align="center"/>
      <style:text-properties style:font-name="American Typewriter" fo:color="#000000"/>
    </style:style>
    <style:style style:name="P1399" style:parent-style-name="TableContents" style:family="paragraph">
      <style:paragraph-properties fo:text-align="center"/>
      <style:text-properties style:font-name="American Typewriter" fo:color="#000000"/>
    </style:style>
    <style:style style:name="P1400" style:parent-style-name="TableContents" style:family="paragraph">
      <style:paragraph-properties fo:text-align="center"/>
      <style:text-properties style:font-name="American Typewriter" fo:color="#000000"/>
    </style:style>
    <style:style style:name="P1401" style:parent-style-name="TableContents" style:family="paragraph">
      <style:paragraph-properties fo:text-align="end"/>
      <style:text-properties style:font-name="American Typewriter" fo:color="#C9211E"/>
    </style:style>
    <style:style style:name="P1402" style:parent-style-name="TableContents" style:family="paragraph">
      <style:paragraph-properties fo:text-align="end"/>
    </style:style>
    <style:style style:name="T1403" style:parent-style-name="Car.predefinitoparagrafo" style:family="text">
      <style:text-properties style:font-name="American Typewriter" fo:color="#C9211E" style:language-asian="ja" style:country-asian="JP"/>
    </style:style>
    <style:style style:name="T1404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405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406" style:parent-style-name="TableContents" style:family="paragraph">
      <style:paragraph-properties fo:text-align="center"/>
      <style:text-properties style:font-name="American Typewriter" fo:color="#000000"/>
    </style:style>
    <style:style style:name="P1407" style:parent-style-name="TableContents" style:family="paragraph">
      <style:paragraph-properties fo:text-align="center"/>
      <style:text-properties style:font-name="American Typewriter" fo:color="#000000"/>
    </style:style>
    <style:style style:name="P1408" style:parent-style-name="TableContents" style:family="paragraph">
      <style:paragraph-properties fo:text-align="center"/>
      <style:text-properties style:font-name="American Typewriter" fo:color="#000000"/>
    </style:style>
    <style:style style:name="P1409" style:parent-style-name="TableContents" style:family="paragraph">
      <style:paragraph-properties fo:text-align="center"/>
      <style:text-properties style:font-name="American Typewriter" fo:color="#000000"/>
    </style:style>
    <style:style style:name="P1410" style:parent-style-name="TableContents" style:family="paragraph">
      <style:paragraph-properties fo:text-align="center"/>
      <style:text-properties style:font-name="American Typewriter" fo:color="#000000"/>
    </style:style>
    <style:style style:name="P1411" style:parent-style-name="TableContents" style:family="paragraph">
      <style:paragraph-properties fo:text-align="end"/>
    </style:style>
    <style:style style:name="T1412" style:parent-style-name="Car.predefinitoparagrafo" style:family="text">
      <style:text-properties style:font-name="American Typewriter" fo:color="#C9211E"/>
    </style:style>
    <style:style style:name="P1413" style:parent-style-name="TableContents" style:family="paragraph">
      <style:paragraph-properties fo:text-align="end"/>
    </style:style>
    <style:style style:name="T1414" style:parent-style-name="Car.predefinitoparagrafo" style:family="text">
      <style:text-properties style:font-name="American Typewriter" fo:color="#C9211E" style:language-asian="ja" style:country-asian="JP"/>
    </style:style>
    <style:style style:name="T1415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416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417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418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419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420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421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422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423" style:parent-style-name="TableContents" style:family="paragraph">
      <style:paragraph-properties fo:text-align="center"/>
      <style:text-properties style:font-name="American Typewriter" fo:color="#000000"/>
    </style:style>
    <style:style style:name="P1424" style:parent-style-name="TableContents" style:family="paragraph">
      <style:paragraph-properties fo:text-align="center"/>
      <style:text-properties style:font-name="American Typewriter" fo:color="#000000"/>
    </style:style>
    <style:style style:name="P1425" style:parent-style-name="TableContents" style:family="paragraph">
      <style:paragraph-properties fo:text-align="center"/>
      <style:text-properties style:font-name="American Typewriter" fo:color="#000000"/>
    </style:style>
    <style:style style:name="P1426" style:parent-style-name="TableContents" style:family="paragraph">
      <style:paragraph-properties fo:text-align="center"/>
      <style:text-properties style:font-name="American Typewriter" fo:color="#000000"/>
    </style:style>
    <style:style style:name="P1427" style:parent-style-name="TableContents" style:family="paragraph">
      <style:paragraph-properties fo:text-align="center"/>
      <style:text-properties style:font-name="American Typewriter" fo:color="#000000"/>
    </style:style>
    <style:style style:name="P1428" style:parent-style-name="TableContents" style:family="paragraph">
      <style:paragraph-properties fo:text-align="center"/>
      <style:text-properties style:font-name="American Typewriter" fo:color="#000000"/>
    </style:style>
    <style:style style:name="P1429" style:parent-style-name="TableContents" style:family="paragraph">
      <style:paragraph-properties fo:text-align="center"/>
      <style:text-properties style:font-name="American Typewriter" fo:color="#000000"/>
    </style:style>
    <style:style style:name="P1430" style:parent-style-name="TableContents" style:family="paragraph">
      <style:paragraph-properties fo:text-align="end"/>
      <style:text-properties style:font-name="American Typewriter" fo:color="#C9211E"/>
    </style:style>
    <style:style style:name="P1431" style:parent-style-name="TableContents" style:family="paragraph">
      <style:paragraph-properties fo:text-align="end"/>
      <style:text-properties style:font-name="American Typewriter" fo:color="#C9211E"/>
    </style:style>
    <style:style style:name="P1432" style:parent-style-name="TableContents" style:family="paragraph">
      <style:paragraph-properties fo:text-align="end"/>
      <style:text-properties style:font-name="American Typewriter" fo:color="#C9211E"/>
    </style:style>
    <style:style style:name="P1433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434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435" style:parent-style-name="TableContents" style:family="paragraph">
      <style:paragraph-properties fo:text-align="end"/>
      <style:text-properties style:font-name="American Typewriter" fo:color="#C9211E"/>
    </style:style>
    <style:style style:name="P1436" style:parent-style-name="TableContents" style:family="paragraph">
      <style:paragraph-properties fo:text-align="center"/>
      <style:text-properties style:font-name="American Typewriter" fo:color="#000000"/>
    </style:style>
    <style:style style:name="TableColumn1438" style:family="table-column">
      <style:table-column-properties style:column-width="3.4625in" style:use-optimal-column-width="false"/>
    </style:style>
    <style:style style:name="TableColumn1439" style:family="table-column">
      <style:table-column-properties style:column-width="3.4625in" style:use-optimal-column-width="false"/>
    </style:style>
    <style:style style:name="Table1437" style:family="table">
      <style:table-properties style:width="6.925in" fo:margin-left="0in" table:align="left"/>
    </style:style>
    <style:style style:name="TableRow1440" style:family="table-row">
      <style:table-row-properties style:use-optimal-row-height="false"/>
    </style:style>
    <style:style style:name="TableCell14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2" style:parent-style-name="TableContents" style:family="paragraph">
      <style:paragraph-properties fo:text-align="center"/>
    </style:style>
    <style:style style:name="T1443" style:parent-style-name="Car.predefinitoparagrafo" style:family="text">
      <style:text-properties style:font-name="American Typewriter"/>
    </style:style>
    <style:style style:name="T1444" style:parent-style-name="Car.predefinitoparagrafo" style:family="text">
      <style:text-properties style:font-name="American Typewriter" style:font-name-asian="DengXian"/>
    </style:style>
    <style:style style:name="T1445" style:parent-style-name="Car.predefinitoparagrafo" style:family="text">
      <style:text-properties style:font-name="American Typewriter"/>
    </style:style>
    <style:style style:name="T1446" style:parent-style-name="Car.predefinitoparagrafo" style:family="text">
      <style:text-properties style:font-name="American Typewriter"/>
    </style:style>
    <style:style style:name="TableCell14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48" style:parent-style-name="TableContents" style:family="paragraph">
      <style:paragraph-properties fo:text-align="center"/>
      <style:text-properties style:font-name="American Typewriter"/>
    </style:style>
    <style:style style:name="TableRow1449" style:family="table-row">
      <style:table-row-properties style:use-optimal-row-height="false"/>
    </style:style>
    <style:style style:name="TableCell1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1" style:parent-style-name="TableContents" style:family="paragraph">
      <style:paragraph-properties fo:text-align="center"/>
      <style:text-properties style:font-name="American Typewriter"/>
    </style:style>
    <style:style style:name="TableCell1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3" style:parent-style-name="TableContents" style:family="paragraph">
      <style:paragraph-properties fo:text-align="center"/>
      <style:text-properties style:font-name="American Typewriter"/>
    </style:style>
    <style:style style:name="TableRow1454" style:family="table-row">
      <style:table-row-properties style:use-optimal-row-height="false"/>
    </style:style>
    <style:style style:name="TableCell1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6" style:parent-style-name="TableContents" style:family="paragraph">
      <style:paragraph-properties fo:text-align="center"/>
      <style:text-properties style:font-name="American Typewriter"/>
    </style:style>
    <style:style style:name="TableCell1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8" style:parent-style-name="TableContents" style:family="paragraph">
      <style:paragraph-properties fo:text-align="center"/>
      <style:text-properties style:font-name="American Typewriter"/>
    </style:style>
    <style:style style:name="TableRow1459" style:family="table-row">
      <style:table-row-properties style:use-optimal-row-height="false"/>
    </style:style>
    <style:style style:name="TableCell1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1" style:parent-style-name="TableContents" style:family="paragraph">
      <style:paragraph-properties fo:text-align="center"/>
      <style:text-properties style:font-name="American Typewriter"/>
    </style:style>
    <style:style style:name="TableCell14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3" style:parent-style-name="TableContents" style:family="paragraph">
      <style:paragraph-properties fo:text-align="center"/>
      <style:text-properties style:font-name="American Typewriter"/>
    </style:style>
    <style:style style:name="TableRow1464" style:family="table-row">
      <style:table-row-properties style:use-optimal-row-height="false"/>
    </style:style>
    <style:style style:name="TableCell1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6" style:parent-style-name="TableContents" style:family="paragraph">
      <style:paragraph-properties fo:text-align="center"/>
      <style:text-properties style:font-name="American Typewriter"/>
    </style:style>
    <style:style style:name="TableCell1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8" style:parent-style-name="TableContents" style:family="paragraph">
      <style:paragraph-properties fo:text-align="center"/>
    </style:style>
    <style:style style:name="T1469" style:parent-style-name="Car.predefinitoparagrafo" style:family="text">
      <style:text-properties style:font-name="American Typewriter" fo:color="#C00000"/>
    </style:style>
    <style:style style:name="T1470" style:parent-style-name="Car.predefinitoparagrafo" style:family="text">
      <style:text-properties style:font-name="American Typewriter" fo:color="#C00000"/>
    </style:style>
    <style:style style:name="T1471" style:parent-style-name="Car.predefinitoparagrafo" style:family="text">
      <style:text-properties style:font-name="American Typewriter" fo:color="#C00000"/>
    </style:style>
    <style:style style:name="T1472" style:parent-style-name="Car.predefinitoparagrafo" style:family="text">
      <style:text-properties style:font-name="American Typewriter" fo:color="#C00000"/>
    </style:style>
    <style:style style:name="TableRow1473" style:family="table-row">
      <style:table-row-properties style:use-optimal-row-height="false"/>
    </style:style>
    <style:style style:name="TableCell1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5" style:parent-style-name="TableContents" style:family="paragraph">
      <style:paragraph-properties fo:text-align="center"/>
      <style:text-properties style:font-name="American Typewriter"/>
    </style:style>
    <style:style style:name="TableCell14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7" style:parent-style-name="TableContents" style:family="paragraph">
      <style:paragraph-properties fo:text-align="center"/>
      <style:text-properties style:font-name="American Typewriter"/>
    </style:style>
    <style:style style:name="TableRow1478" style:family="table-row">
      <style:table-row-properties style:use-optimal-row-height="false"/>
    </style:style>
    <style:style style:name="TableCell1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0" style:parent-style-name="TableContents" style:family="paragraph">
      <style:paragraph-properties fo:text-align="center"/>
      <style:text-properties style:font-name="American Typewriter"/>
    </style:style>
    <style:style style:name="TableCell14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2" style:parent-style-name="TableContents" style:family="paragraph">
      <style:paragraph-properties fo:text-align="center"/>
      <style:text-properties style:font-name="American Typewriter"/>
    </style:style>
    <style:style style:name="TableRow1483" style:family="table-row">
      <style:table-row-properties style:use-optimal-row-height="false"/>
    </style:style>
    <style:style style:name="TableCell1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5" style:parent-style-name="TableContents" style:family="paragraph">
      <style:paragraph-properties fo:text-align="center"/>
      <style:text-properties style:font-name="American Typewriter"/>
    </style:style>
    <style:style style:name="TableCell1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7" style:parent-style-name="TableContents" style:family="paragraph">
      <style:paragraph-properties fo:text-align="center"/>
      <style:text-properties style:font-name="American Typewriter"/>
    </style:style>
    <style:style style:name="TableRow1488" style:family="table-row">
      <style:table-row-properties style:use-optimal-row-height="false"/>
    </style:style>
    <style:style style:name="TableCell1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0" style:parent-style-name="TableContents" style:family="paragraph">
      <style:paragraph-properties fo:text-align="center"/>
      <style:text-properties style:font-name="American Typewriter"/>
    </style:style>
    <style:style style:name="TableCell14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2" style:parent-style-name="TableContents" style:family="paragraph">
      <style:paragraph-properties fo:text-align="center"/>
      <style:text-properties style:font-name="American Typewriter"/>
    </style:style>
    <style:style style:name="TableRow1493" style:family="table-row">
      <style:table-row-properties style:use-optimal-row-height="false"/>
    </style:style>
    <style:style style:name="TableCell1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5" style:parent-style-name="TableContents" style:family="paragraph">
      <style:paragraph-properties fo:text-align="center"/>
      <style:text-properties style:font-name="American Typewriter"/>
    </style:style>
    <style:style style:name="TableCell1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7" style:parent-style-name="TableContents" style:family="paragraph">
      <style:paragraph-properties fo:text-align="center"/>
      <style:text-properties style:font-name="American Typewriter"/>
    </style:style>
    <style:style style:name="TableRow1498" style:family="table-row">
      <style:table-row-properties style:use-optimal-row-height="false"/>
    </style:style>
    <style:style style:name="TableCell1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0" style:parent-style-name="TableContents" style:family="paragraph">
      <style:paragraph-properties fo:text-align="center"/>
    </style:style>
    <style:style style:name="T1501" style:parent-style-name="Car.predefinitoparagrafo" style:family="text">
      <style:text-properties style:font-name="American Typewriter" fo:color="#C00000"/>
    </style:style>
    <style:style style:name="T1502" style:parent-style-name="Car.predefinitoparagrafo" style:family="text">
      <style:text-properties style:font-name="American Typewriter" fo:color="#C00000"/>
    </style:style>
    <style:style style:name="T1503" style:parent-style-name="Car.predefinitoparagrafo" style:family="text">
      <style:text-properties style:font-name="American Typewriter" fo:color="#C00000"/>
    </style:style>
    <style:style style:name="T1504" style:parent-style-name="Car.predefinitoparagrafo" style:family="text">
      <style:text-properties style:font-name="American Typewriter" fo:color="#C00000"/>
    </style:style>
    <style:style style:name="TableCell1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6" style:parent-style-name="TableContents" style:family="paragraph">
      <style:paragraph-properties fo:text-align="center"/>
      <style:text-properties style:font-name="American Typewriter"/>
    </style:style>
    <style:style style:name="TableRow1507" style:family="table-row">
      <style:table-row-properties style:use-optimal-row-height="false"/>
    </style:style>
    <style:style style:name="TableCell1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9" style:parent-style-name="TableContents" style:family="paragraph">
      <style:paragraph-properties fo:text-align="center"/>
      <style:text-properties style:font-name="American Typewriter"/>
    </style:style>
    <style:style style:name="TableCell15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1" style:parent-style-name="TableContents" style:family="paragraph">
      <style:paragraph-properties fo:text-align="center"/>
      <style:text-properties style:font-name="American Typewriter"/>
    </style:style>
    <style:style style:name="P1512" style:parent-style-name="TableContents" style:family="paragraph">
      <style:paragraph-properties fo:text-align="end"/>
      <style:text-properties style:font-name="American Typewriter" fo:color="#C9211E"/>
    </style:style>
    <style:style style:name="P1513" style:parent-style-name="TableContents" style:family="paragraph">
      <style:paragraph-properties fo:text-align="end"/>
      <style:text-properties style:font-name="American Typewriter" fo:color="#C9211E"/>
    </style:style>
    <style:style style:name="P1514" style:parent-style-name="TableContents" style:family="paragraph">
      <style:paragraph-properties fo:text-align="end"/>
    </style:style>
    <style:style style:name="T1515" style:parent-style-name="Car.predefinitoparagrafo" style:family="text">
      <style:text-properties style:font-name="American Typewriter" fo:color="#C9211E" style:language-asian="ja" style:country-asian="JP"/>
    </style:style>
    <style:style style:name="T1516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517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518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519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520" style:parent-style-name="TableContents" style:family="paragraph">
      <style:paragraph-properties fo:text-align="center"/>
      <style:text-properties style:font-name="American Typewriter" fo:color="#000000"/>
    </style:style>
    <style:style style:name="TableColumn1522" style:family="table-column">
      <style:table-column-properties style:column-width="3.4625in" style:use-optimal-column-width="false"/>
    </style:style>
    <style:style style:name="TableColumn1523" style:family="table-column">
      <style:table-column-properties style:column-width="3.4625in" style:use-optimal-column-width="false"/>
    </style:style>
    <style:style style:name="Table1521" style:family="table">
      <style:table-properties style:width="6.925in" fo:margin-left="0in" table:align="left"/>
    </style:style>
    <style:style style:name="TableRow1524" style:family="table-row">
      <style:table-row-properties style:use-optimal-row-height="false"/>
    </style:style>
    <style:style style:name="TableCell15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6" style:parent-style-name="TableContents" style:family="paragraph">
      <style:paragraph-properties fo:text-align="center"/>
      <style:text-properties style:font-name="American Typewriter"/>
    </style:style>
    <style:style style:name="TableCell15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28" style:parent-style-name="TableContents" style:family="paragraph">
      <style:paragraph-properties fo:text-align="center"/>
    </style:style>
    <style:style style:name="T1529" style:parent-style-name="Car.predefinitoparagrafo" style:family="text">
      <style:text-properties style:font-name="American Typewriter"/>
    </style:style>
    <style:style style:name="T1530" style:parent-style-name="Car.predefinitoparagrafo" style:family="text">
      <style:text-properties style:font-name="American Typewriter"/>
    </style:style>
    <style:style style:name="T1531" style:parent-style-name="Car.predefinitoparagrafo" style:family="text">
      <style:text-properties style:font-name="American Typewriter"/>
    </style:style>
    <style:style style:name="T1532" style:parent-style-name="Car.predefinitoparagrafo" style:family="text">
      <style:text-properties style:font-name="American Typewriter"/>
    </style:style>
    <style:style style:name="TableRow1533" style:family="table-row">
      <style:table-row-properties style:use-optimal-row-height="false"/>
    </style:style>
    <style:style style:name="TableCell1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5" style:parent-style-name="TableContents" style:family="paragraph">
      <style:paragraph-properties fo:text-align="center"/>
    </style:style>
    <style:style style:name="T1536" style:parent-style-name="Car.predefinitoparagrafo" style:family="text">
      <style:text-properties style:font-name="American Typewriter"/>
    </style:style>
    <style:style style:name="T1537" style:parent-style-name="Car.predefinitoparagrafo" style:family="text">
      <style:text-properties style:font-name="American Typewriter" style:font-name-asian="DengXian"/>
    </style:style>
    <style:style style:name="T1538" style:parent-style-name="Car.predefinitoparagrafo" style:family="text">
      <style:text-properties style:font-name="American Typewriter"/>
    </style:style>
    <style:style style:name="T1539" style:parent-style-name="Car.predefinitoparagrafo" style:family="text">
      <style:text-properties style:font-name="American Typewriter"/>
    </style:style>
    <style:style style:name="TableCell15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1" style:parent-style-name="TableContents" style:family="paragraph">
      <style:paragraph-properties fo:text-align="center"/>
    </style:style>
    <style:style style:name="T1542" style:parent-style-name="Car.predefinitoparagrafo" style:family="text">
      <style:text-properties style:font-name="American Typewriter" fo:color="#C00000"/>
    </style:style>
    <style:style style:name="T1543" style:parent-style-name="Car.predefinitoparagrafo" style:family="text">
      <style:text-properties style:font-name="American Typewriter" fo:color="#C00000"/>
    </style:style>
    <style:style style:name="T1544" style:parent-style-name="Car.predefinitoparagrafo" style:family="text">
      <style:text-properties style:font-name="American Typewriter" fo:color="#C00000"/>
    </style:style>
    <style:style style:name="T1545" style:parent-style-name="Car.predefinitoparagrafo" style:family="text">
      <style:text-properties style:font-name="American Typewriter" fo:color="#C00000"/>
    </style:style>
    <style:style style:name="TableRow1546" style:family="table-row">
      <style:table-row-properties style:use-optimal-row-height="false"/>
    </style:style>
    <style:style style:name="TableCell1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8" style:parent-style-name="TableContents" style:family="paragraph">
      <style:paragraph-properties fo:text-align="center"/>
      <style:text-properties style:font-name="American Typewriter"/>
    </style:style>
    <style:style style:name="TableCell15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0" style:parent-style-name="TableContents" style:family="paragraph">
      <style:paragraph-properties fo:text-align="center"/>
      <style:text-properties style:font-name="American Typewriter"/>
    </style:style>
    <style:style style:name="TableRow1551" style:family="table-row">
      <style:table-row-properties style:use-optimal-row-height="false"/>
    </style:style>
    <style:style style:name="TableCell1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3" style:parent-style-name="TableContents" style:family="paragraph">
      <style:paragraph-properties fo:text-align="center"/>
      <style:text-properties style:font-name="American Typewriter"/>
    </style:style>
    <style:style style:name="TableCell15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5" style:parent-style-name="TableContents" style:family="paragraph">
      <style:paragraph-properties fo:text-align="center"/>
      <style:text-properties style:font-name="American Typewriter"/>
    </style:style>
    <style:style style:name="TableRow1556" style:family="table-row">
      <style:table-row-properties style:min-row-height="0.0965in" style:use-optimal-row-height="false"/>
    </style:style>
    <style:style style:name="TableCell1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8" style:parent-style-name="TableContents" style:family="paragraph">
      <style:paragraph-properties fo:text-align="center"/>
    </style:style>
    <style:style style:name="T1559" style:parent-style-name="Car.predefinitoparagrafo" style:family="text">
      <style:text-properties style:font-name="American Typewriter" fo:color="#C00000"/>
    </style:style>
    <style:style style:name="T1560" style:parent-style-name="Car.predefinitoparagrafo" style:family="text">
      <style:text-properties style:font-name="American Typewriter" fo:color="#C00000"/>
    </style:style>
    <style:style style:name="T1561" style:parent-style-name="Car.predefinitoparagrafo" style:family="text">
      <style:text-properties style:font-name="American Typewriter" fo:color="#C00000"/>
    </style:style>
    <style:style style:name="T1562" style:parent-style-name="Car.predefinitoparagrafo" style:family="text">
      <style:text-properties style:font-name="American Typewriter" fo:color="#C00000"/>
    </style:style>
    <style:style style:name="TableCell15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4" style:parent-style-name="TableContents" style:family="paragraph">
      <style:paragraph-properties fo:text-align="center"/>
    </style:style>
    <style:style style:name="T1565" style:parent-style-name="Car.predefinitoparagrafo" style:family="text">
      <style:text-properties style:font-name="American Typewriter"/>
    </style:style>
    <style:style style:name="T1566" style:parent-style-name="Car.predefinitoparagrafo" style:family="text">
      <style:text-properties style:font-name="American Typewriter" style:font-name-asian="DengXian"/>
    </style:style>
    <style:style style:name="T1567" style:parent-style-name="Car.predefinitoparagrafo" style:family="text">
      <style:text-properties style:font-name="American Typewriter"/>
    </style:style>
    <style:style style:name="T1568" style:parent-style-name="Car.predefinitoparagrafo" style:family="text">
      <style:text-properties style:font-name="American Typewriter"/>
    </style:style>
    <style:style style:name="TableRow1569" style:family="table-row">
      <style:table-row-properties style:use-optimal-row-height="false"/>
    </style:style>
    <style:style style:name="TableCell1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1" style:parent-style-name="TableContents" style:family="paragraph">
      <style:paragraph-properties fo:text-align="center"/>
    </style:style>
    <style:style style:name="T1572" style:parent-style-name="Car.predefinitoparagrafo" style:family="text">
      <style:text-properties style:font-name="American Typewriter" fo:color="#C00000"/>
    </style:style>
    <style:style style:name="T1573" style:parent-style-name="Car.predefinitoparagrafo" style:family="text">
      <style:text-properties style:font-name="American Typewriter" fo:color="#C00000"/>
    </style:style>
    <style:style style:name="T1574" style:parent-style-name="Car.predefinitoparagrafo" style:family="text">
      <style:text-properties style:font-name="American Typewriter" fo:color="#C00000"/>
    </style:style>
    <style:style style:name="T1575" style:parent-style-name="Car.predefinitoparagrafo" style:family="text">
      <style:text-properties style:font-name="American Typewriter" fo:color="#C00000"/>
    </style:style>
    <style:style style:name="TableCell15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7" style:parent-style-name="TableContents" style:family="paragraph">
      <style:paragraph-properties fo:text-align="center"/>
      <style:text-properties style:font-name="American Typewriter"/>
    </style:style>
    <style:style style:name="TableRow1578" style:family="table-row">
      <style:table-row-properties style:use-optimal-row-height="false"/>
    </style:style>
    <style:style style:name="TableCell1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0" style:parent-style-name="TableContents" style:family="paragraph">
      <style:paragraph-properties fo:text-align="center"/>
    </style:style>
    <style:style style:name="T1581" style:parent-style-name="Car.predefinitoparagrafo" style:family="text">
      <style:text-properties style:font-name="American Typewriter" fo:color="#C00000"/>
    </style:style>
    <style:style style:name="T1582" style:parent-style-name="Car.predefinitoparagrafo" style:family="text">
      <style:text-properties style:font-name="American Typewriter" fo:color="#C00000"/>
    </style:style>
    <style:style style:name="T1583" style:parent-style-name="Car.predefinitoparagrafo" style:family="text">
      <style:text-properties style:font-name="American Typewriter" fo:color="#C00000"/>
    </style:style>
    <style:style style:name="T1584" style:parent-style-name="Car.predefinitoparagrafo" style:family="text">
      <style:text-properties style:font-name="American Typewriter" fo:color="#C00000"/>
    </style:style>
    <style:style style:name="TableCell15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6" style:parent-style-name="TableContents" style:family="paragraph">
      <style:paragraph-properties fo:text-align="center"/>
    </style:style>
    <style:style style:name="T1587" style:parent-style-name="Car.predefinitoparagrafo" style:family="text">
      <style:text-properties style:font-name="American Typewriter"/>
    </style:style>
    <style:style style:name="T1588" style:parent-style-name="Car.predefinitoparagrafo" style:family="text">
      <style:text-properties style:font-name="American Typewriter" style:font-name-asian="DengXian"/>
    </style:style>
    <style:style style:name="T1589" style:parent-style-name="Car.predefinitoparagrafo" style:family="text">
      <style:text-properties style:font-name="American Typewriter"/>
    </style:style>
    <style:style style:name="T1590" style:parent-style-name="Car.predefinitoparagrafo" style:family="text">
      <style:text-properties style:font-name="American Typewriter"/>
    </style:style>
    <style:style style:name="TableRow1591" style:family="table-row">
      <style:table-row-properties style:use-optimal-row-height="false"/>
    </style:style>
    <style:style style:name="TableCell1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3" style:parent-style-name="TableContents" style:family="paragraph">
      <style:paragraph-properties fo:text-align="center"/>
    </style:style>
    <style:style style:name="T1594" style:parent-style-name="Car.predefinitoparagrafo" style:family="text">
      <style:text-properties style:font-name="American Typewriter" fo:color="#C00000"/>
    </style:style>
    <style:style style:name="T1595" style:parent-style-name="Car.predefinitoparagrafo" style:family="text">
      <style:text-properties style:font-name="American Typewriter" style:font-name-asian="DengXian" fo:color="#C00000"/>
    </style:style>
    <style:style style:name="T1596" style:parent-style-name="Car.predefinitoparagrafo" style:family="text">
      <style:text-properties style:font-name="American Typewriter" fo:color="#C00000"/>
    </style:style>
    <style:style style:name="T1597" style:parent-style-name="Car.predefinitoparagrafo" style:family="text">
      <style:text-properties style:font-name="American Typewriter" fo:color="#C00000"/>
    </style:style>
    <style:style style:name="TableCell15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9" style:parent-style-name="TableContents" style:family="paragraph">
      <style:paragraph-properties fo:text-align="center"/>
      <style:text-properties style:font-name="American Typewriter"/>
    </style:style>
    <style:style style:name="TableRow1600" style:family="table-row">
      <style:table-row-properties style:use-optimal-row-height="false"/>
    </style:style>
    <style:style style:name="TableCell1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2" style:parent-style-name="TableContents" style:family="paragraph">
      <style:paragraph-properties fo:text-align="center"/>
    </style:style>
    <style:style style:name="T1603" style:parent-style-name="Car.predefinitoparagrafo" style:family="text">
      <style:text-properties style:font-name="American Typewriter" fo:color="#C00000"/>
    </style:style>
    <style:style style:name="T1604" style:parent-style-name="Car.predefinitoparagrafo" style:family="text">
      <style:text-properties style:font-name="American Typewriter" fo:color="#C00000"/>
    </style:style>
    <style:style style:name="T1605" style:parent-style-name="Car.predefinitoparagrafo" style:family="text">
      <style:text-properties style:font-name="American Typewriter" fo:color="#C00000"/>
    </style:style>
    <style:style style:name="T1606" style:parent-style-name="Car.predefinitoparagrafo" style:family="text">
      <style:text-properties style:font-name="American Typewriter" fo:color="#C00000"/>
    </style:style>
    <style:style style:name="TableCell1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8" style:parent-style-name="TableContents" style:family="paragraph">
      <style:paragraph-properties fo:text-align="center"/>
      <style:text-properties style:font-name="American Typewriter"/>
    </style:style>
    <style:style style:name="P1609" style:parent-style-name="TableContents" style:family="paragraph">
      <style:paragraph-properties fo:text-align="center"/>
      <style:text-properties style:font-name="American Typewriter" fo:color="#000000"/>
    </style:style>
    <style:style style:name="P1610" style:parent-style-name="TableContents" style:family="paragraph">
      <style:paragraph-properties fo:text-align="end"/>
      <style:text-properties style:font-name="American Typewriter" fo:color="#C9211E"/>
    </style:style>
    <style:style style:name="P1611" style:parent-style-name="TableContents" style:family="paragraph">
      <style:paragraph-properties fo:text-align="end"/>
    </style:style>
    <style:style style:name="T1612" style:parent-style-name="Car.predefinitoparagrafo" style:family="text">
      <style:text-properties style:font-name="American Typewriter" fo:color="#C9211E" style:language-asian="ja" style:country-asian="JP"/>
    </style:style>
    <style:style style:name="T1613" style:parent-style-name="Car.predefinitoparagrafo" style:family="text">
      <style:text-properties style:font-name="American Typewriter" fo:color="#C9211E" style:language-asian="ja" style:country-asian="JP"/>
    </style:style>
    <style:style style:name="T1614" style:parent-style-name="Car.predefinitoparagrafo" style:family="text">
      <style:text-properties style:font-name="American Typewriter" fo:color="#C9211E" style:language-asian="ja" style:country-asian="JP"/>
    </style:style>
    <style:style style:name="T1615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616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617" style:parent-style-name="TableContents" style:family="paragraph">
      <style:paragraph-properties fo:text-align="end"/>
    </style:style>
    <style:style style:name="T1618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619" style:parent-style-name="Car.predefinitoparagrafo" style:family="text">
      <style:text-properties style:font-name="American Typewriter" fo:color="#C9211E" style:language-asian="ja" style:country-asian="JP"/>
    </style:style>
    <style:style style:name="P1620" style:parent-style-name="TableContents" style:family="paragraph">
      <style:paragraph-properties fo:text-align="end"/>
      <style:text-properties style:font-name="American Typewriter" fo:font-weight="bold" style:font-weight-asian="bold" style:font-weight-complex="bold" fo:color="#C9211E"/>
    </style:style>
    <style:style style:name="P1621" style:parent-style-name="TableContents" style:family="paragraph">
      <style:paragraph-properties fo:text-align="center"/>
      <style:text-properties style:font-name="American Typewriter" fo:color="#000000"/>
    </style:style>
    <style:style style:name="P1622" style:parent-style-name="TableContents" style:family="paragraph">
      <style:paragraph-properties fo:text-align="center"/>
      <style:text-properties style:font-name="American Typewriter" fo:color="#000000"/>
    </style:style>
    <style:style style:name="P1623" style:parent-style-name="TableContents" style:family="paragraph">
      <style:paragraph-properties fo:text-align="center"/>
      <style:text-properties style:font-name="American Typewriter" fo:color="#000000"/>
    </style:style>
    <style:style style:name="P1624" style:parent-style-name="TableContents" style:family="paragraph">
      <style:paragraph-properties fo:text-align="center"/>
      <style:text-properties style:font-name="American Typewriter" fo:color="#000000"/>
    </style:style>
    <style:style style:name="P1625" style:parent-style-name="TableContents" style:family="paragraph">
      <style:paragraph-properties fo:text-align="end"/>
      <style:text-properties style:font-name="American Typewriter" fo:color="#C9211E"/>
    </style:style>
    <style:style style:name="P1626" style:parent-style-name="TableContents" style:family="paragraph">
      <style:paragraph-properties fo:text-align="end"/>
      <style:text-properties style:font-name="American Typewriter" fo:color="#C9211E"/>
    </style:style>
    <style:style style:name="P1627" style:parent-style-name="TableContents" style:family="paragraph">
      <style:paragraph-properties fo:text-align="end"/>
      <style:text-properties style:font-name="American Typewriter" fo:color="#C9211E"/>
    </style:style>
    <style:style style:name="P1628" style:parent-style-name="TableContents" style:family="paragraph">
      <style:paragraph-properties fo:text-align="end"/>
      <style:text-properties style:font-name="American Typewriter" fo:color="#C9211E"/>
    </style:style>
    <style:style style:name="P1629" style:parent-style-name="TableContents" style:family="paragraph">
      <style:paragraph-properties fo:text-align="end"/>
      <style:text-properties style:font-name="American Typewriter" fo:color="#C9211E"/>
    </style:style>
    <style:style style:name="P1630" style:parent-style-name="TableContents" style:family="paragraph">
      <style:paragraph-properties fo:text-align="center"/>
    </style:style>
    <style:style style:name="T1631" style:parent-style-name="Car.predefinitoparagrafo" style:family="text">
      <style:text-properties style:font-name="American Typewriter" fo:color="#000000"/>
    </style:style>
    <style:style style:name="T1632" style:parent-style-name="Car.predefinitoparagrafo" style:family="text">
      <style:text-properties style:font-name="American Typewriter" fo:color="#000000"/>
    </style:style>
    <style:style style:name="T1633" style:parent-style-name="Car.predefinitoparagrafo" style:family="text">
      <style:text-properties style:font-name="American Typewriter" fo:color="#000000"/>
    </style:style>
    <style:style style:name="P1634" style:parent-style-name="TableContents" style:family="paragraph">
      <style:paragraph-properties fo:text-align="center"/>
    </style:style>
    <style:style style:name="T1635" style:parent-style-name="Car.predefinitoparagrafo" style:family="text">
      <style:text-properties style:font-name="American Typewriter" fo:color="#000000"/>
    </style:style>
    <style:style style:name="T1636" style:parent-style-name="Car.predefinitoparagrafo" style:family="text">
      <style:text-properties style:font-name="American Typewriter" fo:color="#000000"/>
    </style:style>
    <style:style style:name="T1637" style:parent-style-name="Car.predefinitoparagrafo" style:family="text">
      <style:text-properties style:font-name="American Typewriter" fo:color="#000000"/>
    </style:style>
    <style:style style:name="P1638" style:parent-style-name="TableContents" style:family="paragraph">
      <style:paragraph-properties fo:text-align="center"/>
    </style:style>
    <style:style style:name="T1639" style:parent-style-name="Car.predefinitoparagrafo" style:family="text">
      <style:text-properties style:font-name="American Typewriter" fo:color="#000000"/>
    </style:style>
    <style:style style:name="T1640" style:parent-style-name="Car.predefinitoparagrafo" style:family="text">
      <style:text-properties style:font-name="American Typewriter" fo:color="#000000"/>
    </style:style>
    <style:style style:name="T1641" style:parent-style-name="Car.predefinitoparagrafo" style:family="text">
      <style:text-properties style:font-name="American Typewriter" fo:color="#000000"/>
    </style:style>
    <style:style style:name="P1642" style:parent-style-name="TableContents" style:family="paragraph">
      <style:paragraph-properties fo:text-align="center"/>
    </style:style>
    <style:style style:name="T1643" style:parent-style-name="Car.predefinitoparagrafo" style:family="text">
      <style:text-properties style:font-name="American Typewriter" fo:color="#000000"/>
    </style:style>
    <style:style style:name="T1644" style:parent-style-name="Car.predefinitoparagrafo" style:family="text">
      <style:text-properties style:font-name="American Typewriter" fo:color="#000000"/>
    </style:style>
    <style:style style:name="T1645" style:parent-style-name="Car.predefinitoparagrafo" style:family="text">
      <style:text-properties style:font-name="American Typewriter" fo:color="#000000"/>
    </style:style>
    <style:style style:name="P1646" style:parent-style-name="TableContents" style:family="paragraph">
      <style:paragraph-properties fo:text-align="end"/>
      <style:text-properties style:font-name="American Typewriter" fo:color="#C9211E"/>
    </style:style>
    <style:style style:name="P1647" style:parent-style-name="TableContents" style:family="paragraph">
      <style:paragraph-properties fo:text-align="end"/>
      <style:text-properties style:font-name="American Typewriter" fo:color="#C9211E"/>
    </style:style>
    <style:style style:name="P1648" style:parent-style-name="TableContents" style:family="paragraph">
      <style:paragraph-properties fo:text-align="end"/>
      <style:text-properties style:font-name="American Typewriter" fo:color="#C9211E"/>
    </style:style>
    <style:style style:name="P1649" style:parent-style-name="TableContents" style:family="paragraph">
      <style:paragraph-properties fo:text-align="center"/>
      <style:text-properties style:font-name="American Typewriter" fo:color="#000000"/>
    </style:style>
    <style:style style:name="P1650" style:parent-style-name="TableContents" style:family="paragraph">
      <style:paragraph-properties fo:text-align="end"/>
      <style:text-properties style:font-name="American Typewriter" fo:color="#C9211E"/>
    </style:style>
    <style:style style:name="P1651" style:parent-style-name="TableContents" style:family="paragraph">
      <style:paragraph-properties fo:text-align="end"/>
      <style:text-properties style:font-name="American Typewriter" fo:color="#C9211E"/>
    </style:style>
    <style:style style:name="P1652" style:parent-style-name="TableContents" style:family="paragraph">
      <style:paragraph-properties fo:text-align="end"/>
      <style:text-properties style:font-name="American Typewriter" fo:color="#C9211E"/>
    </style:style>
    <style:style style:name="P1653" style:parent-style-name="TableContents" style:family="paragraph">
      <style:paragraph-properties fo:text-align="end"/>
      <style:text-properties style:font-name="American Typewriter" fo:color="#C9211E"/>
    </style:style>
    <style:style style:name="P1654" style:parent-style-name="TableContents" style:family="paragraph">
      <style:paragraph-properties fo:text-align="center"/>
      <style:text-properties style:font-name="American Typewriter" fo:color="#000000"/>
    </style:style>
    <style:style style:name="P1655" style:parent-style-name="TableContents" style:family="paragraph">
      <style:paragraph-properties fo:text-align="center"/>
      <style:text-properties style:font-name="American Typewriter" fo:color="#000000"/>
    </style:style>
    <style:style style:name="P1656" style:parent-style-name="TableContents" style:family="paragraph">
      <style:paragraph-properties fo:text-align="center"/>
      <style:text-properties style:font-name="American Typewriter" fo:color="#000000"/>
    </style:style>
    <style:style style:name="P1657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658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659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660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661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662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663" style:parent-style-name="TableContents" style:family="paragraph">
      <style:paragraph-properties fo:text-align="center"/>
      <style:text-properties style:font-name="American Typewriter" fo:font-weight="bold" style:font-weight-asian="bold" style:font-weight-complex="bold" fo:color="#000000" fo:font-size="20pt" style:font-size-asian="20pt" style:font-size-complex="20pt" fo:language="it" fo:country="IT"/>
    </style:style>
    <style:style style:name="P1664" style:parent-style-name="TableContents" style:family="paragraph">
      <style:paragraph-properties fo:text-align="end"/>
      <style:text-properties style:font-name="American Typewriter" fo:color="#C9211E" fo:language="it" fo:country="IT"/>
    </style:style>
    <style:style style:name="P1665" style:parent-style-name="TableContents" style:family="paragraph">
      <style:paragraph-properties fo:text-align="end"/>
      <style:text-properties style:font-name="American Typewriter" fo:color="#C9211E"/>
    </style:style>
    <style:style style:name="P1666" style:parent-style-name="TableContents" style:family="paragraph">
      <style:paragraph-properties fo:text-align="end"/>
      <style:text-properties style:font-name="American Typewriter" fo:color="#C9211E"/>
    </style:style>
    <style:style style:name="P1667" style:parent-style-name="TableContents" style:family="paragraph">
      <style:paragraph-properties fo:text-align="end"/>
      <style:text-properties style:font-name="American Typewriter" fo:color="#C9211E"/>
    </style:style>
    <style:style style:name="P1668" style:parent-style-name="TableContents" style:family="paragraph">
      <style:paragraph-properties fo:text-align="end"/>
      <style:text-properties style:font-name="American Typewriter" fo:color="#C9211E"/>
    </style:style>
    <style:style style:name="P1669" style:parent-style-name="TableContents" style:family="paragraph">
      <style:paragraph-properties fo:text-align="end"/>
    </style:style>
    <style:style style:name="T1670" style:parent-style-name="Car.predefinitoparagrafo" style:family="text">
      <style:text-properties style:font-name="American Typewriter" style:font-name-asian="DengXian" fo:color="#C9211E"/>
    </style:style>
    <style:style style:name="T1671" style:parent-style-name="Car.predefinitoparagrafo" style:family="text">
      <style:text-properties style:font-name="Segoe UI Symbol" style:font-name-asian="DengXian" style:font-name-complex="Segoe UI Symbol" fo:color="#C9211E"/>
    </style:style>
    <style:style style:name="T1672" style:parent-style-name="Car.predefinitoparagrafo" style:family="text">
      <style:text-properties style:font-name="American Typewriter" style:font-name-asian="DengXian" fo:color="#C9211E"/>
    </style:style>
  </office:automatic-styles>
  <office:body>
    <office:text text:use-soft-page-breaks="true">
      <text:p text:style-name="P1">Voice Cast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Maka Albarn</text:p>
          </table:table-cell>
          <table:table-cell table:style-name="TableCell8">
            <text:p text:style-name="P9">Chiaki Omigawa</text:p>
          </table:table-cell>
        </table:table-row>
        <table:table-row table:style-name="TableRow10">
          <table:table-cell table:style-name="TableCell11">
            <text:p text:style-name="P12">Soul Evans</text:p>
          </table:table-cell>
          <table:table-cell table:style-name="TableCell13">
            <text:p text:style-name="P14"><text:span text:style-name="T15">Koki</text:span><text:span text:style-name="T16"><text:s/>Uchiyama</text:span></text:p>
          </table:table-cell>
        </table:table-row>
        <table:table-row table:style-name="TableRow17">
          <table:table-cell table:style-name="TableCell18">
            <text:p text:style-name="P19">Black☆Star</text:p>
          </table:table-cell>
          <table:table-cell table:style-name="TableCell20">
            <text:p text:style-name="P21">Yumiko Kobayashi</text:p>
          </table:table-cell>
        </table:table-row>
        <table:table-row table:style-name="TableRow22">
          <table:table-cell table:style-name="TableCell23">
            <text:p text:style-name="P24">Tsubaki Nakatsukasa</text:p>
          </table:table-cell>
          <table:table-cell table:style-name="TableCell25">
            <text:p text:style-name="P26">Kaori Nazuka</text:p>
          </table:table-cell>
        </table:table-row>
        <table:table-row table:style-name="TableRow27">
          <table:table-cell table:style-name="TableCell28">
            <text:p text:style-name="P29">Death the Kid</text:p>
          </table:table-cell>
          <table:table-cell table:style-name="TableCell30">
            <text:p text:style-name="P31">Mamoru Miyano</text:p>
          </table:table-cell>
        </table:table-row>
        <table:table-row table:style-name="TableRow32">
          <table:table-cell table:style-name="TableCell33">
            <text:p text:style-name="P34">Liz Thompson</text:p>
          </table:table-cell>
          <table:table-cell table:style-name="TableCell35">
            <text:p text:style-name="P36">Akeno Watanabe</text:p>
          </table:table-cell>
        </table:table-row>
        <table:table-row table:style-name="TableRow37">
          <table:table-cell table:style-name="TableCell38">
            <text:p text:style-name="P39">Patty Thompson</text:p>
          </table:table-cell>
          <table:table-cell table:style-name="TableCell40">
            <text:p text:style-name="P41">Narumi Takahira</text:p>
          </table:table-cell>
        </table:table-row>
      </table:table>
      <text:p text:style-name="P42"/>
      <text:p text:style-name="P43"/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Lord Death</text:p>
          </table:table-cell>
          <table:table-cell table:style-name="TableCell50">
            <text:p text:style-name="P51">Rikiya Koyama</text:p>
          </table:table-cell>
        </table:table-row>
        <table:table-row table:style-name="TableRow52">
          <table:table-cell table:style-name="TableCell53">
            <text:p text:style-name="P54">Spirit Albarn</text:p>
          </table:table-cell>
          <table:table-cell table:style-name="TableCell55">
            <text:p text:style-name="P56">Tōru Okawa</text:p>
          </table:table-cell>
        </table:table-row>
        <table:table-row table:style-name="TableRow57">
          <table:table-cell table:style-name="TableCell58">
            <text:p text:style-name="P59">Franken Stein</text:p>
          </table:table-cell>
          <table:table-cell table:style-name="TableCell60">
            <text:p text:style-name="P61">Yuya Uchida</text:p>
          </table:table-cell>
        </table:table-row>
        <table:table-row table:style-name="TableRow62">
          <table:table-cell table:style-name="TableCell63">
            <text:p text:style-name="P64">Sid Barrett</text:p>
          </table:table-cell>
          <table:table-cell table:style-name="TableCell65">
            <text:p text:style-name="P66">Masafumi Kimura</text:p>
          </table:table-cell>
        </table:table-row>
        <table:table-row table:style-name="TableRow67">
          <table:table-cell table:style-name="TableCell68">
            <text:p text:style-name="P69">Medusa</text:p>
          </table:table-cell>
          <table:table-cell table:style-name="TableCell70">
            <text:p text:style-name="P71">Hoko Kuwashima</text:p>
          </table:table-cell>
        </table:table-row>
        <table:table-row table:style-name="TableRow72">
          <table:table-cell table:style-name="TableCell73">
            <text:p text:style-name="P74">Eruka</text:p>
          </table:table-cell>
          <table:table-cell table:style-name="TableCell75">
            <text:p text:style-name="P76">Misato Fukuen</text:p>
          </table:table-cell>
        </table:table-row>
        <table:table-row table:style-name="TableRow77">
          <table:table-cell table:style-name="TableCell78">
            <text:p text:style-name="P79">Blair</text:p>
          </table:table-cell>
          <table:table-cell table:style-name="TableCell80">
            <text:p text:style-name="P81"><text:span text:style-name="T82">Emiri<text:s/></text:span><text:span text:style-name="T83">Kato</text:span></text:p>
          </table:table-cell>
        </table:table-row>
        <table:table-row table:style-name="TableRow84">
          <table:table-cell table:style-name="TableCell85">
            <text:p text:style-name="P86">Ox Ford</text:p>
          </table:table-cell>
          <table:table-cell table:style-name="TableCell87">
            <text:p text:style-name="P88">Hiroyuki Yoshino</text:p>
          </table:table-cell>
        </table:table-row>
      </table:table>
      <text:p text:style-name="P89"/>
      <text:p text:style-name="P90"/>
      <table:table table:style-name="Table91">
        <table:table-columns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Ponera</text:p>
          </table:table-cell>
          <table:table-cell table:style-name="TableCell97">
            <text:p text:style-name="P98">Sayori Ishizuka</text:p>
          </table:table-cell>
        </table:table-row>
        <table:table-row table:style-name="TableRow99">
          <table:table-cell table:style-name="TableCell100">
            <text:p text:style-name="P101">Grimoire</text:p>
          </table:table-cell>
          <table:table-cell table:style-name="TableCell102">
            <text:p text:style-name="P103">Daisuke Kirii</text:p>
          </table:table-cell>
        </table:table-row>
        <table:table-row table:style-name="TableRow104">
          <table:table-cell table:style-name="TableCell105">
            <text:p text:style-name="P106">Nars Garnier</text:p>
          </table:table-cell>
          <table:table-cell table:style-name="TableCell107">
            <text:p text:style-name="P108">Makoto Yasumura</text:p>
          </table:table-cell>
        </table:table-row>
        <table:table-row table:style-name="TableRow109">
          <table:table-cell table:style-name="TableCell110">
            <text:p text:style-name="P111">Alone</text:p>
          </table:table-cell>
          <table:table-cell table:style-name="TableCell112">
            <text:p text:style-name="P113">Otoya Kawano</text:p>
          </table:table-cell>
        </table:table-row>
        <table:table-row table:style-name="TableRow114">
          <table:table-cell table:style-name="TableCell115">
            <text:p text:style-name="P116">Killbell</text:p>
          </table:table-cell>
          <table:table-cell table:style-name="TableCell117">
            <text:p text:style-name="P118">Yasuhiko Kawazu</text:p>
          </table:table-cell>
        </table:table-row>
        <table:table-row table:style-name="TableRow119">
          <table:table-cell table:style-name="TableCell120">
            <text:p text:style-name="P121">Gigant</text:p>
          </table:table-cell>
          <table:table-cell table:style-name="TableCell122">
            <text:p text:style-name="P123"><text:span text:style-name="T124">Kenichir</text:span><text:span text:style-name="T125">ou</text:span><text:span text:style-name="T126"><text:s/>Matsuda</text:span></text:p>
          </table:table-cell>
        </table:table-row>
      </table:table>
      <text:p text:style-name="P127"/>
      <text:p text:style-name="P128"/>
      <table:table table:style-name="Table129">
        <table:table-columns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Jack the Ripper</text:p>
          </table:table-cell>
          <table:table-cell table:style-name="TableCell135">
            <text:p text:style-name="P136">Koichi Sakaguchi</text:p>
          </table:table-cell>
        </table:table-row>
        <table:table-row table:style-name="TableRow137">
          <table:table-cell table:style-name="TableCell138">
            <text:p text:style-name="P139">Sonson-J</text:p>
          </table:table-cell>
          <table:table-cell table:style-name="TableCell140">
            <text:p text:style-name="P141">Ken Uo</text:p>
          </table:table-cell>
        </table:table-row>
        <table:table-row table:style-name="TableRow142">
          <table:table-cell table:style-name="TableCell143">
            <text:p text:style-name="P144">Rasputin</text:p>
          </table:table-cell>
          <table:table-cell table:style-name="TableCell145">
            <text:p text:style-name="P146">Koichi Sakaguchi</text:p>
          </table:table-cell>
        </table:table-row>
        <table:table-row table:style-name="TableRow147">
          <table:table-cell table:style-name="TableCell148">
            <text:p text:style-name="P149">Enemy A</text:p>
          </table:table-cell>
          <table:table-cell table:style-name="TableCell150">
            <text:p text:style-name="P151">Satoru Inoue</text:p>
          </table:table-cell>
        </table:table-row>
        <table:table-row table:style-name="TableRow152">
          <table:table-cell table:style-name="TableCell153">
            <text:p text:style-name="P154">Enemy B</text:p>
          </table:table-cell>
          <table:table-cell table:style-name="TableCell155">
            <text:p text:style-name="P156">Hisafumi Oda</text:p>
          </table:table-cell>
        </table:table-row>
        <table:table-row table:style-name="TableRow157">
          <table:table-cell table:style-name="TableCell158">
            <text:p text:style-name="P159">Secretary Auntie</text:p>
          </table:table-cell>
          <table:table-cell table:style-name="TableCell160">
            <text:p text:style-name="P161">Yasuko Hatori</text:p>
          </table:table-cell>
        </table:table-row>
      </table:table>
      <text:p text:style-name="P162"/>
      <text:p text:style-name="P163"/>
      <text:p text:style-name="P164"/>
      <text:p text:style-name="P165"/>
      <text:soft-page-break/>
      <text:p text:style-name="P166">Bones Staff</text:p>
      <text:p text:style-name="P167"/>
      <text:p text:style-name="P168">Sound Director</text:p>
      <text:p text:style-name="P169">Kazuhiro Wakabayashi</text:p>
      <text:p text:style-name="P170"/>
      <text:p text:style-name="P171">Assistant Sound Director</text:p>
      <text:p text:style-name="P172">Noboru Haraguchi</text:p>
      <text:p text:style-name="P173"/>
      <text:p text:style-name="P174">Sound Production Lead</text:p>
      <text:p text:style-name="P175">Nobue Yoshinaga</text:p>
      <text:p text:style-name="P176"/>
      <text:p text:style-name="P177">Sound Production</text:p>
      <text:p text:style-name="P178">Phonisia</text:p>
      <text:p text:style-name="P179"/>
      <text:p text:style-name="P180">Sound Effects</text:p>
      <text:p text:style-name="P181">Shizuo Kurahashi</text:p>
      <text:p text:style-name="P182"/>
      <text:p text:style-name="P183"><text:span text:style-name="T184">Sound Effects Assistant</text:span></text:p>
      <text:p text:style-name="P185">Masafumi Watanabe</text:p>
      <text:p text:style-name="P186"/>
      <text:p text:style-name="P187">Sound Effects Production</text:p>
      <text:p text:style-name="P188">SOUND BOX</text:p>
      <text:p text:style-name="P189"/>
      <text:p text:style-name="P190">Recording</text:p>
      <text:p text:style-name="P191">Michihiko Iwana</text:p>
      <text:p text:style-name="P192"/>
      <text:p text:style-name="P193"><text:span text:style-name="T194">Recording Assistant</text:span></text:p>
      <text:p text:style-name="P195">Fumie Ishikura</text:p>
      <text:p text:style-name="P196"/>
      <text:p text:style-name="P197">Recording Studio</text:p>
      <text:p text:style-name="P198">Tokyo Television Center</text:p>
      <text:p text:style-name="P199"/>
      <text:p text:style-name="P200"/>
      <text:p text:style-name="P201"/>
      <text:p text:style-name="P202">Character Design</text:p>
      <text:p text:style-name="P203">Animation Director</text:p>
      <text:p text:style-name="P204">Yoshiyuki Ito</text:p>
      <text:p text:style-name="P205"/>
      <text:p text:style-name="P206">Concept Design</text:p>
      <text:p text:style-name="P207">Shinji Aramaki</text:p>
      <text:p text:style-name="P208"/>
      <text:p text:style-name="P209">Main Prop Design</text:p>
      <text:p text:style-name="P210">Takeshi Hoshino</text:p>
      <text:p text:style-name="P211"/>
      <text:p text:style-name="P212">Background Art Director</text:p>
      <text:p text:style-name="P213">Norifumi Nakamura</text:p>
      <text:p text:style-name="P214"/>
      <text:p text:style-name="P215">Color Design</text:p>
      <text:p text:style-name="P216">Shihoko Nakayama</text:p>
      <text:p text:style-name="P217"/>
      <text:p text:style-name="P218"/>
      <text:p text:style-name="P219"/>
      <text:p text:style-name="P220">Insert Animation</text:p>
      <text:p text:style-name="P221"/>
      <text:p text:style-name="P222">Storyboard Director</text:p>
      <text:p text:style-name="P223">Hideto Komori</text:p>
      <text:p text:style-name="P224"/>
      <text:p text:style-name="P225">Wii-Exclusive Character Design</text:p>
      <text:p text:style-name="P226">Takahiro Komori</text:p>
      <text:p text:style-name="P227"/>
      <text:p text:style-name="P228">Animation Directors</text:p>
      <table:table table:style-name="Table229">
        <table:table-columns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P234">Takahiro Komori</text:p>
          </table:table-cell>
          <table:table-cell table:style-name="TableCell235">
            <text:p text:style-name="P236">Tatsuo Nagai</text:p>
          </table:table-cell>
        </table:table-row>
      </table:table>
      <text:p text:style-name="P237"/>
      <text:p text:style-name="P238">Assistant Animation Director</text:p>
      <text:p text:style-name="P239">Kazumi Inadome</text:p>
      <text:p text:style-name="P240"/>
      <text:p text:style-name="P241">Key Animation</text:p>
      <table:table table:style-name="Table242">
        <table:table-columns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Kazuto Nakazawa</text:p>
          </table:table-cell>
          <table:table-cell table:style-name="TableCell248">
            <text:p text:style-name="P249">Takashi Hashimoto</text:p>
          </table:table-cell>
        </table:table-row>
        <table:table-row table:style-name="TableRow250">
          <table:table-cell table:style-name="TableCell251">
            <text:p text:style-name="P252">Satoshi Iwataki</text:p>
          </table:table-cell>
          <table:table-cell table:style-name="TableCell253">
            <text:p text:style-name="P254">Tokuyuki Matsutake</text:p>
          </table:table-cell>
        </table:table-row>
        <table:table-row table:style-name="TableRow255">
          <table:table-cell table:style-name="TableCell256">
            <text:p text:style-name="P257">Tatsuya Oka</text:p>
          </table:table-cell>
          <table:table-cell table:style-name="TableCell258">
            <text:p text:style-name="P259">Koichi Usami</text:p>
          </table:table-cell>
        </table:table-row>
        <table:table-row table:style-name="TableRow260">
          <table:table-cell table:style-name="TableCell261">
            <text:p text:style-name="P262">Takahiro Tanaka</text:p>
          </table:table-cell>
          <table:table-cell table:style-name="TableCell263">
            <text:p text:style-name="P264">Jun Shibata</text:p>
          </table:table-cell>
        </table:table-row>
        <table:table-row table:style-name="TableRow265">
          <table:table-cell table:style-name="TableCell266">
            <text:p text:style-name="P267">Washikita Kyota</text:p>
          </table:table-cell>
          <table:table-cell table:style-name="TableCell268">
            <text:p text:style-name="P269">Takashi Muratani</text:p>
          </table:table-cell>
        </table:table-row>
        <table:table-row table:style-name="TableRow270">
          <table:table-cell table:style-name="TableCell271">
            <text:p text:style-name="P272">Toshiharu Sugie</text:p>
          </table:table-cell>
          <table:table-cell table:style-name="TableCell273">
            <text:p text:style-name="P274">Hiroyuki Ohkaji</text:p>
          </table:table-cell>
        </table:table-row>
        <table:table-row table:style-name="TableRow275">
          <table:table-cell table:style-name="TableCell276">
            <text:p text:style-name="P277">Takeshi Ninomiya</text:p>
          </table:table-cell>
          <table:table-cell table:style-name="TableCell278">
            <text:p text:style-name="P279">Takao Hasegawa</text:p>
          </table:table-cell>
        </table:table-row>
        <table:table-row table:style-name="TableRow280">
          <table:table-cell table:style-name="TableCell281">
            <text:p text:style-name="P282">Motohiko Kurihara</text:p>
          </table:table-cell>
          <table:table-cell table:style-name="TableCell283">
            <text:p text:style-name="P284">Raku Nishikimi</text:p>
          </table:table-cell>
        </table:table-row>
        <table:table-row table:style-name="TableRow285">
          <table:table-cell table:style-name="TableCell286">
            <text:p text:style-name="P287">Hitomi Takechi</text:p>
          </table:table-cell>
          <table:table-cell table:style-name="TableCell288">
            <text:p text:style-name="P289">Tatsuya Tanaka</text:p>
          </table:table-cell>
        </table:table-row>
        <table:table-row table:style-name="TableRow290">
          <table:table-cell table:style-name="TableCell291">
            <text:p text:style-name="P292">Shoichi Funaki</text:p>
          </table:table-cell>
          <table:table-cell table:style-name="TableCell293">
            <text:p text:style-name="P294">Yousuke Toyama</text:p>
          </table:table-cell>
        </table:table-row>
        <table:table-row table:style-name="TableRow295">
          <table:table-cell table:style-name="TableCell296">
            <text:p text:style-name="P297">Norifumi Shiro</text:p>
          </table:table-cell>
          <table:table-cell table:style-name="TableCell298">
            <text:p text:style-name="P299">Tetsuya Wakano</text:p>
          </table:table-cell>
        </table:table-row>
      </table:table>
      <text:p text:style-name="P300">(Lord Death 0:56)</text:p>
      <text:p text:style-name="P301"><text:span text:style-name="T302">Yoooo! Sid, how’s it going at the lab♪?</text:span></text:p>
      <text:p text:style-name="P303">Everything back to normal?</text:p>
      <text:p text:style-name="P304">Second Key Animation</text:p>
      <table:table table:style-name="Table305">
        <table:table-columns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>
            <text:p text:style-name="P310">Shingo Kurakari</text:p>
          </table:table-cell>
          <table:table-cell table:style-name="TableCell311">
            <text:p text:style-name="P312">Kei Ajiki</text:p>
          </table:table-cell>
        </table:table-row>
        <table:table-row table:style-name="TableRow313">
          <table:table-cell table:style-name="TableCell314">
            <text:p text:style-name="P315">Shinji Itadaki</text:p>
          </table:table-cell>
          <table:table-cell table:style-name="TableCell316">
            <text:p text:style-name="P317">Naoto Abe</text:p>
          </table:table-cell>
        </table:table-row>
        <table:table-row table:style-name="TableRow318">
          <table:table-cell table:style-name="TableCell319" table:number-columns-spanned="2">
            <text:p text:style-name="P320">LIBERTY</text:p>
          </table:table-cell>
          <table:covered-table-cell/>
        </table:table-row>
        <table:table-row table:style-name="TableRow321">
          <table:table-cell table:style-name="TableCell322" table:number-columns-spanned="2">
            <text:p text:style-name="P323">FRONTLINE</text:p>
          </table:table-cell>
          <table:covered-table-cell/>
        </table:table-row>
        <table:table-row table:style-name="TableRow324">
          <table:table-cell table:style-name="TableCell325" table:number-columns-spanned="2">
            <text:p text:style-name="P326">Yuhodo</text:p>
          </table:table-cell>
          <table:covered-table-cell/>
        </table:table-row>
        <table:table-row table:style-name="TableRow327">
          <table:table-cell table:style-name="TableCell328" table:number-columns-spanned="2">
            <text:p text:style-name="P329">Sakura Create</text:p>
          </table:table-cell>
          <table:covered-table-cell/>
        </table:table-row>
        <table:table-row table:style-name="TableRow330">
          <table:table-cell table:style-name="TableCell331" table:number-columns-spanned="2">
            <text:p text:style-name="P332">Last House</text:p>
          </table:table-cell>
          <table:covered-table-cell/>
        </table:table-row>
        <table:table-row table:style-name="TableRow333">
          <table:table-cell table:style-name="TableCell334" table:number-columns-spanned="2">
            <text:p text:style-name="P335">Kurenaigumi</text:p>
          </table:table-cell>
          <table:covered-table-cell/>
        </table:table-row>
      </table:table>
      <text:soft-page-break/>
      <text:p text:style-name="P336">(Sid 1:03)</text:p>
      <text:p text:style-name="P337">Yes. Repairs are in progress.</text:p>
      <text:p text:style-name="P338"><text:span text:style-name="T339">In-between Check</text:span></text:p>
      <text:p text:style-name="P340">Koichi Iwanaga</text:p>
      <text:p text:style-name="P341">(Spirit 1:06)</text:p>
      <text:p text:style-name="P342"><text:span text:style-name="T343">It's great we're taking our time to make sure it’s done right.</text:span></text:p>
      <text:p text:style-name="P344">But it means you can't do any of those weird experiments of yours.</text:p>
      <text:p text:style-name="P345">Isn’t that right, Stein?</text:p>
      <text:p text:style-name="P346">In-between Animation</text:p>
      <table:table table:style-name="Table347">
        <table:table-columns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Keiko Atake</text:p>
          </table:table-cell>
          <table:table-cell table:style-name="TableCell353">
            <text:p text:style-name="P354">Hiromi Masuko</text:p>
          </table:table-cell>
        </table:table-row>
        <table:table-row table:style-name="TableRow355">
          <table:table-cell table:style-name="TableCell356">
            <text:p text:style-name="P357">Keiko Oyama</text:p>
          </table:table-cell>
          <table:table-cell table:style-name="TableCell358">
            <text:p text:style-name="P359">Yuu Takahashi</text:p>
          </table:table-cell>
        </table:table-row>
        <table:table-row table:style-name="TableRow360">
          <table:table-cell table:style-name="TableCell361" table:number-columns-spanned="2">
            <text:p text:style-name="P362">Bones Animation Department</text:p>
          </table:table-cell>
          <table:covered-table-cell/>
        </table:table-row>
        <table:table-row table:style-name="TableRow363">
          <table:table-cell table:style-name="TableCell364" table:number-columns-spanned="2">
            <text:p text:style-name="P365">Production I.G</text:p>
          </table:table-cell>
          <table:covered-table-cell/>
        </table:table-row>
        <table:table-row table:style-name="TableRow366">
          <table:table-cell table:style-name="TableCell367" table:number-columns-spanned="2">
            <text:p text:style-name="P368">Anime Torotoro</text:p>
          </table:table-cell>
          <table:covered-table-cell/>
        </table:table-row>
        <table:table-row table:style-name="TableRow369">
          <table:table-cell table:style-name="TableCell370" table:number-columns-spanned="2">
            <text:p text:style-name="P371">Tatsunoko Production</text:p>
          </table:table-cell>
          <table:covered-table-cell/>
        </table:table-row>
        <table:table-row table:style-name="TableRow372">
          <table:table-cell table:style-name="TableCell373" table:number-columns-spanned="2">
            <text:p text:style-name="P374">A.P.P.P.</text:p>
          </table:table-cell>
          <table:covered-table-cell/>
        </table:table-row>
        <table:table-row table:style-name="TableRow375">
          <table:table-cell table:style-name="TableCell376" table:number-columns-spanned="2">
            <text:p text:style-name="P377">Triple A</text:p>
          </table:table-cell>
          <table:covered-table-cell/>
        </table:table-row>
      </table:table>
      <text:p text:style-name="P378"/>
      <text:p text:style-name="P379">Wii-Exclusive Color Design</text:p>
      <text:p text:style-name="P380"><text:span text:style-name="T381">Coordination /<text:s/></text:span><text:span text:style-name="T382">Final Inspection</text:span></text:p>
      <text:p text:style-name="P383">Yukari Goto</text:p>
      <text:p text:style-name="P384">(Stein 1:13)</text:p>
      <text:p text:style-name="P385"><text:span text:style-name="T386">Yes. After all, those kinds of experiments can honestly be done just about anywhere.</text:span></text:p>
      <text:p text:style-name="P387"/>
      <text:p text:style-name="P388"><text:span text:style-name="T389">Finishing Check</text:span></text:p>
      <table:table table:style-name="Table390">
        <table:table-columns>
          <table:table-column table:style-name="TableColumn391"/>
          <table:table-column table:style-name="TableColumn392"/>
        </table:table-columns>
        <table:table-row table:style-name="TableRow393">
          <table:table-cell table:style-name="TableCell394">
            <text:p text:style-name="P395">Shihoko Nakayama</text:p>
          </table:table-cell>
          <table:table-cell table:style-name="TableCell396">
            <text:p text:style-name="P397">Kahori Sato</text:p>
          </table:table-cell>
        </table:table-row>
        <table:table-row table:style-name="TableRow398">
          <table:table-cell table:style-name="TableCell399">
            <text:p text:style-name="P400">Fumiko Tanaka</text:p>
          </table:table-cell>
          <table:table-cell table:style-name="TableCell401">
            <text:p text:style-name="P402"/>
          </table:table-cell>
        </table:table-row>
      </table:table>
      <text:p text:style-name="P403"/>
      <text:p text:style-name="P404">Finishing</text:p>
      <table:table table:style-name="Table405">
        <table:table-columns>
          <table:table-column table:style-name="TableColumn406"/>
          <table:table-column table:style-name="TableColumn407"/>
        </table:table-columns>
        <table:table-row table:style-name="TableRow408">
          <table:table-cell table:style-name="TableCell409" table:number-columns-spanned="2">
            <text:p text:style-name="P410">Production I.G</text:p>
          </table:table-cell>
          <table:covered-table-cell/>
        </table:table-row>
        <table:table-row table:style-name="TableRow411">
          <table:table-cell table:style-name="TableCell412">
            <text:p text:style-name="P413">Mariko Shimokawa</text:p>
          </table:table-cell>
          <table:table-cell table:style-name="TableCell414">
            <text:p text:style-name="P415">Emiki Ueno</text:p>
          </table:table-cell>
        </table:table-row>
        <table:table-row table:style-name="TableRow416">
          <table:table-cell table:style-name="TableCell417">
            <text:p text:style-name="P418">Yuri Okada</text:p>
          </table:table-cell>
          <table:table-cell table:style-name="TableCell419">
            <text:p text:style-name="P420">Mika Sugawara</text:p>
          </table:table-cell>
        </table:table-row>
        <table:table-row table:style-name="TableRow421">
          <table:table-cell table:style-name="TableCell422">
            <text:p text:style-name="P423">Yuuko Fujita</text:p>
          </table:table-cell>
          <table:table-cell table:style-name="TableCell424">
            <text:p text:style-name="P425">Kumiko Sato</text:p>
          </table:table-cell>
        </table:table-row>
        <table:table-row table:style-name="TableRow426">
          <table:table-cell table:style-name="TableCell427">
            <text:p text:style-name="P428">Yuka Takeda</text:p>
          </table:table-cell>
          <table:table-cell table:style-name="TableCell429">
            <text:p text:style-name="P430">Sachiyo Mutou</text:p>
          </table:table-cell>
        </table:table-row>
        <table:table-row table:style-name="TableRow431">
          <table:table-cell table:style-name="TableCell432">
            <text:p text:style-name="P433">Sayoko Noda</text:p>
          </table:table-cell>
          <table:table-cell table:style-name="TableCell434">
            <text:p text:style-name="P435">Katsumi Oshima</text:p>
          </table:table-cell>
        </table:table-row>
        <table:table-row table:style-name="TableRow436">
          <table:table-cell table:style-name="TableCell437">
            <text:p text:style-name="P438">Reika Yoneyama</text:p>
          </table:table-cell>
          <table:table-cell table:style-name="TableCell439">
            <text:p text:style-name="P440">Fujiko Ohmori</text:p>
          </table:table-cell>
        </table:table-row>
        <table:table-row table:style-name="TableRow441">
          <table:table-cell table:style-name="TableCell442">
            <text:p text:style-name="P443">Mayumi Sato</text:p>
          </table:table-cell>
          <table:table-cell table:style-name="TableCell444">
            <text:p text:style-name="P445"/>
          </table:table-cell>
        </table:table-row>
      </table:table>
      <text:p text:style-name="P446">(Spirit 1:19)</text:p>
      <text:p text:style-name="P447">Huh?</text:p>
      <text:p text:style-name="P448">Hey!</text:p>
      <text:p text:style-name="P449">Y-You did something to me again, didn’t you!?</text:p>
      <text:soft-page-break/>
      <text:p text:style-name="P450">Aaaah!</text:p>
      <text:p text:style-name="P451">Wish</text:p>
      <table:table table:style-name="Table452">
        <table:table-columns>
          <table:table-column table:style-name="TableColumn453"/>
          <table:table-column table:style-name="TableColumn454"/>
        </table:table-columns>
        <table:table-row table:style-name="TableRow455">
          <table:table-cell table:style-name="TableCell456">
            <text:p text:style-name="P457">Yoshiki Ito</text:p>
          </table:table-cell>
          <table:table-cell table:style-name="TableCell458">
            <text:p text:style-name="P459">Atsuko Ito</text:p>
          </table:table-cell>
        </table:table-row>
        <table:table-row table:style-name="TableRow460">
          <table:table-cell table:style-name="TableCell461">
            <text:p text:style-name="P462">Naoko Sunahara</text:p>
          </table:table-cell>
          <table:table-cell table:style-name="TableCell463">
            <text:p text:style-name="P464">Yoko Chiba</text:p>
          </table:table-cell>
        </table:table-row>
        <table:table-row table:style-name="TableRow465">
          <table:table-cell table:style-name="TableCell466">
            <text:p text:style-name="P467">Hiromi Mitome</text:p>
          </table:table-cell>
          <table:table-cell table:style-name="TableCell468">
            <text:p text:style-name="P469">Junko Mochizuki</text:p>
          </table:table-cell>
        </table:table-row>
        <table:table-row table:style-name="TableRow470">
          <table:table-cell table:style-name="TableCell471">
            <text:p text:style-name="P472">Michiko Watanabe</text:p>
          </table:table-cell>
          <table:table-cell table:style-name="TableCell473">
            <text:p text:style-name="P474">Marie Koga</text:p>
          </table:table-cell>
        </table:table-row>
        <table:table-row table:style-name="TableRow475">
          <table:table-cell table:style-name="TableCell476">
            <text:p text:style-name="P477">Yumi Fujiwara</text:p>
          </table:table-cell>
          <table:table-cell table:style-name="TableCell478">
            <text:p text:style-name="P479">Yuu Takahashi</text:p>
          </table:table-cell>
        </table:table-row>
        <table:table-row table:style-name="TableRow480">
          <table:table-cell table:style-name="TableCell481">
            <text:p text:style-name="P482">Erika Tanaka</text:p>
          </table:table-cell>
          <table:table-cell table:style-name="TableCell483">
            <text:p text:style-name="P484">Yuri Shiozawa</text:p>
          </table:table-cell>
        </table:table-row>
      </table:table>
      <text:p text:style-name="P485">(Lord Death 1:26)</text:p>
      <text:p text:style-name="P486">Look at those two.</text:p>
      <text:p text:style-name="P487"><text:span text:style-name="T488">Still the best of friends after all these years♪</text:span></text:p>
      <text:p text:style-name="P489"/>
      <text:p text:style-name="P490">Studio Elle</text:p>
      <table:table table:style-name="Table491">
        <table:table-columns>
          <table:table-column table:style-name="TableColumn492"/>
          <table:table-column table:style-name="TableColumn493"/>
        </table:table-columns>
        <table:table-row table:style-name="TableRow494">
          <table:table-cell table:style-name="TableCell495">
            <text:p text:style-name="P496">Suzuka Ono</text:p>
          </table:table-cell>
          <table:table-cell table:style-name="TableCell497">
            <text:p text:style-name="P498">Mika Tanba</text:p>
          </table:table-cell>
        </table:table-row>
        <table:table-row table:style-name="TableRow499">
          <table:table-cell table:style-name="TableCell500">
            <text:p text:style-name="P501">Risa Mimura</text:p>
          </table:table-cell>
          <table:table-cell table:style-name="TableCell502">
            <text:p text:style-name="P503">Maiko Misaki</text:p>
          </table:table-cell>
        </table:table-row>
        <table:table-row table:style-name="TableRow504">
          <table:table-cell table:style-name="TableCell505">
            <text:p text:style-name="P506">Shizumi Sakai</text:p>
          </table:table-cell>
          <table:table-cell table:style-name="TableCell507">
            <text:p text:style-name="P508">Michiko Kado</text:p>
          </table:table-cell>
        </table:table-row>
      </table:table>
      <text:p text:style-name="P509"/>
      <text:p text:style-name="P510"/>
      <text:p text:style-name="P511">Studio Fantasia</text:p>
      <text:p text:style-name="P512">Studio Road</text:p>
      <text:p text:style-name="P513">(Sid 1:33)</text:p>
      <text:p text:style-name="P514">But we can't assume that he will always remain the way he is.</text:p>
      <text:p text:style-name="P515"/>
      <text:p text:style-name="P516">Art Director / Production Designer</text:p>
      <text:p text:style-name="P517">Hiroshi Ohno</text:p>
      <text:p text:style-name="P518"/>
      <text:p text:style-name="P519">Studio Fuga</text:p>
      <table:table table:style-name="Table520">
        <table:table-columns>
          <table:table-column table:style-name="TableColumn521"/>
          <table:table-column table:style-name="TableColumn522"/>
        </table:table-columns>
        <table:table-row table:style-name="TableRow523">
          <table:table-cell table:style-name="TableCell524">
            <text:p text:style-name="P525">Shunsuke Suzuki</text:p>
          </table:table-cell>
          <table:table-cell table:style-name="TableCell526">
            <text:p text:style-name="P527">Emi Kitahara</text:p>
          </table:table-cell>
        </table:table-row>
        <table:table-row table:style-name="TableRow528">
          <table:table-cell table:style-name="TableCell529">
            <text:p text:style-name="P530">Yuho Akagami</text:p>
          </table:table-cell>
          <table:table-cell table:style-name="TableCell531">
            <text:p text:style-name="P532">Kiyoshi Samejima</text:p>
          </table:table-cell>
        </table:table-row>
        <table:table-row table:style-name="TableRow533">
          <table:table-cell table:style-name="TableCell534">
            <text:p text:style-name="P535">Tatsuya Sasaki</text:p>
          </table:table-cell>
          <table:table-cell table:style-name="TableCell536">
            <text:p text:style-name="P537">Sanae Terasawa</text:p>
          </table:table-cell>
        </table:table-row>
        <table:table-row table:style-name="TableRow538">
          <table:table-cell table:style-name="TableCell539">
            <text:p text:style-name="P540">Junko Shimada</text:p>
          </table:table-cell>
          <table:table-cell table:style-name="TableCell541">
            <text:p text:style-name="P542">Taichi Toki</text:p>
          </table:table-cell>
        </table:table-row>
        <table:table-row table:style-name="TableRow543">
          <table:table-cell table:style-name="TableCell544">
            <text:p text:style-name="P545">Kumiko Ono</text:p>
          </table:table-cell>
          <table:table-cell table:style-name="TableCell546">
            <text:p text:style-name="P547"/>
          </table:table-cell>
        </table:table-row>
      </table:table>
      <text:p text:style-name="P548"/>
      <text:p text:style-name="P549">Background Scan</text:p>
      <text:p text:style-name="P550">Scan Shop, Ltd.</text:p>
      <text:p text:style-name="P551">Hiroaki Sato</text:p>
      <text:p text:style-name="P552">(Lord Death 1:39)</text:p>
      <text:p text:style-name="P553">True♪ If I don't keep an eye on it, things could get ugly♪</text:p>
      <text:p text:style-name="P554"/>
      <text:p text:style-name="P555">Special Effects</text:p>
      <text:p text:style-name="P556">Shin Inoie</text:p>
      <text:p text:style-name="P557"/>
      <text:p text:style-name="P558">Director of Photography</text:p>
      <text:soft-page-break/>
      <text:p text:style-name="P559">Yohei Mitahara</text:p>
      <text:p text:style-name="P560"/>
      <text:p text:style-name="P561">Photography</text:p>
      <text:p text:style-name="P562">Bones Photography Department</text:p>
      <text:p text:style-name="P563">Tsuyoshi Kanbayashi</text:p>
      <text:p text:style-name="P564">Hikaru Fukuda</text:p>
      <text:p text:style-name="P565">Hitomi Fukuzawa</text:p>
      <text:p text:style-name="P566">Satomi Ryukaku</text:p>
      <text:p text:style-name="P567"/>
      <text:p text:style-name="P568">3D CGI</text:p>
      <text:p text:style-name="P569">Mayuko Furumoto</text:p>
      <text:p text:style-name="P570">Kota Sasaki</text:p>
      <text:p text:style-name="P571">Akiko Sasaoka</text:p>
      <text:p text:style-name="P572"/>
      <text:p text:style-name="P573">Fonts</text:p>
      <text:p text:style-name="P574">Hakusyu Fonts co. ltd</text:p>
      <text:p text:style-name="P575"/>
      <text:p text:style-name="P576">Editor</text:p>
      <text:p text:style-name="P577">Shigeru Nishiyama</text:p>
      <text:p text:style-name="P578"/>
      <text:p text:style-name="P579">Assistant Editor</text:p>
      <text:p text:style-name="P580">Kentaro Tsubone</text:p>
      <text:p text:style-name="P581"/>
      <text:p text:style-name="P582">Editing Studio</text:p>
      <text:p text:style-name="P583">REAL-T</text:p>
      <text:p text:style-name="P584"/>
      <text:p text:style-name="P585">HD Editor</text:p>
      <text:p text:style-name="P586">Junichi Arai</text:p>
      <text:p text:style-name="P587"/>
      <text:p text:style-name="P588">Assistant HD Editor</text:p>
      <text:p text:style-name="P589">Shinji Iriyama</text:p>
      <text:p text:style-name="P590"/>
      <text:p text:style-name="P591">HD Editing Studio</text:p>
      <text:p text:style-name="P592">Q-TEC</text:p>
      <text:p text:style-name="P593"><text:span text:style-name="T594">(Liz 1:57)</text:span></text:p>
      <text:p text:style-name="P595"><text:span text:style-name="T596">ん、あぁ～この間</text:span><text:span text:style-name="T597"><text:s/></text:span><text:span text:style-name="T598">魔女の騒ぎにやっと落ち着いたって感じだねぇ。</text:span></text:p>
      <text:p text:style-name="P599"><text:span text:style-name="T600">Mmmgh!<text:s/></text:span><text:span text:style-name="T601">It seems like all that witch business has finally calmed down.</text:span></text:p>
      <text:p text:style-name="P602"/>
      <text:p text:style-name="P603">Production Assisstant</text:p>
      <text:p text:style-name="P604">Kazumi Kato</text:p>
      <text:p text:style-name="P605">(Tsubaki 2:02)</text:p>
      <text:p text:style-name="P606"><text:span text:style-name="T607">そうですね。いつもの死武専に</text:span><text:span text:style-name="T608">戻りましたね。</text:span></text:p>
      <text:p text:style-name="P609">You’re right. The DWMA is back to normal.</text:p>
      <text:p text:style-name="P610"/>
      <text:p text:style-name="P611"/>
      <text:p text:style-name="P612"/>
      <text:p text:style-name="P613"><text:span text:style-name="T614">Cut-in Characters</text:span></text:p>
      <text:p text:style-name="P615"/>
      <text:soft-page-break/>
      <text:p text:style-name="P616">Producer</text:p>
      <text:p text:style-name="P617">Takebumi Anzai</text:p>
      <text:p text:style-name="P618"/>
      <text:p text:style-name="P619"><text:span text:style-name="T620">Animation Director</text:span></text:p>
      <text:p text:style-name="P621">Takahiro Komori</text:p>
      <text:p text:style-name="P622"><text:span text:style-name="T623">(Patty 2:07)</text:span></text:p>
      <text:p text:style-name="P624"><text:span text:style-name="T625">え</text:span><text:span text:style-name="T626">ー　お祭りみたい</text:span><text:span text:style-name="T627">だ</text:span><text:span text:style-name="T628">楽しかったよ。もっと騒が</text:span><text:span text:style-name="T629">—</text:span></text:p>
      <text:p text:style-name="P630">Eh~ It was so fun, like a festival. I want more chaos!</text:p>
      <text:p text:style-name="P631"/>
      <text:p text:style-name="P632">Animation</text:p>
      <table:table table:style-name="Table633">
        <table:table-columns>
          <table:table-column table:style-name="TableColumn634"/>
          <table:table-column table:style-name="TableColumn635"/>
        </table:table-columns>
        <table:table-row table:style-name="TableRow636">
          <table:table-cell table:style-name="TableCell637">
            <text:p text:style-name="P638">Asako Aoki</text:p>
          </table:table-cell>
          <table:table-cell table:style-name="TableCell639">
            <text:p text:style-name="P640">Naoto Abe</text:p>
          </table:table-cell>
        </table:table-row>
        <table:table-row table:style-name="TableRow641">
          <table:table-cell table:style-name="TableCell642">
            <text:p text:style-name="P643">Wataru Abe</text:p>
          </table:table-cell>
          <table:table-cell table:style-name="TableCell644">
            <text:p text:style-name="P645">Takaaki Izumo</text:p>
          </table:table-cell>
        </table:table-row>
        <table:table-row table:style-name="TableRow646">
          <table:table-cell table:style-name="TableCell647">
            <text:p text:style-name="P648">Yae Outsuka</text:p>
          </table:table-cell>
          <table:table-cell table:style-name="TableCell649">
            <text:p text:style-name="P650">Tatsuya Oka</text:p>
          </table:table-cell>
        </table:table-row>
        <table:table-row table:style-name="TableRow651">
          <table:table-cell table:style-name="TableCell652">
            <text:p text:style-name="P653">Hiro Kanzaki</text:p>
          </table:table-cell>
          <table:table-cell table:style-name="TableCell654">
            <text:p text:style-name="P655">Toshihiro Kikuchi</text:p>
          </table:table-cell>
        </table:table-row>
        <table:table-row table:style-name="TableRow656">
          <table:table-cell table:style-name="TableCell657">
            <text:p text:style-name="P658">Satoru Kiyomaru</text:p>
          </table:table-cell>
          <table:table-cell table:style-name="TableCell659">
            <text:p text:style-name="P660">Shiori Kudo</text:p>
          </table:table-cell>
        </table:table-row>
        <table:table-row table:style-name="TableRow661">
          <table:table-cell table:style-name="TableCell662">
            <text:p text:style-name="P663">Miyuki Gatou</text:p>
          </table:table-cell>
          <table:table-cell table:style-name="TableCell664">
            <text:p text:style-name="P665">Kaori Komori</text:p>
          </table:table-cell>
        </table:table-row>
        <table:table-row table:style-name="TableRow666">
          <table:table-cell table:style-name="TableCell667">
            <text:p text:style-name="P668">Hideki Sadai</text:p>
          </table:table-cell>
          <table:table-cell table:style-name="TableCell669">
            <text:p text:style-name="P670">Toshiharu Sugie</text:p>
          </table:table-cell>
        </table:table-row>
        <table:table-row table:style-name="TableRow671">
          <table:table-cell table:style-name="TableCell672">
            <text:p text:style-name="P673">Keiko Takano</text:p>
          </table:table-cell>
          <table:table-cell table:style-name="TableCell674">
            <text:p text:style-name="P675">Tatsuro Nagai</text:p>
          </table:table-cell>
        </table:table-row>
        <table:table-row table:style-name="TableRow676">
          <table:table-cell table:style-name="TableCell677">
            <text:p text:style-name="P678">Eri Baba</text:p>
          </table:table-cell>
          <table:table-cell table:style-name="TableCell679">
            <text:p text:style-name="P680">Satomi Higuchi</text:p>
          </table:table-cell>
        </table:table-row>
        <table:table-row table:style-name="TableRow681">
          <table:table-cell table:style-name="TableCell682">
            <text:p text:style-name="P683">Yoshiya Yamamoto</text:p>
          </table:table-cell>
          <table:table-cell table:style-name="TableCell684">
            <text:p text:style-name="P685">Eri Yuzuki</text:p>
          </table:table-cell>
        </table:table-row>
      </table:table>
      <text:p text:style-name="P686"/>
      <text:p text:style-name="P687"><text:span text:style-name="T688">(Black Star 2:11)</text:span></text:p>
      <text:p text:style-name="P689">うお！祭りと聞いちゃった、待ってられねェぞ。ひゃっはぁー！</text:p>
      <text:p text:style-name="P690">Oh! Did someone say festival? I can’t wait. Yahoo!</text:p>
      <text:p text:style-name="P691"/>
      <text:p text:style-name="P692"><text:span text:style-name="T693">Color Coordination / Final Inspection<text:s/></text:span><text:span text:style-name="T694"><text:line-break/>Yukari Goto</text:span></text:p>
      <text:p text:style-name="P695">(Liz 2:15)</text:p>
      <text:p text:style-name="P696">わかった、わかった。って、お前はいつもをやろうだろう、ブラック☆スター！？</text:p>
      <text:p text:style-name="P697">Alright, alright.</text:p>
      <text:p text:style-name="P698">Wait, isn’t everything always a festival with you,<text:s/><text:bookmark-start text:name="_Hlk60675425"/>Black☆Star<text:bookmark-end text:name="_Hlk60675425"/>!?</text:p>
      <text:p text:style-name="P699"/>
      <text:p text:style-name="P700">Finishing<text:line-break/>Wish</text:p>
      <table:table table:style-name="Table701">
        <table:table-columns>
          <table:table-column table:style-name="TableColumn702"/>
          <table:table-column table:style-name="TableColumn703"/>
        </table:table-columns>
        <table:table-row table:style-name="TableRow704">
          <table:table-cell table:style-name="TableCell705">
            <text:p text:style-name="P706">Yoshiki Ito</text:p>
          </table:table-cell>
          <table:table-cell table:style-name="TableCell707">
            <text:p text:style-name="P708">Atsuko Ito</text:p>
          </table:table-cell>
        </table:table-row>
        <table:table-row table:style-name="TableRow709">
          <table:table-cell table:style-name="TableCell710">
            <text:p text:style-name="P711"><text:span text:style-name="T712">Naoko Sunahara</text:span></text:p>
          </table:table-cell>
          <table:table-cell table:style-name="TableCell713">
            <text:p text:style-name="P714">Yoko Chiba</text:p>
          </table:table-cell>
        </table:table-row>
        <table:table-row table:style-name="TableRow715">
          <table:table-cell table:style-name="TableCell716">
            <text:p text:style-name="P717">Hiromi Mitome</text:p>
          </table:table-cell>
          <table:table-cell table:style-name="TableCell718">
            <text:p text:style-name="P719">Junko Mochizuki</text:p>
          </table:table-cell>
        </table:table-row>
        <table:table-row table:style-name="TableRow720">
          <table:table-cell table:style-name="TableCell721">
            <text:p text:style-name="P722">Michiko Watanabe</text:p>
          </table:table-cell>
          <table:table-cell table:style-name="TableCell723">
            <text:p text:style-name="P724">Marie Koga</text:p>
          </table:table-cell>
        </table:table-row>
        <table:table-row table:style-name="TableRow725">
          <table:table-cell table:style-name="TableCell726">
            <text:p text:style-name="P727">Yumi Fujiwara</text:p>
          </table:table-cell>
          <table:table-cell table:style-name="TableCell728">
            <text:p text:style-name="P729">Yuu Takahashi</text:p>
          </table:table-cell>
        </table:table-row>
        <table:table-row table:style-name="TableRow730">
          <table:table-cell table:style-name="TableCell731">
            <text:p text:style-name="P732">Erika Tanaka</text:p>
          </table:table-cell>
          <table:table-cell table:style-name="TableCell733">
            <text:p text:style-name="P734">Yuri Shiozawa</text:p>
          </table:table-cell>
        </table:table-row>
      </table:table>
      <text:p text:style-name="P735"/>
      <text:p text:style-name="P736"/>
      <table:table table:style-name="Table737">
        <table:table-columns>
          <table:table-column table:style-name="TableColumn738"/>
          <table:table-column table:style-name="TableColumn739"/>
        </table:table-columns>
        <table:table-row table:style-name="TableRow740">
          <table:table-cell table:style-name="TableCell741">
            <text:p text:style-name="P742">Kahori Sato</text:p>
          </table:table-cell>
          <table:table-cell table:style-name="TableCell743">
            <text:p text:style-name="P744">Yukari Goto</text:p>
          </table:table-cell>
        </table:table-row>
      </table:table>
      <text:p text:style-name="P745"/>
      <text:p text:style-name="P746"/>
      <text:p text:style-name="P747"/>
      <text:p text:style-name="P748"><text:span text:style-name="T749">(Patty 2:21)</text:span></text:p>
      <text:p text:style-name="P750">へへ、言えてる、えへへ</text:p>
      <text:p text:style-name="P751">Hehe, you said it, eheheh.</text:p>
      <text:p text:style-name="P752"/>
      <text:p text:style-name="P753">In-between Check</text:p>
      <text:p text:style-name="P754">Koichi Iwanagi</text:p>
      <text:p text:style-name="P755"/>
      <text:p text:style-name="P756">In-betweens</text:p>
      <text:p text:style-name="P757">Keiko Oyama</text:p>
      <text:p text:style-name="P758">(Soul 2:25)</text:p>
      <text:p text:style-name="P759">なぁ、マカ、デスサイズの奴、なんかあった？</text:p>
      <text:p text:style-name="P760">Hey, Maka, did something happen with Death Scythe?</text:p>
      <text:p text:style-name="P761"/>
      <text:p text:style-name="P762">Bones In-between Department</text:p>
      <table:table table:style-name="Table763">
        <table:table-columns>
          <table:table-column table:style-name="TableColumn764"/>
          <table:table-column table:style-name="TableColumn765"/>
        </table:table-columns>
        <table:table-row table:style-name="TableRow766">
          <table:table-cell table:style-name="TableCell767">
            <text:p text:style-name="P768">Mitsuko Kawasaki</text:p>
          </table:table-cell>
          <table:table-cell table:style-name="TableCell769">
            <text:p text:style-name="P770">Iori Nonoshita</text:p>
          </table:table-cell>
        </table:table-row>
        <table:table-row table:style-name="TableRow771">
          <table:table-cell table:style-name="TableCell772">
            <text:p text:style-name="P773">Keiko Tamaki</text:p>
          </table:table-cell>
          <table:table-cell table:style-name="TableCell774">
            <text:p text:style-name="P775"><text:span text:style-name="T776"><text:s/></text:span><text:span text:style-name="T777">朴</text:span><text:span text:style-name="T778"><text:s/></text:span><text:span text:style-name="T779">秄英</text:span><text:span text:style-name="T780">Ja-Yeong Park</text:span></text:p>
          </table:table-cell>
        </table:table-row>
        <table:table-row table:style-name="TableRow781">
          <table:table-cell table:style-name="TableCell782">
            <text:p text:style-name="P783">Kenta Yokoya</text:p>
          </table:table-cell>
          <table:table-cell table:style-name="TableCell784">
            <text:p text:style-name="P785">Miki Sakaibara</text:p>
          </table:table-cell>
        </table:table-row>
      </table:table>
      <text:p text:style-name="P786"/>
      <text:p text:style-name="P787">(Maka 2:29)</text:p>
      <text:p text:style-name="P788">え、パパが何？</text:p>
      <text:p text:style-name="P789"><text:span text:style-name="T790">Huh, what did Papa do?</text:span></text:p>
      <text:p text:style-name="P791"/>
      <text:p text:style-name="P792">Artland</text:p>
      <text:p text:style-name="P793">STUDIO MARK</text:p>
      <text:p text:style-name="P794">Takuranke</text:p>
      <text:p text:style-name="P795">Tatsunoko Production</text:p>
      <text:p text:style-name="P796">FRONTLINE</text:p>
      <text:p text:style-name="P797">Mook DLE</text:p>
      <text:p text:style-name="P798">Yuhodo</text:p>
      <text:p text:style-name="P799">(Soul 2:30)</text:p>
      <text:p text:style-name="P800"><text:span text:style-name="T801">いや、さき</text:span><text:span text:style-name="T802">変な声を上げて廊下を走ってたからよ。</text:span></text:p>
      <text:p text:style-name="P803"><text:span text:style-name="T804">No, it’s just that he was running through the halls making a weird noise earlier.</text:span></text:p>
      <text:p text:style-name="P805"/>
      <text:p text:style-name="P806"/>
      <text:p text:style-name="P807">Production Assistant</text:p>
      <text:p text:style-name="P808">Yuri Kumesawa</text:p>
      <text:p text:style-name="P809"><text:span text:style-name="T810">#(Patty 2:34)</text:span></text:p>
      <text:p text:style-name="P811">ああ、見た見た！ぎょえええ(?)って</text:p>
      <text:p text:style-name="P812">Aaah, I saw that! It was like “guoooeee”~</text:p>
      <text:p text:style-name="P813"/>
      <text:p text:style-name="P814"/>
      <text:soft-page-break/>
      <text:p text:style-name="P815">Animation Producer</text:p>
      <text:p text:style-name="P816">Masahiko Minami</text:p>
      <text:p text:style-name="P817">Yoshihiro Oyabu</text:p>
      <text:p text:style-name="P818">(Tsubaki 2:38)</text:p>
      <text:p text:style-name="P819"><text:span text:style-name="T820">私もそれ違うますよ。</text:span><text:span text:style-name="T821">シュタイン博士が</text:span><text:span text:style-name="T822">なんとかあった言ってましただけど、</text:span></text:p>
      <text:p text:style-name="P823"><text:span text:style-name="T824">I thought it was off too. Professor Stein was saying that he’d done something, but...<text:s/></text:span><text:span text:style-name="T825">　</text:span></text:p>
      <text:p text:style-name="P826"/>
      <text:p text:style-name="P827">Setting Producer</text:p>
      <text:p text:style-name="P828">Tomonori Maeda</text:p>
      <text:p text:style-name="P829"/>
      <text:p text:style-name="P830">Literature Producer</text:p>
      <text:p text:style-name="P831">Yoneki Tsumura</text:p>
      <text:p text:style-name="P832"/>
      <text:p text:style-name="P833">Production Affairs</text:p>
      <text:p text:style-name="P834">Akiko Nikaido</text:p>
      <text:p text:style-name="P835"><text:span text:style-name="T836">(Liz 2:44)</text:span></text:p>
      <text:p text:style-name="P837">どうせまた博士の怪しげな実験を試されたんじゃないの。</text:p>
      <text:p text:style-name="P838"><text:span text:style-name="T839">I bet he was trying out some fishy experiments again, right?</text:span></text:p>
      <text:p text:style-name="P840"/>
      <text:p text:style-name="P841">Animation Production</text:p>
      <text:p text:style-name="P842">Bones</text:p>
      <text:p text:style-name="P843"/>
      <text:p text:style-name="P844"/>
      <text:p text:style-name="P845"/>
      <text:p text:style-name="P846">Supervisor</text:p>
      <text:p text:style-name="P847">Takuya Igarashi</text:p>
      <text:p text:style-name="P848"><text:span text:style-name="T849">(Maka 2:48)</text:span></text:p>
      <text:p text:style-name="P850">あ、もう知らない。</text:p>
      <text:p text:style-name="P851">Ahh, I don’t care anymore...</text:p>
      <text:p text:style-name="P852"/>
      <text:p text:style-name="P853"/>
      <text:p text:style-name="P854"/>
      <text:p text:style-name="P855"><text:span text:style-name="T856">GAME STAFF</text:span></text:p>
      <text:p text:style-name="P857">(Kid 2:51)</text:p>
      <text:p text:style-name="P858"><text:span text:style-name="T859">まったく、呑気だな</text:span><text:span text:style-name="T860"><text:s/></text:span><text:span text:style-name="T861">お前たちは</text:span></text:p>
      <text:p text:style-name="P862">Honestly, how carefree you are.</text:p>
      <text:p text:style-name="P863"/>
      <text:p text:style-name="P864">(Soul 2:55)</text:p>
      <text:p text:style-name="P865">どうした<text:s/>キッド</text:p>
      <text:p text:style-name="P866">What’s up, Kid?</text:p>
      <text:p text:style-name="P867"/>
      <text:p text:style-name="P868">VERMILION</text:p>
      <text:p text:style-name="P869"/>
      <text:p text:style-name="P870">Product Manager</text:p>
      <text:p text:style-name="P871">Kazuhiro Akuhira</text:p>
      <text:p text:style-name="P872">Masao Izumi</text:p>
      <text:p text:style-name="P873"/>
      <text:p text:style-name="P874"/>
      <text:soft-page-break/>
      <text:p text:style-name="P875">STUDIO ZAN</text:p>
      <text:p text:style-name="P876"/>
      <text:p text:style-name="P877">Technical Director</text:p>
      <text:p text:style-name="P878">Akira Sunaga</text:p>
      <text:p text:style-name="P879">(Liz 2:56)</text:p>
      <text:p text:style-name="P880"><text:span text:style-name="T881">ああ</text:span><text:span text:style-name="T882">、まだなんか気になってるのか</text:span></text:p>
      <text:p text:style-name="P883">出かけるときあんなにチェックしたじゃん　きっちりかっちり大丈夫だって</text:p>
      <text:p text:style-name="P884"><text:span text:style-name="T885">Ah, don’t tell me something</text:span><text:span text:style-name="T886">’</text:span><text:span text:style-name="T887">s bothering you again.</text:span></text:p>
      <text:p text:style-name="P888">After you did all those checks before we left...</text:p>
      <text:p text:style-name="P889"><text:span text:style-name="T890">You said it was everything was perfect, didn’t you!?</text:span></text:p>
      <text:p text:style-name="P891"/>
      <text:p text:style-name="P892">XAX ENTERTAINMENT INC.</text:p>
      <text:p text:style-name="P893"/>
      <text:p text:style-name="P894">Game Director</text:p>
      <text:p text:style-name="P895">Atsushi Ota</text:p>
      <text:p text:style-name="P896"/>
      <text:p text:style-name="P897">Planning</text:p>
      <text:p text:style-name="P898">Yasuhiro Wakai</text:p>
      <text:p text:style-name="P899">Akira Fujii</text:p>
      <text:p text:style-name="P900"><text:s/>Daisuke Fujisawa</text:p>
      <text:p text:style-name="P901">Yuya Sato</text:p>
      <text:p text:style-name="P902">(Kid 3:03)</text:p>
      <text:p text:style-name="P903"><text:span text:style-name="T904">いや、そうじゃない。あの魔女が言っていたこと</text:span><text:span text:style-name="T905">って　お前たち、気にならないのか</text:span></text:p>
      <text:p text:style-name="P906">No, that’s not it. It was something that witch said.</text:p>
      <text:p text:style-name="P907"><text:span text:style-name="T908">Didn’t it bother you?</text:span></text:p>
      <text:p text:style-name="P909"/>
      <text:p text:style-name="P910"><text:span text:style-name="T911">Scenario</text:span></text:p>
      <text:p text:style-name="P912"><text:s/>Katsuya Yamaji</text:p>
      <text:p text:style-name="P913">Atsushi Ota</text:p>
      <text:p text:style-name="P914"/>
      <text:p text:style-name="P915">Lead Programmer</text:p>
      <text:p text:style-name="P916"><text:s/>Hiromi Shiotani</text:p>
      <text:p text:style-name="P917"/>
      <text:p text:style-name="P918">Programming</text:p>
      <text:p text:style-name="P919">Akashi Kitanohara</text:p>
      <text:p text:style-name="P920"><text:s/>Akira Matsumoto</text:p>
      <text:p text:style-name="P921"><text:s/>Yasuyuki Nakayabu</text:p>
      <text:p text:style-name="P922"><text:s/>Atsu Takasugi</text:p>
      <text:p text:style-name="P923"/>
      <text:p text:style-name="P924">Script</text:p>
      <text:p text:style-name="P925"><text:s/>Kenichi Horita</text:p>
      <text:p text:style-name="P926">Tadahiko Nakamura</text:p>
      <text:p text:style-name="P927">(Maka 3:11)</text:p>
      <text:p text:style-name="P928">魔女が言っていたことって？</text:p>
      <text:p text:style-name="P929">Something she said?</text:p>
      <text:p text:style-name="P930"><text:span text:style-name="T931">Character Modeling</text:span></text:p>
      <text:p text:style-name="P932"><text:s/>Yoshitaka Uchita</text:p>
      <text:p text:style-name="P933"><text:s/>Shuhei Akahane</text:p>
      <text:soft-page-break/>
      <text:p text:style-name="P934"><text:span text:style-name="T935"><text:s/></text:span><text:span text:style-name="T936">許</text:span><text:span text:style-name="T937"><text:s/></text:span><text:span text:style-name="T938">金沛</text:span><text:span text:style-name="T939"><text:s/>Xu Jin Pei<text:s/></text:span><text:span text:style-name="T940">(VERMILION)</text:span></text:p>
      <text:p text:style-name="P941"><text:span text:style-name="T942">李</text:span><text:span text:style-name="T943"><text:s/></text:span><text:span text:style-name="T944">亦文</text:span><text:span text:style-name="T945"><text:s/>Li Yiwen<text:s/></text:span><text:span text:style-name="T946">(VERMILION)</text:span></text:p>
      <text:p text:style-name="P947">(Liz 3:13)</text:p>
      <text:p text:style-name="P948">なんか言ったっけ？</text:p>
      <text:p text:style-name="P949">What did she say, again?</text:p>
      <text:p text:style-name="P950">Character Animation</text:p>
      <text:p text:style-name="P951">Yukiko Kurinohara</text:p>
      <text:p text:style-name="P952">Shigemi Katsuragi</text:p>
      <text:p text:style-name="P953">Kaori Shimada</text:p>
      <text:p text:style-name="P954"><text:s/>Ken Tsumozuki</text:p>
      <text:p text:style-name="P955">(Patty 3:14)</text:p>
      <text:p text:style-name="P956"><text:span text:style-name="T957">キッド君</text:span><text:span text:style-name="T958"><text:s/></text:span><text:span text:style-name="T959">気にしすぎ。そうなんだった若は早すぎそう　へへへ</text:span></text:p>
      <text:p text:style-name="P960"><text:span text:style-name="T961">You worry too much, Kid. You’re gonna get old before your time, hahaha~<text:s/></text:span><text:span text:style-name="T962">　　</text:span></text:p>
      <text:p text:style-name="P963"/>
      <text:p text:style-name="P964">Map Design</text:p>
      <text:p text:style-name="P965"><text:s/>Satoshi Yamaguchi</text:p>
      <text:p text:style-name="P966">Ayu Kawamoto</text:p>
      <text:p text:style-name="P967">Shuhei Akahane</text:p>
      <text:p text:style-name="P968"><text:span text:style-name="T969"><text:s/></text:span><text:span text:style-name="T970">Rairai Ei (VERMILION)</text:span></text:p>
      <text:p text:style-name="P971">Kono So (VERMILION)</text:p>
      <text:p text:style-name="P972">(Black Star 3:19)</text:p>
      <text:p text:style-name="P973"><text:span text:style-name="T974">なあー　俺様より目立</text:span><text:span text:style-name="T975">そうってこんなが</text:span><text:span text:style-name="T976">--</text:span><text:span text:style-name="T977">　キッド！？</text:span></text:p>
      <text:p text:style-name="P978">What? Are you trying to out-rank me, Kid!?</text:p>
      <text:p text:style-name="P979"/>
      <text:p text:style-name="P980">Effects</text:p>
      <text:p text:style-name="P981"><text:s/>Ryouta Kurosawa</text:p>
      <text:p text:style-name="P982">(Tsubaki 3:22)</text:p>
      <text:p text:style-name="P983"><text:span text:style-name="T984">もう、</text:span><text:span text:style-name="T985">ブラック</text:span><text:span text:style-name="T986">☆</text:span><text:span text:style-name="T987">スター</text:span><text:span text:style-name="T988">やまて。</text:span></text:p>
      <text:p text:style-name="P989">それより、私も気になって、今回の事件は本当に終わったんでしょうか。</text:p>
      <text:p text:style-name="P990"><text:span text:style-name="T991">C</text:span><text:span text:style-name="T992">ome on,<text:s/></text:span><text:bookmark-start text:name="_Hlk60675978"/><text:span text:style-name="T993">Black☆Star</text:span><text:bookmark-end text:name="_Hlk60675978"/><text:span text:style-name="T994">, that’s enough.<text:s/></text:span><text:span text:style-name="T995">　</text:span><text:span text:style-name="T996">It’s bothering me too...</text:span></text:p>
      <text:p text:style-name="P997">Do you think it really is over?</text:p>
      <text:p text:style-name="P998"/>
      <text:p text:style-name="P999">Screen Design</text:p>
      <text:p text:style-name="P1000">Naomi Meguro</text:p>
      <text:p text:style-name="P1001"/>
      <text:p text:style-name="P1002">2D Art and Image Board</text:p>
      <text:p text:style-name="P1003">Hiroshi Uesawa</text:p>
      <text:p text:style-name="P1004">Ryouta Kurosawa</text:p>
      <text:p text:style-name="P1005"><text:s/>Kyoko Yamada</text:p>
      <text:p text:style-name="P1006">Yuichi Hasegawa</text:p>
      <text:p text:style-name="P1007"/>
      <text:p text:style-name="P1008">Sound</text:p>
      <text:p text:style-name="P1009"/>
      <text:p text:style-name="P1010">BGM Production</text:p>
      <text:p text:style-name="P1011">Hisashi Kawamoto (VERMILION)</text:p>
      <text:p text:style-name="P1012">(Black Star 3:30)</text:p>
      <text:p text:style-name="P1013"><text:span text:style-name="T1014">は？何言ってんだ　</text:span><text:span text:style-name="T1015">椿</text:span><text:span text:style-name="T1016">。魔女を倒したじゃねェか</text:span><text:span text:style-name="T1017">。</text:span></text:p>
      <text:p text:style-name="P1018">Huh? What are you talking about, Tsubaki.</text:p>
      <text:soft-page-break/>
      <text:p text:style-name="P1019"><text:span text:style-name="T1020">We defeated the witch, didn’t we?</text:span></text:p>
      <text:p text:style-name="P1021"/>
      <text:p text:style-name="P1022">SE Production</text:p>
      <text:p text:style-name="P1023">Hirotoshi Iue (VERMILION)</text:p>
      <text:p text:style-name="P1024">Toshiaki Marukosu (VERMILION)</text:p>
      <text:p text:style-name="P1025"/>
      <text:p text:style-name="P1026"/>
      <text:p text:style-name="P1027">(Tsubaki 3:35)</text:p>
      <text:p text:style-name="P1028"><text:span text:style-name="T1029">でも、ポネラは騙していた</text:span><text:span text:style-name="T1030">、</text:span><text:span text:style-name="T1031">グリモアって男に逃げられたままよ</text:span></text:p>
      <text:p text:style-name="P1032">But, that Grimoire guy who was tricking Ponera got away.</text:p>
      <text:p text:style-name="P1033"/>
      <text:p text:style-name="P1034">T.M.Revolution</text:p>
      <text:p text:style-name="P1035">“soul’s<text:s/>crossing”</text:p>
      <text:p text:style-name="P1036">lyrics: Akio Inoue <text:s/>Music and arrangement: Daisuke Asakura</text:p>
      <text:p text:style-name="P1037"/>
      <text:p text:style-name="P1038">T.M.Revolution is produced and performed entirely by Takanori Nishikawa</text:p>
      <text:p text:style-name="P1039"/>
      <text:p text:style-name="P1040">Mixing and Track Making by Daisuke Asakura at Einstein</text:p>
      <text:p text:style-name="P1041">Recorded by Masatake Ohsato at ABS RECORDING</text:p>
      <text:p text:style-name="P1042"/>
      <text:p text:style-name="P1043"><text:span text:style-name="T1044">(Soul 3:39)</text:span></text:p>
      <text:p text:style-name="P1045"><text:span text:style-name="T1046">そうだな。なん</text:span><text:span text:style-name="T1047">か</text:span><text:span text:style-name="T1048">スッキリしない気がするね。</text:span></text:p>
      <text:p text:style-name="P1049"><text:span text:style-name="T1050">Yeah. It doesn’t quite feel right.</text:span></text:p>
      <text:p text:style-name="P1051"/>
      <text:p text:style-name="P1052">Epic Records Japan Inc.</text:p>
      <text:p text:style-name="P1053"/>
      <text:p text:style-name="P1054">Sony Music Entertainment (Japan) Inc.</text:p>
      <text:p text:style-name="P1055">Keichi Tomura</text:p>
      <text:p text:style-name="P1056"/>
      <text:p text:style-name="P1057"/>
      <text:p text:style-name="P1058"/>
      <text:p text:style-name="P1059">(Black Star 3:43)</text:p>
      <text:p text:style-name="P1060"><text:span text:style-name="T1061">は！心配するな。どんな野郎が来たってこの俺様が</text:span><text:span text:style-name="T1062">ギタギタに</text:span><text:span text:style-name="T1063">してやるぜ。</text:span></text:p>
      <text:p text:style-name="P1064"><text:span text:style-name="T1065">Ha! Don’t worry, no matter what kind of guys show up, I’ll make ‘em sorry.<text:s/></text:span><text:span text:style-name="T1066"><text:s text:c="2"/></text:span></text:p>
      <text:p text:style-name="P1067"/>
      <text:p text:style-name="P1068">SQUARE ENIX STAFF</text:p>
      <text:p text:style-name="P1069"/>
      <text:p text:style-name="P1070">Original Work</text:p>
      <text:p text:style-name="P1071">Atsushi Okubo</text:p>
      <text:p text:style-name="P1072">(Monthly Shonen Gangan Publication)</text:p>
      <text:p text:style-name="P1073"/>
      <text:p text:style-name="P1074">Production</text:p>
      <text:p text:style-name="P1075"/>
      <text:p text:style-name="P1076">Producer</text:p>
      <text:p text:style-name="P1077">Yoshinori Yamagishi</text:p>
      <text:p text:style-name="P1078"/>
      <text:p text:style-name="P1079">Assistant Producer</text:p>
      <text:p text:style-name="P1080">Aki Kuniki</text:p>
      <text:soft-page-break/>
      <text:p text:style-name="P1081"><text:span text:style-name="T1082">#</text:span><text:span text:style-name="T1083">(Patty 3:50)</text:span></text:p>
      <text:p text:style-name="P1084"><text:span text:style-name="T1085">うわ、</text:span><text:span text:style-name="T1086">ブラック</text:span><text:span text:style-name="T1087">☆</text:span><text:span text:style-name="T1088">スター</text:span><text:span text:style-name="T1089">　いいぞ！いいぞはハンサム（？）だぞ</text:span></text:p>
      <text:p text:style-name="P1090"><text:span text:style-name="T1091">Wow,</text:span><text:span text:style-name="T1092"><text:s/></text:span><text:span text:style-name="T1093">Black☆Star, that’s awesome!</text:span><text:span text:style-name="T1094"><text:s text:c="2"/></text:span><text:span text:style-name="T1095">You’re so cool!</text:span></text:p>
      <text:p text:style-name="P1096"/>
      <text:p text:style-name="P1097">Project Manager</text:p>
      <text:p text:style-name="P1098">Mitsuko Toyama</text:p>
      <text:p text:style-name="P1099"/>
      <text:p text:style-name="P1100">Management Cooperation</text:p>
      <text:p text:style-name="P1101">Chikashi Fujimoto</text:p>
      <text:p text:style-name="P1102">Chie Susuki</text:p>
      <text:p text:style-name="P1103"/>
      <text:p text:style-name="P1104"><text:span text:style-name="T1105">(Black Star 3:56)</text:span></text:p>
      <text:p text:style-name="P1106"><text:span text:style-name="T1107">うん！任せろう。</text:span><text:span text:style-name="T1108">話がわかるじゃねェか　パティ</text:span></text:p>
      <text:p text:style-name="P1109"><text:span text:style-name="T1110">Leave it to me! You sure know what’s good, Patty!</text:span></text:p>
      <text:p text:style-name="P1111"/>
      <text:p text:style-name="P1112">Quality Assurance</text:p>
      <text:p text:style-name="P1113"/>
      <text:p text:style-name="P1114">General Manager</text:p>
      <text:p text:style-name="P1115">Koji Yamashita</text:p>
      <text:p text:style-name="P1116">(Liz 3:59)</text:p>
      <text:p text:style-name="P1117"><text:span text:style-name="T1118">パティ</text:span><text:span text:style-name="T1119">　いい子だから</text:span><text:span text:style-name="T1120">ブラック</text:span><text:span text:style-name="T1121">☆</text:span><text:span text:style-name="T1122">スター</text:span><text:span text:style-name="T1123">じゃなくてお姉ちゃんと遊ぼうね</text:span></text:p>
      <text:p text:style-name="P1124"><text:span text:style-name="T1125">Patty, be a good girl and don’t bother with<text:s/></text:span><text:span text:style-name="T1126">Black☆Star but play with me, okay?</text:span></text:p>
      <text:p text:style-name="P1127">Senior QA Manager</text:p>
      <text:p text:style-name="P1128">Yukihiro Shibutani</text:p>
      <text:p text:style-name="P1129"/>
      <text:p text:style-name="P1130">QA Manager</text:p>
      <text:p text:style-name="P1131">Hideyuki Kato</text:p>
      <text:p text:style-name="P1132"/>
      <text:p text:style-name="P1133">QA Coordinator</text:p>
      <text:p text:style-name="P1134">Kenichiro Takahashi</text:p>
      <text:p text:style-name="P1135"/>
      <text:p text:style-name="P1136">QA Assistant Coordinator</text:p>
      <text:p text:style-name="P1137">Akatsuki Hasegawa</text:p>
      <text:p text:style-name="P1138"/>
      <text:p text:style-name="P1139">QA Technical Engineer</text:p>
      <text:p text:style-name="P1140">Kazuya Okamoto</text:p>
      <text:p text:style-name="P1141">(Kid 4:06)</text:p>
      <text:p text:style-name="P1142">うん、逃げた魔道師か　ちょっと調べてみたほうがいいかもしれないなぁ</text:p>
      <text:p text:style-name="P1143">Yeah, the wizard who got away...</text:p>
      <text:p text:style-name="P1144"><text:span text:style-name="T1145">Maybe we should try following up on it.</text:span></text:p>
      <text:p text:style-name="P1146"/>
      <text:p text:style-name="P1147"/>
      <text:p text:style-name="P1148">QA Technical Assistant</text:p>
      <text:p text:style-name="P1149">Noboru Taniguchi</text:p>
      <text:p text:style-name="P1150"/>
      <text:p text:style-name="P1151">Senior QA Tester</text:p>
      <text:p text:style-name="P1152">Hajime Saito</text:p>
      <text:p text:style-name="P1153">(Tsubaki 4:11)</text:p>
      <text:soft-page-break/>
      <text:p text:style-name="P1154"><text:span text:style-name="T1155">そんな大げさにしないでください</text:span><text:span text:style-name="T1156">ね。</text:span><text:span text:style-name="T1157">私の思い過ごしですよ。きっと</text:span></text:p>
      <text:p text:style-name="P1158">Please don’t make a big fuss about it.</text:p>
      <text:p text:style-name="P1159">I’m sure it’s just me overthinking things.</text:p>
      <text:p text:style-name="P1160"/>
      <text:p text:style-name="P1161">QA Tester</text:p>
      <table:table table:style-name="Table1162">
        <table:table-columns>
          <table:table-column table:style-name="TableColumn1163"/>
          <table:table-column table:style-name="TableColumn1164"/>
        </table:table-columns>
        <table:table-row table:style-name="TableRow1165">
          <table:table-cell table:style-name="TableCell1166">
            <text:p text:style-name="P1167">Yukiyoshi Arai</text:p>
          </table:table-cell>
          <table:table-cell table:style-name="TableCell1168">
            <text:p text:style-name="P1169">Tadanori Inazawa</text:p>
          </table:table-cell>
        </table:table-row>
        <table:table-row table:style-name="TableRow1170">
          <table:table-cell table:style-name="TableCell1171">
            <text:p text:style-name="P1172">Yuki Kobayashi</text:p>
          </table:table-cell>
          <table:table-cell table:style-name="TableCell1173">
            <text:p text:style-name="P1174">Yuta Nishimura</text:p>
          </table:table-cell>
        </table:table-row>
        <table:table-row table:style-name="TableRow1175">
          <table:table-cell table:style-name="TableCell1176">
            <text:p text:style-name="P1177">Komei Hagiwara</text:p>
          </table:table-cell>
          <table:table-cell table:style-name="TableCell1178">
            <text:p text:style-name="P1179">Ramu Baba</text:p>
          </table:table-cell>
        </table:table-row>
        <table:table-row table:style-name="TableRow1180">
          <table:table-cell table:style-name="TableCell1181">
            <text:p text:style-name="P1182">Kotomi Shizuka</text:p>
          </table:table-cell>
          <table:table-cell table:style-name="TableCell1183">
            <text:p text:style-name="P1184">Shinya Okamoto</text:p>
          </table:table-cell>
        </table:table-row>
        <table:table-row table:style-name="TableRow1185">
          <table:table-cell table:style-name="TableCell1186">
            <text:p text:style-name="P1187">Koji Kotani</text:p>
          </table:table-cell>
          <table:table-cell table:style-name="TableCell1188">
            <text:p text:style-name="P1189">Moe Fujiki</text:p>
          </table:table-cell>
        </table:table-row>
        <table:table-row table:style-name="TableRow1190">
          <table:table-cell table:style-name="TableCell1191">
            <text:p text:style-name="P1192">Yuko Morita</text:p>
          </table:table-cell>
          <table:table-cell table:style-name="TableCell1193">
            <text:p text:style-name="P1194">Yuta Shiha</text:p>
          </table:table-cell>
        </table:table-row>
        <table:table-row table:style-name="TableRow1195">
          <table:table-cell table:style-name="TableCell1196">
            <text:p text:style-name="P1197">Yuki Suetomi</text:p>
          </table:table-cell>
          <table:table-cell table:style-name="TableCell1198">
            <text:p text:style-name="P1199">Jun Noguchi</text:p>
          </table:table-cell>
        </table:table-row>
        <table:table-row table:style-name="TableRow1200">
          <table:table-cell table:style-name="TableCell1201">
            <text:p text:style-name="P1202">Yasuyuki Murakami</text:p>
          </table:table-cell>
          <table:table-cell table:style-name="TableCell1203">
            <text:p text:style-name="P1204">Hiroe Murayama</text:p>
          </table:table-cell>
        </table:table-row>
        <table:table-row table:style-name="TableRow1205">
          <table:table-cell table:style-name="TableCell1206">
            <text:p text:style-name="P1207">Yuko Yamaguchi</text:p>
          </table:table-cell>
          <table:table-cell table:style-name="TableCell1208">
            <text:p text:style-name="P1209">Mari Yamazaki</text:p>
          </table:table-cell>
        </table:table-row>
        <table:table-row table:style-name="TableRow1210">
          <table:table-cell table:style-name="TableCell1211">
            <text:p text:style-name="P1212">Daisuke Higuchi</text:p>
          </table:table-cell>
          <table:table-cell table:style-name="TableCell1213">
            <text:p text:style-name="P1214">Mayumi Hosokawa</text:p>
          </table:table-cell>
        </table:table-row>
        <table:table-row table:style-name="TableRow1215">
          <table:table-cell table:style-name="TableCell1216">
            <text:p text:style-name="P1217">Ringo Wachi</text:p>
          </table:table-cell>
          <table:table-cell table:style-name="TableCell1218">
            <text:p text:style-name="P1219"/>
          </table:table-cell>
        </table:table-row>
      </table:table>
      <text:p text:style-name="P1220"/>
      <text:p text:style-name="P1221">(Maka 4:16)</text:p>
      <text:p text:style-name="P1222">あ、そういえばもうすぐ試験だよ。</text:p>
      <text:p text:style-name="P1223">Ah! Speaking of which, we have a test soon!</text:p>
      <text:p text:style-name="P1224"/>
      <text:p text:style-name="P1225">…and All QA Staff</text:p>
      <text:p text:style-name="P1226"/>
      <text:p text:style-name="P1227"/>
      <text:p text:style-name="P1228"/>
      <text:p text:style-name="P1229">Gangan Comics Editorial Department</text:p>
      <text:p text:style-name="P1230"/>
      <text:p text:style-name="P1231">Editor-in-Chief</text:p>
      <text:p text:style-name="P1232">Takeshi Matsuzaki</text:p>
      <text:p text:style-name="P1233"><text:span text:style-name="T1234">(Tsubaki 4:20)</text:span></text:p>
      <text:p text:style-name="P1235"><text:span text:style-name="T1236">そうですね</text:span><text:span text:style-name="T1237">。すっかり忘れてましたね。</text:span></text:p>
      <text:p text:style-name="P1238"><text:span text:style-name="T1239">Yeah. I totally forgot about it.</text:span></text:p>
      <text:p text:style-name="P1240"/>
      <text:p text:style-name="P1241">Lead Editor</text:p>
      <text:p text:style-name="P1242">Noriaki Yumura</text:p>
      <text:p text:style-name="P1243"/>
      <text:p text:style-name="P1244">Takeshi Kashio</text:p>
      <text:p text:style-name="P1245"><text:span text:style-name="T1246">(Maka 4:23)</text:span></text:p>
      <text:p text:style-name="P1247">今回の事件でバタバタしてたからちゃんと勉強できてないし。</text:p>
      <text:p text:style-name="P1248">どうしよう？</text:p>
      <text:p text:style-name="P1249">I couldn’t study properly because of all the running around.</text:p>
      <text:p text:style-name="P1250">What am I gonna do?</text:p>
      <text:p text:style-name="P1251"/>
      <text:p text:style-name="P1252"><text:span text:style-name="T1253">Crossmedia Operations Department</text:span></text:p>
      <text:p text:style-name="P1254"/>
      <text:p text:style-name="P1255">Nobuyuki Kurashige</text:p>
      <text:p text:style-name="P1256"/>
      <text:p text:style-name="P1257"><text:span text:style-name="T1258">Property Rights Management Department</text:span></text:p>
      <text:p text:style-name="P1259"/>
      <text:p text:style-name="P1260">Sadashi Anan</text:p>
      <text:p text:style-name="P1261"/>
      <text:p text:style-name="P1262">General Publishing Department</text:p>
      <text:p text:style-name="P1263"/>
      <text:p text:style-name="P1264">Kenichi Abe</text:p>
      <text:p text:style-name="P1265"/>
      <text:p text:style-name="P1266">Publishing Sales Department</text:p>
      <text:p text:style-name="P1267">(Kid 4:29)</text:p>
      <text:p text:style-name="P1268">同氏の日頃の努力が足りんから慌てることになるのだ。</text:p>
      <text:p text:style-name="P1269">I don’t think my daily routine has been up to it either, so I’ll have to speed through it all.</text:p>
      <text:p text:style-name="P1270"/>
      <text:p text:style-name="P1271">Aki Nanba</text:p>
      <text:p text:style-name="P1272"/>
      <text:p text:style-name="P1273"/>
      <text:p text:style-name="P1274"/>
      <text:p text:style-name="P1275">Rating Section</text:p>
      <text:p text:style-name="P1276">(Soul 4:32)</text:p>
      <text:p text:style-name="P1277"><text:span text:style-name="T1278">は　</text:span><text:span text:style-name="T1279">さすが次期死神は違う</text:span><text:span text:style-name="T1280">え</text:span><text:span text:style-name="T1281">。</text:span></text:p>
      <text:p text:style-name="P1282"><text:span text:style-name="T1283">そうだぜ　マカ</text:span><text:span text:style-name="T1284"><text:s/></text:span><text:span text:style-name="T1285">今からジタバタして仕方ねぇさ。なるようになるだぜ。</text:span></text:p>
      <text:p text:style-name="P1286">Ha! The next Grim Reaper sure is something else!</text:p>
      <text:p text:style-name="P1287">He’s right, Maka. All we can do now is struggle through it.</text:p>
      <text:p text:style-name="P1288">Let nature take its course.</text:p>
      <text:p text:style-name="P1289"/>
      <text:p text:style-name="P1290">Rating Section Manager</text:p>
      <text:p text:style-name="P1291">Masatsugu Hiramatsu</text:p>
      <text:p text:style-name="P1292"/>
      <text:p text:style-name="P1293"/>
      <text:p text:style-name="P1294">Rating Advisor</text:p>
      <text:p text:style-name="P1295">Sueko Okai</text:p>
      <text:p text:style-name="P1296">Aya Terada</text:p>
      <text:p text:style-name="P1297">Reiko Kondo</text:p>
      <text:p text:style-name="P1298"/>
      <text:p text:style-name="P1299"/>
      <text:p text:style-name="P1300">Community and Service</text:p>
      <text:p text:style-name="P1301">(Maka 4:41)</text:p>
      <text:p text:style-name="P1302">そういうソウルはどうなのよ。どうせそんなこと言って勉強サボる気でしょう。</text:p>
      <text:p text:style-name="P1303">Speak for yourself, Soul! Saying things like that, you weren’t planning to study anyway, were you?</text:p>
      <text:p text:style-name="P1304"/>
      <text:p text:style-name="P1305">Manager</text:p>
      <text:p text:style-name="P1306">Toshio Murouchi</text:p>
      <text:p text:style-name="P1307"/>
      <text:p text:style-name="P1308">Customer Service Manager</text:p>
      <text:soft-page-break/>
      <text:p text:style-name="P1309">Seisaku Takabayashi</text:p>
      <text:p text:style-name="P1310"/>
      <text:p text:style-name="P1311">Information Center Manager</text:p>
      <text:p text:style-name="P1312">Ryuji Kudo</text:p>
      <text:p text:style-name="P1313">(Soul 4:45)</text:p>
      <text:p text:style-name="P1314">いって！耳をひっぱるな　マカ</text:p>
      <text:p text:style-name="P1315">Ow! Stop pulling my ear, Maka!</text:p>
      <text:p text:style-name="P1316"/>
      <text:p text:style-name="P1317"><text:span text:style-name="T1318">Back-end Support Staff</text:span></text:p>
      <text:p text:style-name="P1319">Kazuhito Tabuchi</text:p>
      <text:p text:style-name="P1320">Takefumi Kato</text:p>
      <text:p text:style-name="P1321">Tatsuhiko Nozaki</text:p>
      <text:p text:style-name="P1322">Atsumi Suda</text:p>
      <text:p text:style-name="P1323">Natsuyo Takada</text:p>
      <text:p text:style-name="P1324"/>
      <text:p text:style-name="P1325">...and All Support Staff</text:p>
      <text:p text:style-name="P1326">(Black Star 4:49)</text:p>
      <text:p text:style-name="P1327"><text:span text:style-name="T1328">きゃははは　ソウルざま見ろ</text:span><text:span text:style-name="T1329">なぁ</text:span><text:span text:style-name="T1330">！</text:span></text:p>
      <text:p text:style-name="P1331">Hahaha, serves you right, Soul!</text:p>
      <text:p text:style-name="P1332"/>
      <text:p text:style-name="P1333">Promotion</text:p>
      <text:p text:style-name="P1334"/>
      <text:p text:style-name="P1335">Director of Advertisement</text:p>
      <text:p text:style-name="P1336">Koji Taguchi</text:p>
      <text:p text:style-name="P1337"/>
      <text:p text:style-name="P1338">Advertisement Producer</text:p>
      <text:p text:style-name="P1339">Shuichi Kobayashi</text:p>
      <text:p text:style-name="P1340">(Soul 4:52)</text:p>
      <text:p text:style-name="P1341">うるせえぞ、<text:bookmark-start text:name="_Hlk60681768"/>ブラック☆スター</text:p>
      <text:p text:style-name="P1342"><text:span text:style-name="T1343">Can it,<text:s/></text:span><text:span text:style-name="T1344">Black☆Star!</text:span></text:p>
      <text:p text:style-name="P1345"><text:bookmark-end text:name="_Hlk60681768"/></text:p>
      <text:p text:style-name="P1346">Chief of Advertisement</text:p>
      <text:p text:style-name="P1347">Yukie Iwase</text:p>
      <text:p text:style-name="P1348">(Black Star 4:54)</text:p>
      <text:p text:style-name="P1349">なあ！？　上等だ　やるか？</text:p>
      <text:p text:style-name="P1350">Huh!? You wanna go? Bring it on!</text:p>
      <text:p text:style-name="P1351"/>
      <text:p text:style-name="P1352">Advertisement Staff</text:p>
      <text:p text:style-name="P1353">Kumi Sudo</text:p>
      <text:p text:style-name="P1354">Miho Ohata</text:p>
      <text:p text:style-name="P1355"/>
      <text:p text:style-name="P1356">(Tsubaki 4:57)</text:p>
      <text:p text:style-name="P1357"><text:span text:style-name="T1358">ブラック</text:span><text:span text:style-name="T1359">☆</text:span><text:span text:style-name="T1360">スター</text:span><text:span text:style-name="T1361">も勉強しておかないとまた嫌いな追試よ。</text:span></text:p>
      <text:p text:style-name="P1362">Black☆Star, if you don’t study, you’ll have to take another awful make-up test.</text:p>
      <text:p text:style-name="P1363"/>
      <text:p text:style-name="P1364">Toshiyuki Inoue</text:p>
      <text:p text:style-name="P1365">Kumiko Ishida</text:p>
      <text:p text:style-name="P1366">Hideki Yamamoto</text:p>
      <text:soft-page-break/>
      <text:p text:style-name="P1367">Munehiro Osawa</text:p>
      <text:p text:style-name="P1368">Yuko Kono</text:p>
      <text:p text:style-name="P1369">(Black Star 5:01)</text:p>
      <text:p text:style-name="P1370"><text:span text:style-name="T1371">な</text:span><text:span text:style-name="T1372">ー</text:span></text:p>
      <text:p text:style-name="P1373">Wha-!?</text:p>
      <text:p text:style-name="P1374">Ayako Kawamoto</text:p>
      <text:p text:style-name="P1375">Emiko Sato</text:p>
      <text:p text:style-name="P1376">(Soul 5:01)</text:p>
      <text:p text:style-name="P1377"><text:span text:style-name="T1378">へへ、さま</text:span><text:span text:style-name="T1379">。いや　いってよ、マカ</text:span></text:p>
      <text:p text:style-name="P1380">Hehe, you get what you pay for.　Ack! That hurts, Maka!</text:p>
      <text:p text:style-name="P1381"/>
      <text:p text:style-name="P1382">Artwork</text:p>
      <text:p text:style-name="P1383">Takashi Kamimura</text:p>
      <text:p text:style-name="P1384">Naoki Oishi</text:p>
      <text:p text:style-name="P1385">(Maka 5:04)</text:p>
      <text:p text:style-name="P1386"><text:span text:style-name="T1387">逃がさない</text:span><text:span text:style-name="T1388">からね。帰</text:span><text:span text:style-name="T1389">って</text:span><text:span text:style-name="T1390">勉強</text:span><text:span text:style-name="T1391">するよ</text:span><text:span text:style-name="T1392">。</text:span></text:p>
      <text:p text:style-name="P1393">You’re not getting away. We’re going home and studying.</text:p>
      <text:p text:style-name="P1394"/>
      <text:p text:style-name="P1395">Web Coordinator</text:p>
      <text:p text:style-name="P1396">Chiaki Yamauchi</text:p>
      <text:p text:style-name="P1397"/>
      <text:p text:style-name="P1398"/>
      <text:p text:style-name="P1399"/>
      <text:p text:style-name="P1400">Sales and Marketing</text:p>
      <text:p text:style-name="P1401">(Soul 5:08)</text:p>
      <text:p text:style-name="P1402"><text:span text:style-name="T1403">マジかよ</text:span><text:span text:style-name="T1404">?</text:span></text:p>
      <text:p text:style-name="P1405">Seriously?</text:p>
      <text:p text:style-name="P1406">Director of Sales</text:p>
      <text:p text:style-name="P1407">Shinji Hashimoto</text:p>
      <text:p text:style-name="P1408"/>
      <text:p text:style-name="P1409">General Manager</text:p>
      <text:p text:style-name="P1410">Tomoyoshi Osaki</text:p>
      <text:p text:style-name="P1411"><text:span text:style-name="T1412">(Kid 5:10)</text:span></text:p>
      <text:p text:style-name="P1413"><text:span text:style-name="T1414">まったく</text:span><text:span text:style-name="T1415"><text:s/></text:span><text:span text:style-name="T1416">騒がしいやつらだな。ん</text:span><text:span text:style-name="T1417">?<text:s/></text:span><text:span text:style-name="T1418">リズとパティをどこに行くんの？</text:span></text:p>
      <text:p text:style-name="P1419">リズ！<text:s/>パティ！帰るぞ!</text:p>
      <text:p text:style-name="P1420">They really are a noisy lot. Hm? Where did Liz and Patty go?</text:p>
      <text:p text:style-name="P1421">Liz! Patty! Let’s go home!</text:p>
      <text:p text:style-name="P1422"/>
      <text:p text:style-name="P1423">Senior Manager</text:p>
      <text:p text:style-name="P1424">Satoshi Kashiwazaki</text:p>
      <text:p text:style-name="P1425"/>
      <text:p text:style-name="P1426">Manager</text:p>
      <text:p text:style-name="P1427">Tsutomu Yamada</text:p>
      <text:p text:style-name="P1428">Koji Takada</text:p>
      <text:p text:style-name="P1429">Makoto Tsuda</text:p>
      <text:p text:style-name="P1430"/>
      <text:p text:style-name="P1431"/>
      <text:p text:style-name="P1432">(Liz 5:20)</text:p>
      <text:soft-page-break/>
      <text:p text:style-name="P1433">こっち、こっち。</text:p>
      <text:p text:style-name="P1434">Alright, come on.</text:p>
      <text:p text:style-name="P1435"/>
      <text:p text:style-name="P1436">Sales</text:p>
      <table:table table:style-name="Table1437">
        <table:table-columns>
          <table:table-column table:style-name="TableColumn1438"/>
          <table:table-column table:style-name="TableColumn1439"/>
        </table:table-columns>
        <table:table-row table:style-name="TableRow1440">
          <table:table-cell table:style-name="TableCell1441">
            <text:p text:style-name="P1442"><text:span text:style-name="T1443">山本</text:span><text:span text:style-name="T1444"><text:s/></text:span><text:span text:style-name="T1445">亜樹</text:span><text:span text:style-name="T1446"><text:s/>Aki Yamamoto</text:span></text:p>
          </table:table-cell>
          <table:table-cell table:style-name="TableCell1447">
            <text:p text:style-name="P1448">高橋<text:s/>淳夫<text:s/>Atsuo Takahashi</text:p>
          </table:table-cell>
        </table:table-row>
        <table:table-row table:style-name="TableRow1449">
          <table:table-cell table:style-name="TableCell1450">
            <text:p text:style-name="P1451">大金<text:s/>寛<text:s/>Hiroshi Ogane</text:p>
          </table:table-cell>
          <table:table-cell table:style-name="TableCell1452">
            <text:p text:style-name="P1453">草川<text:s/>量雄<text:s/>Kazuo Kusakawa</text:p>
          </table:table-cell>
        </table:table-row>
        <table:table-row table:style-name="TableRow1454">
          <table:table-cell table:style-name="TableCell1455">
            <text:p text:style-name="P1456">高橋<text:s/>啓輔<text:s/>Keisuke Takahashi</text:p>
          </table:table-cell>
          <table:table-cell table:style-name="TableCell1457">
            <text:p text:style-name="P1458">白杉<text:s/>浩嗣<text:s/>Koji Shirasugi</text:p>
          </table:table-cell>
        </table:table-row>
        <table:table-row table:style-name="TableRow1459">
          <table:table-cell table:style-name="TableCell1460">
            <text:p text:style-name="P1461">瀬谷<text:s/>京子<text:s/>Kyoko Setani</text:p>
          </table:table-cell>
          <table:table-cell table:style-name="TableCell1462">
            <text:p text:style-name="P1463">松本<text:s/>昌洋<text:s/>Masahiro Matsumoto</text:p>
          </table:table-cell>
        </table:table-row>
        <table:table-row table:style-name="TableRow1464">
          <table:table-cell table:style-name="TableCell1465">
            <text:p text:style-name="P1466">矢野<text:s/>雅揮<text:s/>Masaki Yano</text:p>
          </table:table-cell>
          <table:table-cell table:style-name="TableCell1467">
            <text:p text:style-name="P1468"><text:span text:style-name="T1469">菊池</text:span><text:span text:style-name="T1470"><text:s/></text:span><text:span text:style-name="T1471">実</text:span><text:span text:style-name="T1472"><text:s/>Sane Kikuchi</text:span></text:p>
          </table:table-cell>
        </table:table-row>
        <table:table-row table:style-name="TableRow1473">
          <table:table-cell table:style-name="TableCell1474">
            <text:p text:style-name="P1475">田島<text:s/>龍馬<text:s/>Ryoma Tajima</text:p>
          </table:table-cell>
          <table:table-cell table:style-name="TableCell1476">
            <text:p text:style-name="P1477">葉原<text:s/>さおり<text:s/>Saori Habara</text:p>
          </table:table-cell>
        </table:table-row>
        <table:table-row table:style-name="TableRow1478">
          <table:table-cell table:style-name="TableCell1479">
            <text:p text:style-name="P1480">中村<text:s/>真也<text:s/>Shinya Nakamura</text:p>
          </table:table-cell>
          <table:table-cell table:style-name="TableCell1481">
            <text:p text:style-name="P1482">橋本<text:s/>俊一<text:s/>Shunichi Hashimoto</text:p>
          </table:table-cell>
        </table:table-row>
        <table:table-row table:style-name="TableRow1483">
          <table:table-cell table:style-name="TableCell1484">
            <text:p text:style-name="P1485">坪田<text:s/>達彦<text:s/>Tatsuhiko Tsubota</text:p>
          </table:table-cell>
          <table:table-cell table:style-name="TableCell1486">
            <text:p text:style-name="P1487"><text:s/>岩倉知美<text:s/>Tomomi Iwakura</text:p>
          </table:table-cell>
        </table:table-row>
        <table:table-row table:style-name="TableRow1488">
          <table:table-cell table:style-name="TableCell1489">
            <text:p text:style-name="P1490">野村<text:s/>俊秀<text:s/>Toshihide Nomura</text:p>
          </table:table-cell>
          <table:table-cell table:style-name="TableCell1491">
            <text:p text:style-name="P1492">原田<text:s/>敏夫<text:s/>Toshio Harada</text:p>
          </table:table-cell>
        </table:table-row>
        <table:table-row table:style-name="TableRow1493">
          <table:table-cell table:style-name="TableCell1494">
            <text:p text:style-name="P1495">高橋<text:s/>嘉之<text:s/>Yoshiyuki Takahashi</text:p>
          </table:table-cell>
          <table:table-cell table:style-name="TableCell1496">
            <text:p text:style-name="P1497">風呂<text:s/>有賢<text:s/>Yuken Furo</text:p>
          </table:table-cell>
        </table:table-row>
        <table:table-row table:style-name="TableRow1498">
          <table:table-cell table:style-name="TableCell1499">
            <text:p text:style-name="P1500"><text:span text:style-name="T1501">池田</text:span><text:span text:style-name="T1502"><text:s/></text:span><text:span text:style-name="T1503">奈美</text:span><text:span text:style-name="T1504"><text:s/>Nami Ikeda</text:span></text:p>
          </table:table-cell>
          <table:table-cell table:style-name="TableCell1505">
            <text:p text:style-name="P1506">山田<text:s/>啓貴<text:s/>Yoshiki Yamada</text:p>
          </table:table-cell>
        </table:table-row>
        <table:table-row table:style-name="TableRow1507">
          <table:table-cell table:style-name="TableCell1508">
            <text:p text:style-name="P1509">高野<text:s/>亜由美<text:s/>Ayumi Takano</text:p>
          </table:table-cell>
          <table:table-cell table:style-name="TableCell1510">
            <text:p text:style-name="P1511"/>
          </table:table-cell>
        </table:table-row>
      </table:table>
      <text:p text:style-name="P1512"/>
      <text:p text:style-name="P1513">(Patty 5:23)</text:p>
      <text:p text:style-name="P1514"><text:span text:style-name="T1515">はい</text:span><text:span text:style-name="T1516">!<text:s/></text:span><text:span text:style-name="T1517">んじゃあ　みんな　バイ～</text:span></text:p>
      <text:p text:style-name="P1518">Ookiee! Bye everyone~!</text:p>
      <text:p text:style-name="P1519"/>
      <text:p text:style-name="P1520"/>
      <table:table table:style-name="Table1521">
        <table:table-columns>
          <table:table-column table:style-name="TableColumn1522"/>
          <table:table-column table:style-name="TableColumn1523"/>
        </table:table-columns>
        <table:table-row table:style-name="TableRow1524">
          <table:table-cell table:style-name="TableCell1525">
            <text:p text:style-name="P1526">松本<text:s/>治子<text:s/>Haruko Matsumoto</text:p>
          </table:table-cell>
          <table:table-cell table:style-name="TableCell1527">
            <text:p text:style-name="P1528"><text:span text:style-name="T1529">松木</text:span><text:span text:style-name="T1530"><text:s/></text:span><text:span text:style-name="T1531">仁美</text:span><text:span text:style-name="T1532"><text:s/>Hitomi Matsuki</text:span></text:p>
          </table:table-cell>
        </table:table-row>
        <table:table-row table:style-name="TableRow1533">
          <table:table-cell table:style-name="TableCell1534">
            <text:p text:style-name="P1535"><text:span text:style-name="T1536">松村</text:span><text:span text:style-name="T1537"><text:s/></text:span><text:span text:style-name="T1538">香織</text:span><text:span text:style-name="T1539"><text:s/>Kaori Matsumura</text:span></text:p>
          </table:table-cell>
          <table:table-cell table:style-name="TableCell1540">
            <text:p text:style-name="P1541"><text:span text:style-name="T1542">高橋</text:span><text:span text:style-name="T1543"><text:s/></text:span><text:span text:style-name="T1544">大</text:span><text:span text:style-name="T1545"><text:s/>Ogachi Takahashi</text:span></text:p>
          </table:table-cell>
        </table:table-row>
        <table:table-row table:style-name="TableRow1546">
          <table:table-cell table:style-name="TableCell1547">
            <text:p text:style-name="P1548">大田<text:s/>美恵子<text:s/>Mieko Ota</text:p>
          </table:table-cell>
          <table:table-cell table:style-name="TableCell1549">
            <text:p text:style-name="P1550">笠原<text:s/>友子<text:s/>Tomoko Kasahara</text:p>
          </table:table-cell>
        </table:table-row>
        <table:table-row table:style-name="TableRow1551">
          <table:table-cell table:style-name="TableCell1552">
            <text:p text:style-name="P1553">土出<text:s/>友美<text:s/>Tomomi Tsuchide</text:p>
          </table:table-cell>
          <table:table-cell table:style-name="TableCell1554">
            <text:p text:style-name="P1555">勝部<text:s/>麻季人<text:s/>Makito Katsube</text:p>
          </table:table-cell>
        </table:table-row>
        <table:table-row table:style-name="TableRow1556">
          <table:table-cell table:style-name="TableCell1557">
            <text:p text:style-name="P1558"><text:span text:style-name="T1559">小柳</text:span><text:span text:style-name="T1560"><text:s/></text:span><text:span text:style-name="T1561">祐子</text:span><text:span text:style-name="T1562"><text:s/>Yuko Koyanagi</text:span></text:p>
          </table:table-cell>
          <table:table-cell table:style-name="TableCell1563">
            <text:p text:style-name="P1564"><text:span text:style-name="T1565">梅北</text:span><text:span text:style-name="T1566"><text:s/></text:span><text:span text:style-name="T1567">香代</text:span><text:s text:c="2"/><text:span text:style-name="T1568">Kayo Umekita</text:span></text:p>
          </table:table-cell>
        </table:table-row>
        <table:table-row table:style-name="TableRow1569">
          <table:table-cell table:style-name="TableCell1570">
            <text:p text:style-name="P1571"><text:span text:style-name="T1572">大原</text:span><text:span text:style-name="T1573"><text:s/></text:span><text:span text:style-name="T1574">一記</text:span><text:span text:style-name="T1575"><text:s/>Kazuki Ohara</text:span></text:p>
          </table:table-cell>
          <table:table-cell table:style-name="TableCell1576">
            <text:p text:style-name="P1577">佐藤<text:s/>真紀<text:s/>Maki Sato</text:p>
          </table:table-cell>
        </table:table-row>
        <table:table-row table:style-name="TableRow1578">
          <table:table-cell table:style-name="TableCell1579">
            <text:p text:style-name="P1580"><text:span text:style-name="T1581">田保</text:span><text:span text:style-name="T1582"><text:s/></text:span><text:span text:style-name="T1583">雅美</text:span><text:span text:style-name="T1584"><text:s/>Masami Tayasu</text:span></text:p>
          </table:table-cell>
          <table:table-cell table:style-name="TableCell1585">
            <text:p text:style-name="P1586"><text:span text:style-name="T1587">加藤</text:span><text:span text:style-name="T1588"><text:s/></text:span><text:span text:style-name="T1589">敏之</text:span><text:span text:style-name="T1590"><text:s/>Toshiyuki Kato</text:span></text:p>
          </table:table-cell>
        </table:table-row>
        <table:table-row table:style-name="TableRow1591">
          <table:table-cell table:style-name="TableCell1592">
            <text:p text:style-name="P1593"><text:span text:style-name="T1594">池谷</text:span><text:span text:style-name="T1595"><text:s/></text:span><text:span text:style-name="T1596">茜</text:span><text:span text:style-name="T1597"><text:s/>Akane Iketani</text:span></text:p>
          </table:table-cell>
          <table:table-cell table:style-name="TableCell1598">
            <text:p text:style-name="P1599">永野<text:s/>翔大<text:s/>Shota Nagano</text:p>
          </table:table-cell>
        </table:table-row>
        <table:table-row table:style-name="TableRow1600">
          <table:table-cell table:style-name="TableCell1601">
            <text:p text:style-name="P1602"><text:span text:style-name="T1603">裴</text:span><text:span text:style-name="T1604"><text:s/></text:span><text:span text:style-name="T1605">在元</text:span><text:span text:style-name="T1606"><text:s/>Jae-won Bae</text:span></text:p>
          </table:table-cell>
          <table:table-cell table:style-name="TableCell1607">
            <text:p text:style-name="P1608"/>
          </table:table-cell>
        </table:table-row>
      </table:table>
      <text:p text:style-name="P1609"/>
      <text:p text:style-name="P1610">(Tsubaki 5:26)</text:p>
      <text:p text:style-name="P1611"><text:span text:style-name="T1612">ブラック</text:span><text:span text:style-name="T1613">☆</text:span><text:span text:style-name="T1614">スター　帰りましょう？</text:span><text:span text:style-name="T1615"><text:s/></text:span><text:span text:style-name="T1616">マカちゃん、ソウル君、さようなら。</text:span></text:p>
      <text:p text:style-name="P1617"><text:span text:style-name="T1618">Shall we go,<text:s/></text:span><text:span text:style-name="T1619">Black☆Star? See you later, Maka, Soul!</text:span></text:p>
      <text:p text:style-name="P1620"/>
      <text:p text:style-name="P1621">Special Thanks</text:p>
      <text:p text:style-name="P1622"/>
      <text:p text:style-name="P1623">Wataru Kato</text:p>
      <text:p text:style-name="P1624">Hajime Kojima</text:p>
      <text:p text:style-name="P1625">(Black Star 5:29)</text:p>
      <text:p text:style-name="P1626">Alright!</text:p>
      <text:p text:style-name="P1627">Let’s go home!</text:p>
      <text:p text:style-name="P1628">Maka, Soul, later!</text:p>
      <text:p text:style-name="P1629"/>
      <text:p text:style-name="P1630"><text:span text:style-name="T1631">Toshifumi Tojishiro</text:span><text:span text:style-name="T1632"><text:s/></text:span><text:span text:style-name="T1633">(Synapse HLD Co., Ltd.)</text:span></text:p>
      <text:p text:style-name="P1634"><text:span text:style-name="T1635">Yoko Kato</text:span><text:span text:style-name="T1636"><text:s/></text:span><text:span text:style-name="T1637">(Synapse HLD Co., Ltd.)</text:span></text:p>
      <text:p text:style-name="P1638"><text:span text:style-name="T1639">Yukihiko Kohno</text:span><text:span text:style-name="T1640"><text:s/></text:span><text:span text:style-name="T1641">(Lansdale, Ltd.)</text:span></text:p>
      <text:p text:style-name="P1642"><text:span text:style-name="T1643">Taku Nishida</text:span><text:span text:style-name="T1644"><text:s/></text:span><text:span text:style-name="T1645">(Lansdale, Ltd.)</text:span></text:p>
      <text:p text:style-name="P1646">(Soul 5:35)</text:p>
      <text:p text:style-name="P1647">Yeah.</text:p>
      <text:p text:style-name="P1648">Later</text:p>
      <text:p text:style-name="P1649"/>
      <text:p text:style-name="P1650">(Maka 5:37)</text:p>
      <text:p text:style-name="P1651">Hahaha</text:p>
      <text:p text:style-name="P1652">Bye-bye everyone!</text:p>
      <text:p text:style-name="P1653">See you tomorrow!</text:p>
      <text:p text:style-name="P1654">Vice President</text:p>
      <text:p text:style-name="P1655">Keiji Honda</text:p>
      <text:p text:style-name="P1656"/>
      <text:p text:style-name="P1657">President</text:p>
      <text:p text:style-name="P1658">Yoichi Wada</text:p>
      <text:p text:style-name="P1659"/>
      <text:p text:style-name="P1660"/>
      <text:p text:style-name="P1661"/>
      <text:p text:style-name="P1662"/>
      <text:p text:style-name="P1663">SQUARE ENIX</text:p>
      <text:p text:style-name="P1664">(Spirit 5:47)</text:p>
      <text:p text:style-name="P1665">Are you insane!?</text:p>
      <text:p text:style-name="P1666">What the hell did you do, Stein!?</text:p>
      <text:p text:style-name="P1667"/>
      <text:p text:style-name="P1668">(Lord Death 5:51)</text:p>
      <text:p text:style-name="P1669"><text:span text:style-name="T1670">Well, that's it everybody</text:span><text:span text:style-name="T1671">♪</text:span><text:span text:style-name="T1672"><text:s/>See ya next time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modern" style:font-pitch="fixed" svg:panose-1="2 2 6 9 4 2 5 8 3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Mangal" svg:font-family="Mangal" style:font-family-generic="roman" style:font-pitch="variable" svg:panose-1="0 0 4 0 0 0 0 0 0 0"/>
    <style:font-face style:name="American Typewriter" svg:font-family="American Typewriter" style:font-family-generic="modern" style:font-pitch="variable"/>
    <style:font-face style:name="Yu Mincho" svg:font-family="Yu Mincho" style:font-family-generic="roman" style:font-pitch="variable" svg:panose-1="2 2 4 0 0 0 0 0 0 0"/>
    <style:font-face style:name="DengXian" svg:font-family="DengXian" style:font-family-generic="system" style:font-pitch="variable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MS Mincho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Car.predefinitoparagrafo">
      <style:text-properties style:font-name-complex="Mangal" style:font-size-complex="10.5pt"/>
    </style:style>
    <style:style style:name="FooterChar" style:display-name="Footer Char" style:family="text" style:parent-style-name="Car.predefinitopara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Illidan</meta:initial-creator>
    <dc:creator>Illidan</dc:creator>
    <meta:creation-date>2021-02-23T09:26:00Z</meta:creation-date>
    <dc:date>2021-02-23T23:44:00Z</dc:date>
    <meta:template xlink:href="Normal" xlink:type="simple"/>
    <meta:editing-cycles>5</meta:editing-cycles>
    <meta:editing-duration>PT7140S</meta:editing-duration>
    <meta:document-statistic meta:page-count="19" meta:paragraph-count="29" meta:word-count="2226" meta:character-count="14887" meta:row-count="105" meta:non-whitespace-character-count="12690"/>
  </office:meta>
</office:document-meta>
</file>